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20pt" fo:font-style="italic" fo:font-weight="bold" officeooo:rsid="00155bbe" officeooo:paragraph-rsid="001ac2a2" style:font-size-asian="20pt" style:font-style-asian="italic" style:font-weight-asian="bold" style:font-size-complex="20pt" style:font-style-complex="italic" style:font-weight-complex="bold"/>
    </style:style>
    <style:style style:name="P2" style:family="paragraph" style:parent-style-name="Standard">
      <style:paragraph-properties fo:text-align="justify" style:justify-single-word="false"/>
      <style:text-properties style:font-name="Liberation Serif" fo:font-size="20pt" fo:font-style="italic" fo:font-weight="bold" officeooo:rsid="00155bbe" officeooo:paragraph-rsid="001ac2a2" style:font-size-asian="20pt" style:font-style-asian="italic" style:font-weight-asian="bold" style:font-size-complex="20pt" style:font-style-complex="italic" style:font-weight-complex="bold"/>
    </style:style>
    <style:style style:name="P3" style:family="paragraph" style:parent-style-name="Standard">
      <style:text-properties style:font-name="Liberation Serif" fo:font-size="20pt" fo:font-style="italic" fo:font-weight="bold" officeooo:rsid="00155bbe" officeooo:paragraph-rsid="012a5b22" style:font-size-asian="20pt" style:font-style-asian="italic" style:font-weight-asian="bold" style:font-size-complex="20pt" style:font-style-complex="italic" style:font-weight-complex="bold"/>
    </style:style>
    <style:style style:name="P4" style:family="paragraph" style:parent-style-name="Standard">
      <style:text-properties style:font-name="Liberation Serif" fo:font-size="20pt" fo:font-style="italic" fo:font-weight="bold" officeooo:rsid="00155bbe" officeooo:paragraph-rsid="021e5f50" style:font-size-asian="20pt" style:font-style-asian="italic" style:font-weight-asian="bold" style:font-size-complex="20pt" style:font-style-complex="italic" style:font-weight-complex="bold"/>
    </style:style>
    <style:style style:name="P5" style:family="paragraph" style:parent-style-name="Standard">
      <style:text-properties style:font-name="Liberation Serif" fo:font-size="20pt" fo:font-style="italic" fo:font-weight="bold" officeooo:rsid="00155bbe" officeooo:paragraph-rsid="02c604ed" style:font-size-asian="20pt" style:font-style-asian="italic" style:font-weight-asian="bold" style:font-size-complex="20pt" style:font-style-complex="italic" style:font-weight-complex="bold"/>
    </style:style>
    <style:style style:name="P6" style:family="paragraph" style:parent-style-name="Standard">
      <style:text-properties style:font-name="Liberation Serif" fo:font-size="20pt" fo:font-style="italic" fo:font-weight="bold" officeooo:rsid="001a1a03" officeooo:paragraph-rsid="001ac2a2" style:font-size-asian="20pt" style:font-style-asian="italic" style:font-weight-asian="bold" style:font-size-complex="20pt" style:font-style-complex="italic" style:font-weight-complex="bold"/>
    </style:style>
    <style:style style:name="P7" style:family="paragraph" style:parent-style-name="Standard">
      <style:text-properties style:font-name="Liberation Serif" fo:font-size="20pt" fo:font-style="italic" fo:font-weight="bold" officeooo:rsid="01db7bb1" officeooo:paragraph-rsid="001ac2a2" style:font-size-asian="20pt" style:font-style-asian="italic" style:font-weight-asian="bold" style:font-size-complex="20pt" style:font-style-complex="italic" style:font-weight-complex="bold"/>
    </style:style>
    <style:style style:name="P8" style:family="paragraph" style:parent-style-name="Standard">
      <style:text-properties style:font-name="Liberation Serif" fo:font-size="20pt" fo:font-style="italic" fo:font-weight="bold" officeooo:rsid="01dd84b1" officeooo:paragraph-rsid="001ac2a2" style:font-size-asian="20pt" style:font-style-asian="italic" style:font-weight-asian="bold" style:font-size-complex="20pt" style:font-style-complex="italic" style:font-weight-complex="bold"/>
    </style:style>
    <style:style style:name="P9" style:family="paragraph" style:parent-style-name="Standard">
      <style:text-properties style:font-name="Liberation Serif" fo:font-size="20pt" fo:font-style="italic" fo:font-weight="bold" officeooo:rsid="01e01431" officeooo:paragraph-rsid="001ac2a2" style:font-size-asian="20pt" style:font-style-asian="italic" style:font-weight-asian="bold" style:font-size-complex="20pt" style:font-style-complex="italic" style:font-weight-complex="bold"/>
    </style:style>
    <style:style style:name="P10" style:family="paragraph" style:parent-style-name="Standard">
      <style:text-properties style:font-name="Liberation Serif" fo:font-size="20pt" fo:font-style="italic" fo:font-weight="bold" officeooo:rsid="01e0980d" officeooo:paragraph-rsid="001ac2a2" style:font-size-asian="20pt" style:font-style-asian="italic" style:font-weight-asian="bold" style:font-size-complex="20pt" style:font-style-complex="italic" style:font-weight-complex="bold"/>
    </style:style>
    <style:style style:name="P11" style:family="paragraph" style:parent-style-name="Standard">
      <style:text-properties style:font-name="Liberation Serif" fo:font-size="20pt" fo:font-style="italic" fo:font-weight="bold" officeooo:rsid="01ed1f5b" officeooo:paragraph-rsid="001ac2a2" style:font-size-asian="20pt" style:font-style-asian="italic" style:font-weight-asian="bold" style:font-size-complex="20pt" style:font-style-complex="italic" style:font-weight-complex="bold"/>
    </style:style>
    <style:style style:name="P12" style:family="paragraph" style:parent-style-name="Standard">
      <style:text-properties style:font-name="Liberation Serif" fo:font-size="20pt" fo:font-style="italic" fo:font-weight="bold" officeooo:rsid="01ef4079" officeooo:paragraph-rsid="001ac2a2" style:font-size-asian="20pt" style:font-style-asian="italic" style:font-weight-asian="bold" style:font-size-complex="20pt" style:font-style-complex="italic" style:font-weight-complex="bold"/>
    </style:style>
    <style:style style:name="P13" style:family="paragraph" style:parent-style-name="Standard">
      <style:text-properties style:font-name="Liberation Serif" fo:font-size="20pt" fo:font-style="italic" fo:font-weight="bold" officeooo:rsid="01f134bf" officeooo:paragraph-rsid="001ac2a2" style:font-size-asian="20pt" style:font-style-asian="italic" style:font-weight-asian="bold" style:font-size-complex="20pt" style:font-style-complex="italic" style:font-weight-complex="bold"/>
    </style:style>
    <style:style style:name="P14" style:family="paragraph" style:parent-style-name="Standard">
      <style:text-properties style:font-name="Liberation Serif" fo:font-size="20pt" fo:font-style="italic" fo:font-weight="bold" officeooo:rsid="0081c800" officeooo:paragraph-rsid="0081c800" style:font-size-asian="20pt" style:font-style-asian="italic" style:font-weight-asian="bold" style:font-size-complex="20pt" style:font-style-complex="italic" style:font-weight-complex="bold"/>
    </style:style>
    <style:style style:name="P15" style:family="paragraph" style:parent-style-name="Standard">
      <style:text-properties style:font-name="Liberation Serif" fo:font-size="20pt" fo:font-style="italic" fo:font-weight="bold" officeooo:rsid="01f2afbf" officeooo:paragraph-rsid="001ac2a2" style:font-size-asian="20pt" style:font-style-asian="italic" style:font-weight-asian="bold" style:font-size-complex="20pt" style:font-style-complex="italic" style:font-weight-complex="bold"/>
    </style:style>
    <style:style style:name="P16" style:family="paragraph" style:parent-style-name="Standard">
      <style:text-properties style:font-name="Liberation Serif" fo:font-size="20pt" fo:font-style="italic" fo:font-weight="bold" officeooo:rsid="01f2afbf" officeooo:paragraph-rsid="00841297" style:font-size-asian="20pt" style:font-style-asian="italic" style:font-weight-asian="bold" style:font-size-complex="20pt" style:font-style-complex="italic" style:font-weight-complex="bold"/>
    </style:style>
    <style:style style:name="P17" style:family="paragraph" style:parent-style-name="Standard">
      <style:text-properties style:font-name="Liberation Serif" fo:font-size="20pt" fo:font-style="italic" fo:font-weight="bold" officeooo:rsid="00841297" officeooo:paragraph-rsid="00841297" style:font-size-asian="20pt" style:font-style-asian="italic" style:font-weight-asian="bold" style:font-size-complex="20pt" style:font-style-complex="italic" style:font-weight-complex="bold"/>
    </style:style>
    <style:style style:name="P18" style:family="paragraph" style:parent-style-name="Standard">
      <style:text-properties style:font-name="Liberation Serif" fo:font-size="20pt" fo:font-style="italic" fo:font-weight="bold" officeooo:rsid="01f63fd7" officeooo:paragraph-rsid="0150b43b" style:font-size-asian="20pt" style:font-style-asian="italic" style:font-weight-asian="bold" style:font-size-complex="20pt" style:font-style-complex="italic" style:font-weight-complex="bold"/>
    </style:style>
    <style:style style:name="P19" style:family="paragraph" style:parent-style-name="Standard">
      <style:text-properties style:font-name="Liberation Serif" fo:font-size="20pt" fo:font-style="italic" fo:font-weight="bold" officeooo:rsid="01f6aa6e" officeooo:paragraph-rsid="0150b43b" style:font-size-asian="20pt" style:font-style-asian="italic" style:font-weight-asian="bold" style:font-size-complex="20pt" style:font-style-complex="italic" style:font-weight-complex="bold"/>
    </style:style>
    <style:style style:name="P20" style:family="paragraph" style:parent-style-name="Standard">
      <style:text-properties style:font-name="Liberation Serif" fo:font-size="20pt" fo:font-style="italic" fo:font-weight="bold" officeooo:rsid="023656c0" officeooo:paragraph-rsid="001ac2a2" style:font-size-asian="20pt" style:font-style-asian="italic" style:font-weight-asian="bold" style:font-size-complex="20pt" style:font-style-complex="italic" style:font-weight-complex="bold"/>
    </style:style>
    <style:style style:name="P21" style:family="paragraph" style:parent-style-name="Standard">
      <style:text-properties style:font-name="Liberation Serif" fo:font-size="20pt" fo:font-style="italic" fo:font-weight="bold" officeooo:rsid="023e07b0" officeooo:paragraph-rsid="001ac2a2" style:font-size-asian="20pt" style:font-style-asian="italic" style:font-weight-asian="bold" style:font-size-complex="20pt" style:font-style-complex="italic" style:font-weight-complex="bold"/>
    </style:style>
    <style:style style:name="P22" style:family="paragraph" style:parent-style-name="Standard">
      <style:text-properties style:font-name="Liberation Serif" fo:font-size="20pt" fo:font-style="italic" fo:font-weight="bold" officeooo:rsid="024a8900" officeooo:paragraph-rsid="001ac2a2" style:font-size-asian="20pt" style:font-style-asian="italic" style:font-weight-asian="bold" style:font-size-complex="20pt" style:font-style-complex="italic" style:font-weight-complex="bold"/>
    </style:style>
    <style:style style:name="P23" style:family="paragraph" style:parent-style-name="Standard">
      <style:text-properties style:font-name="Liberation Serif" fo:font-size="20pt" fo:font-style="italic" fo:font-weight="bold" officeooo:rsid="024e2f2d" officeooo:paragraph-rsid="001ac2a2" style:font-size-asian="20pt" style:font-style-asian="italic" style:font-weight-asian="bold" style:font-size-complex="20pt" style:font-style-complex="italic" style:font-weight-complex="bold"/>
    </style:style>
    <style:style style:name="P24" style:family="paragraph" style:parent-style-name="Standard">
      <style:text-properties style:font-name="Liberation Serif" fo:font-size="20pt" fo:font-style="italic" fo:font-weight="bold" officeooo:rsid="02521488" officeooo:paragraph-rsid="001ac2a2" style:font-size-asian="20pt" style:font-style-asian="italic" style:font-weight-asian="bold" style:font-size-complex="20pt" style:font-style-complex="italic" style:font-weight-complex="bold"/>
    </style:style>
    <style:style style:name="P25" style:family="paragraph" style:parent-style-name="Standard">
      <style:text-properties style:font-name="Liberation Serif" fo:font-size="20pt" fo:font-style="italic" fo:font-weight="bold" officeooo:rsid="02525b90" officeooo:paragraph-rsid="001ac2a2" style:font-size-asian="20pt" style:font-style-asian="italic" style:font-weight-asian="bold" style:font-size-complex="20pt" style:font-style-complex="italic" style:font-weight-complex="bold"/>
    </style:style>
    <style:style style:name="P26" style:family="paragraph" style:parent-style-name="Standard">
      <style:text-properties style:font-name="Liberation Serif" fo:font-size="20pt" fo:font-style="italic" fo:font-weight="bold" officeooo:rsid="010b1848" officeooo:paragraph-rsid="010b1848" style:font-size-asian="20pt" style:font-style-asian="italic" style:font-weight-asian="bold" style:font-size-complex="20pt" style:font-style-complex="italic" style:font-weight-complex="bold"/>
    </style:style>
    <style:style style:name="P27" style:family="paragraph" style:parent-style-name="Standard">
      <style:text-properties style:font-name="Liberation Serif" fo:font-size="20pt" fo:font-style="italic" fo:font-weight="bold" officeooo:rsid="0023518f" officeooo:paragraph-rsid="001ac2a2" style:font-size-asian="20pt" style:font-style-asian="italic" style:font-weight-asian="bold" style:font-size-complex="20pt" style:font-style-complex="italic" style:font-weight-complex="bold"/>
    </style:style>
    <style:style style:name="P28" style:family="paragraph" style:parent-style-name="Standard">
      <style:text-properties style:font-name="Liberation Serif" fo:font-size="20pt" fo:font-style="italic" fo:font-weight="bold" officeooo:rsid="029995d5" officeooo:paragraph-rsid="001ac2a2" style:font-size-asian="20pt" style:font-style-asian="italic" style:font-weight-asian="bold" style:font-size-complex="20pt" style:font-style-complex="italic" style:font-weight-complex="bold"/>
    </style:style>
    <style:style style:name="P29" style:family="paragraph" style:parent-style-name="Standard">
      <style:text-properties style:font-name="Liberation Serif" fo:font-size="20pt" fo:font-style="italic" fo:font-weight="bold" officeooo:rsid="02a657c0" officeooo:paragraph-rsid="001ac2a2" style:font-size-asian="20pt" style:font-style-asian="italic" style:font-weight-asian="bold" style:font-size-complex="20pt" style:font-style-complex="italic" style:font-weight-complex="bold"/>
    </style:style>
    <style:style style:name="P30" style:family="paragraph" style:parent-style-name="Standard">
      <style:text-properties style:font-name="Liberation Serif" fo:font-size="20pt" fo:font-style="italic" fo:font-weight="bold" officeooo:rsid="02a7cbcf" officeooo:paragraph-rsid="001ac2a2" style:font-size-asian="20pt" style:font-style-asian="italic" style:font-weight-asian="bold" style:font-size-complex="20pt" style:font-style-complex="italic" style:font-weight-complex="bold"/>
    </style:style>
    <style:style style:name="P31" style:family="paragraph" style:parent-style-name="Standard">
      <style:text-properties style:font-name="Liberation Serif" fo:font-size="20pt" fo:font-style="italic" fo:font-weight="bold" officeooo:rsid="02c02300" officeooo:paragraph-rsid="001ac2a2" style:font-size-asian="20pt" style:font-style-asian="italic" style:font-weight-asian="bold" style:font-size-complex="20pt" style:font-style-complex="italic" style:font-weight-complex="bold"/>
    </style:style>
    <style:style style:name="P32" style:family="paragraph" style:parent-style-name="Standard">
      <style:text-properties style:font-name="Liberation Serif" fo:font-size="20pt" fo:font-style="italic" fo:font-weight="bold" officeooo:rsid="02c3c183" officeooo:paragraph-rsid="001ac2a2" style:font-size-asian="20pt" style:font-style-asian="italic" style:font-weight-asian="bold" style:font-size-complex="20pt" style:font-style-complex="italic" style:font-weight-complex="bold"/>
    </style:style>
    <style:style style:name="P33" style:family="paragraph" style:parent-style-name="Standard">
      <style:text-properties style:font-name="Liberation Serif" fo:font-size="20pt" fo:font-style="italic" fo:font-weight="bold" officeooo:rsid="0127552d" officeooo:paragraph-rsid="001ac2a2" style:font-size-asian="20pt" style:font-style-asian="italic" style:font-weight-asian="bold" style:font-size-complex="20pt" style:font-style-complex="italic" style:font-weight-complex="bold"/>
    </style:style>
    <style:style style:name="P34" style:family="paragraph" style:parent-style-name="Standard">
      <style:text-properties style:font-name="Liberation Serif" fo:font-size="20pt" fo:font-style="italic" fo:font-weight="bold" officeooo:rsid="0127afb8" officeooo:paragraph-rsid="001ac2a2" style:font-size-asian="20pt" style:font-style-asian="italic" style:font-weight-asian="bold" style:font-size-complex="20pt" style:font-style-complex="italic" style:font-weight-complex="bold"/>
    </style:style>
    <style:style style:name="P35" style:family="paragraph" style:parent-style-name="Standard">
      <style:text-properties style:font-name="Liberation Serif" fo:font-size="20pt" fo:font-style="italic" fo:font-weight="bold" officeooo:rsid="0129b58e" officeooo:paragraph-rsid="001ac2a2" style:font-size-asian="20pt" style:font-style-asian="italic" style:font-weight-asian="bold" style:font-size-complex="20pt" style:font-style-complex="italic" style:font-weight-complex="bold"/>
    </style:style>
    <style:style style:name="P36" style:family="paragraph" style:parent-style-name="Standard">
      <style:text-properties style:font-name="Liberation Serif" fo:font-size="20pt" fo:font-style="italic" fo:font-weight="bold" officeooo:rsid="0129b84f" officeooo:paragraph-rsid="001ac2a2" style:font-size-asian="20pt" style:font-style-asian="italic" style:font-weight-asian="bold" style:font-size-complex="20pt" style:font-style-complex="italic" style:font-weight-complex="bold"/>
    </style:style>
    <style:style style:name="P37" style:family="paragraph" style:parent-style-name="Standard">
      <style:text-properties style:font-name="Liberation Serif" fo:font-size="20pt" fo:font-style="italic" fo:font-weight="bold" officeooo:rsid="012a0212" officeooo:paragraph-rsid="001ac2a2" style:font-size-asian="20pt" style:font-style-asian="italic" style:font-weight-asian="bold" style:font-size-complex="20pt" style:font-style-complex="italic" style:font-weight-complex="bold"/>
    </style:style>
    <style:style style:name="P38" style:family="paragraph" style:parent-style-name="Standard">
      <style:text-properties style:font-name="Liberation Serif" fo:font-size="20pt" fo:font-style="italic" fo:font-weight="bold" officeooo:rsid="013a3668" officeooo:paragraph-rsid="001ac2a2" style:font-size-asian="20pt" style:font-style-asian="italic" style:font-weight-asian="bold" style:font-size-complex="20pt" style:font-style-complex="italic" style:font-weight-complex="bold"/>
    </style:style>
    <style:style style:name="P39" style:family="paragraph" style:parent-style-name="Standard">
      <style:text-properties style:font-name="Liberation Serif" fo:font-size="20pt" fo:font-style="italic" fo:font-weight="bold" officeooo:rsid="01939070" officeooo:paragraph-rsid="001ac2a2" style:font-size-asian="20pt" style:font-style-asian="italic" style:font-weight-asian="bold" style:font-size-complex="20pt" style:font-style-complex="italic" style:font-weight-complex="bold"/>
    </style:style>
    <style:style style:name="P40" style:family="paragraph" style:parent-style-name="Standard">
      <style:text-properties style:font-name="Liberation Serif" fo:font-size="20pt" fo:font-style="italic" fo:font-weight="bold" officeooo:rsid="019538b1" officeooo:paragraph-rsid="001ac2a2" style:font-size-asian="20pt" style:font-style-asian="italic" style:font-weight-asian="bold" style:font-size-complex="20pt" style:font-style-complex="italic" style:font-weight-complex="bold"/>
    </style:style>
    <style:style style:name="P41" style:family="paragraph" style:parent-style-name="Standard">
      <style:text-properties style:font-name="Liberation Serif" fo:font-size="20pt" fo:font-style="italic" fo:font-weight="bold" officeooo:rsid="019a6eae" officeooo:paragraph-rsid="001ac2a2" style:font-size-asian="20pt" style:font-style-asian="italic" style:font-weight-asian="bold" style:font-size-complex="20pt" style:font-style-complex="italic" style:font-weight-complex="bold"/>
    </style:style>
    <style:style style:name="P42" style:family="paragraph" style:parent-style-name="Standard">
      <style:text-properties style:font-name="Liberation Serif" fo:font-size="20pt" fo:font-style="italic" fo:font-weight="bold" officeooo:rsid="019ab12f" officeooo:paragraph-rsid="001ac2a2" style:font-size-asian="20pt" style:font-style-asian="italic" style:font-weight-asian="bold" style:font-size-complex="20pt" style:font-style-complex="italic" style:font-weight-complex="bold"/>
    </style:style>
    <style:style style:name="P43" style:family="paragraph" style:parent-style-name="Standard">
      <style:text-properties style:font-name="Liberation Serif" fo:font-size="20pt" fo:font-style="italic" fo:font-weight="bold" officeooo:rsid="01329191" officeooo:paragraph-rsid="001ac2a2" style:font-size-asian="20pt" style:font-style-asian="italic" style:font-weight-asian="bold" style:font-size-complex="20pt" style:font-style-complex="italic" style:font-weight-complex="bold"/>
    </style:style>
    <style:style style:name="P44" style:family="paragraph" style:parent-style-name="Standard">
      <style:text-properties style:font-name="Liberation Serif" fo:font-size="20pt" fo:font-style="italic" fo:font-weight="bold" officeooo:rsid="0135764d" officeooo:paragraph-rsid="001ac2a2" style:font-size-asian="20pt" style:font-style-asian="italic" style:font-weight-asian="bold" style:font-size-complex="20pt" style:font-style-complex="italic" style:font-weight-complex="bold"/>
    </style:style>
    <style:style style:name="P45" style:family="paragraph" style:parent-style-name="Standard">
      <style:text-properties style:font-name="Liberation Serif" fo:font-size="20pt" fo:font-style="italic" fo:font-weight="bold" officeooo:rsid="01518cee" officeooo:paragraph-rsid="001ac2a2" style:font-size-asian="20pt" style:font-style-asian="italic" style:font-weight-asian="bold" style:font-size-complex="20pt" style:font-style-complex="italic" style:font-weight-complex="bold"/>
    </style:style>
    <style:style style:name="P46" style:family="paragraph" style:parent-style-name="Standard">
      <style:text-properties style:font-name="Liberation Serif" fo:font-size="20pt" fo:font-style="italic" fo:font-weight="bold" officeooo:rsid="00787935" officeooo:paragraph-rsid="001ac2a2" style:font-size-asian="20pt" style:font-style-asian="italic" style:font-weight-asian="bold" style:font-size-complex="20pt" style:font-style-complex="italic" style:font-weight-complex="bold"/>
    </style:style>
    <style:style style:name="P47" style:family="paragraph" style:parent-style-name="Standard">
      <style:text-properties style:font-name="Liberation Serif" fo:font-size="20pt" fo:font-style="italic" fo:font-weight="bold" officeooo:rsid="007e7a82" officeooo:paragraph-rsid="001ac2a2" style:font-size-asian="20pt" style:font-style-asian="italic" style:font-weight-asian="bold" style:font-size-complex="20pt" style:font-style-complex="italic" style:font-weight-complex="bold"/>
    </style:style>
    <style:style style:name="P48" style:family="paragraph" style:parent-style-name="Standard">
      <style:text-properties style:font-name="Liberation Serif" fo:font-size="20pt" fo:font-style="italic" fo:font-weight="bold" officeooo:rsid="009a4101" officeooo:paragraph-rsid="001ac2a2" style:font-size-asian="20pt" style:font-style-asian="italic" style:font-weight-asian="bold" style:font-size-complex="20pt" style:font-style-complex="italic" style:font-weight-complex="bold"/>
    </style:style>
    <style:style style:name="P49" style:family="paragraph" style:parent-style-name="Standard">
      <style:text-properties style:font-name="Liberation Serif" fo:font-size="20pt" fo:font-style="italic" fo:font-weight="bold" officeooo:rsid="00893bda" officeooo:paragraph-rsid="001ac2a2" style:font-size-asian="20pt" style:font-style-asian="italic" style:font-weight-asian="bold" style:font-size-complex="20pt" style:font-style-complex="italic" style:font-weight-complex="bold"/>
    </style:style>
    <style:style style:name="P50" style:family="paragraph" style:parent-style-name="Standard">
      <style:text-properties style:font-name="Liberation Serif" fo:font-size="20pt" fo:font-style="italic" fo:font-weight="bold" officeooo:rsid="0172ab6b" officeooo:paragraph-rsid="001ac2a2" style:font-size-asian="20pt" style:font-style-asian="italic" style:font-weight-asian="bold" style:font-size-complex="20pt" style:font-style-complex="italic" style:font-weight-complex="bold"/>
    </style:style>
    <style:style style:name="P51" style:family="paragraph" style:parent-style-name="Standard">
      <style:text-properties style:font-name="Liberation Serif" fo:font-size="20pt" fo:font-style="italic" fo:font-weight="bold" officeooo:rsid="005f8930" officeooo:paragraph-rsid="001ac2a2" style:font-size-asian="20pt" style:font-style-asian="italic" style:font-weight-asian="bold" style:font-size-complex="20pt" style:font-style-complex="italic" style:font-weight-complex="bold"/>
    </style:style>
    <style:style style:name="P52" style:family="paragraph" style:parent-style-name="Standard">
      <style:text-properties style:font-name="Liberation Serif" fo:font-size="20pt" fo:font-style="italic" fo:font-weight="bold" officeooo:rsid="00580014" officeooo:paragraph-rsid="00580014" style:font-size-asian="20pt" style:font-style-asian="italic" style:font-weight-asian="bold" style:font-size-complex="20pt" style:font-style-complex="italic" style:font-weight-complex="bold"/>
    </style:style>
    <style:style style:name="P53" style:family="paragraph" style:parent-style-name="Standard">
      <style:text-properties style:font-name="Liberation Serif" fo:font-size="20pt" fo:font-style="italic" fo:font-weight="bold" officeooo:rsid="025235be" officeooo:paragraph-rsid="025235be" style:font-size-asian="20pt" style:font-style-asian="italic" style:font-weight-asian="bold" style:font-size-complex="20pt" style:font-style-complex="italic" style:font-weight-complex="bold"/>
    </style:style>
    <style:style style:name="P54" style:family="paragraph" style:parent-style-name="Standard">
      <style:text-properties style:font-name="Liberation Serif" fo:font-size="20pt" fo:font-style="italic" fo:font-weight="bold" officeooo:rsid="02563125" officeooo:paragraph-rsid="02563125" style:font-size-asian="20pt" style:font-style-asian="italic" style:font-weight-asian="bold" style:font-size-complex="20pt" style:font-style-complex="italic" style:font-weight-complex="bold"/>
    </style:style>
    <style:style style:name="P55" style:family="paragraph" style:parent-style-name="Standard">
      <style:text-properties style:font-name="Liberation Serif" fo:font-size="20pt" fo:font-style="italic" fo:font-weight="bold" officeooo:rsid="02582873" officeooo:paragraph-rsid="02582873" style:font-size-asian="20pt" style:font-style-asian="italic" style:font-weight-asian="bold" style:font-size-complex="20pt" style:font-style-complex="italic" style:font-weight-complex="bold"/>
    </style:style>
    <style:style style:name="P56" style:family="paragraph" style:parent-style-name="Standard">
      <style:text-properties style:font-name="Liberation Serif" fo:font-size="20pt" fo:font-style="italic" fo:font-weight="bold" officeooo:rsid="0259dd70" officeooo:paragraph-rsid="0259dd70" style:font-size-asian="20pt" style:font-style-asian="italic" style:font-weight-asian="bold" style:font-size-complex="20pt" style:font-style-complex="italic" style:font-weight-complex="bold"/>
    </style:style>
    <style:style style:name="P57" style:family="paragraph" style:parent-style-name="Standard">
      <style:text-properties style:font-name="Liberation Serif" fo:font-size="20pt" fo:font-style="italic" fo:font-weight="bold" officeooo:rsid="0264fca6" officeooo:paragraph-rsid="0264fca6" style:font-size-asian="20pt" style:font-style-asian="italic" style:font-weight-asian="bold" style:font-size-complex="20pt" style:font-style-complex="italic" style:font-weight-complex="bold"/>
    </style:style>
    <style:style style:name="P58" style:family="paragraph" style:parent-style-name="Standard">
      <style:text-properties style:font-name="Liberation Serif" fo:font-size="20pt" fo:font-style="italic" fo:font-weight="bold" officeooo:rsid="02657379" officeooo:paragraph-rsid="02657379" style:font-size-asian="20pt" style:font-style-asian="italic" style:font-weight-asian="bold" style:font-size-complex="20pt" style:font-style-complex="italic" style:font-weight-complex="bold"/>
    </style:style>
    <style:style style:name="P59" style:family="paragraph" style:parent-style-name="Standard">
      <style:text-properties style:font-name="Liberation Serif" fo:font-size="20pt" fo:font-style="italic" fo:font-weight="bold" officeooo:rsid="02657379" officeooo:paragraph-rsid="026cdcb2" style:font-size-asian="20pt" style:font-style-asian="italic" style:font-weight-asian="bold" style:font-size-complex="20pt" style:font-style-complex="italic" style:font-weight-complex="bold"/>
    </style:style>
    <style:style style:name="P60" style:family="paragraph" style:parent-style-name="Standard">
      <style:text-properties style:font-name="Liberation Serif" fo:font-size="20pt" fo:font-style="italic" fo:font-weight="bold" officeooo:rsid="026fe85e" officeooo:paragraph-rsid="026fe85e" style:font-size-asian="20pt" style:font-style-asian="italic" style:font-weight-asian="bold" style:font-size-complex="20pt" style:font-style-complex="italic" style:font-weight-complex="bold"/>
    </style:style>
    <style:style style:name="P61" style:family="paragraph" style:parent-style-name="Standard">
      <style:text-properties style:font-name="Liberation Serif" fo:font-size="20pt" fo:font-style="italic" fo:font-weight="bold" officeooo:rsid="02a525d3" officeooo:paragraph-rsid="02a525d3" style:font-size-asian="20pt" style:font-style-asian="italic" style:font-weight-asian="bold" style:font-size-complex="20pt" style:font-style-complex="italic" style:font-weight-complex="bold"/>
    </style:style>
    <style:style style:name="P62" style:family="paragraph" style:parent-style-name="Standard">
      <style:text-properties style:font-name="Liberation Serif" fo:font-size="20pt" fo:font-style="italic" fo:font-weight="bold" officeooo:rsid="02addf53" officeooo:paragraph-rsid="02addf53" style:font-size-asian="20pt" style:font-style-asian="italic" style:font-weight-asian="bold" style:font-size-complex="20pt" style:font-style-complex="italic" style:font-weight-complex="bold"/>
    </style:style>
    <style:style style:name="P63" style:family="paragraph" style:parent-style-name="Standard">
      <style:text-properties style:font-name="Liberation Serif" fo:font-size="20pt" fo:font-style="italic" fo:font-weight="bold" officeooo:rsid="02afdd43" officeooo:paragraph-rsid="02afdd43" style:font-size-asian="20pt" style:font-style-asian="italic" style:font-weight-asian="bold" style:font-size-complex="20pt" style:font-style-complex="italic" style:font-weight-complex="bold"/>
    </style:style>
    <style:style style:name="P64" style:family="paragraph" style:parent-style-name="Standard">
      <style:text-properties style:font-name="Liberation Serif" fo:font-size="20pt" fo:font-style="italic" fo:font-weight="bold" officeooo:rsid="02b0c32a" officeooo:paragraph-rsid="02b0c32a" style:font-size-asian="20pt" style:font-style-asian="italic" style:font-weight-asian="bold" style:font-size-complex="20pt" style:font-style-complex="italic" style:font-weight-complex="bold"/>
    </style:style>
    <style:style style:name="P65" style:family="paragraph" style:parent-style-name="Standard">
      <style:text-properties style:font-name="Liberation Serif" fo:font-size="20pt" fo:font-style="italic" fo:font-weight="bold" officeooo:rsid="02b0e8f0" officeooo:paragraph-rsid="02b0e8f0" style:font-size-asian="20pt" style:font-style-asian="italic" style:font-weight-asian="bold" style:font-size-complex="20pt" style:font-style-complex="italic" style:font-weight-complex="bold"/>
    </style:style>
    <style:style style:name="P66" style:family="paragraph" style:parent-style-name="Standard">
      <style:text-properties style:font-name="Liberation Serif" fo:font-size="20pt" fo:font-style="italic" fo:font-weight="bold" officeooo:rsid="02b7e760" officeooo:paragraph-rsid="02b7e760" style:font-size-asian="20pt" style:font-style-asian="italic" style:font-weight-asian="bold" style:font-size-complex="20pt" style:font-style-complex="italic" style:font-weight-complex="bold"/>
    </style:style>
    <style:style style:name="P67" style:family="paragraph" style:parent-style-name="Standard">
      <style:text-properties style:font-name="Liberation Serif" fo:font-size="20pt" fo:font-style="italic" fo:font-weight="bold" officeooo:rsid="02b9a307" officeooo:paragraph-rsid="02b9a307" style:font-size-asian="20pt" style:font-style-asian="italic" style:font-weight-asian="bold" style:font-size-complex="20pt" style:font-style-complex="italic" style:font-weight-complex="bold"/>
    </style:style>
    <style:style style:name="P68" style:family="paragraph" style:parent-style-name="Standard">
      <style:text-properties style:font-name="Liberation Serif" fo:font-size="20pt" fo:font-style="italic" fo:font-weight="bold" officeooo:rsid="02baf2fa" officeooo:paragraph-rsid="02baf2fa" style:font-size-asian="20pt" style:font-style-asian="italic" style:font-weight-asian="bold" style:font-size-complex="20pt" style:font-style-complex="italic" style:font-weight-complex="bold"/>
    </style:style>
    <style:style style:name="P69" style:family="paragraph" style:parent-style-name="Standard">
      <style:text-properties style:font-name="Liberation Serif" fo:font-size="20pt" fo:font-style="italic" fo:font-weight="bold" officeooo:rsid="02ed8c20" officeooo:paragraph-rsid="02ed8c20" style:font-size-asian="20pt" style:font-style-asian="italic" style:font-weight-asian="bold" style:font-size-complex="20pt" style:font-style-complex="italic" style:font-weight-complex="bold"/>
    </style:style>
    <style:style style:name="P70" style:family="paragraph" style:parent-style-name="Heading_20_1">
      <style:text-properties style:font-name="Liberation Serif" fo:font-style="italic" fo:font-weight="bold" officeooo:paragraph-rsid="023ed132" style:font-style-asian="italic" style:font-weight-asian="bold" style:font-style-complex="italic" style:font-weight-complex="bold"/>
    </style:style>
    <style:style style:name="T1" style:family="text">
      <style:text-properties officeooo:rsid="01a72e8e"/>
    </style:style>
    <style:style style:name="T2" style:family="text">
      <style:text-properties officeooo:rsid="001a1a03"/>
    </style:style>
    <style:style style:name="T3" style:family="text">
      <style:text-properties officeooo:rsid="001be852"/>
    </style:style>
    <style:style style:name="T4" style:family="text">
      <style:text-properties officeooo:rsid="0022b031"/>
    </style:style>
    <style:style style:name="T5" style:family="text">
      <style:text-properties officeooo:rsid="01affeab"/>
    </style:style>
    <style:style style:name="T6" style:family="text">
      <style:text-properties officeooo:rsid="01b03f24"/>
    </style:style>
    <style:style style:name="T7" style:family="text">
      <style:text-properties officeooo:rsid="01cf3d91"/>
    </style:style>
    <style:style style:name="T8" style:family="text">
      <style:text-properties officeooo:rsid="01d430df"/>
    </style:style>
    <style:style style:name="T9" style:family="text">
      <style:text-properties officeooo:rsid="01e854a0"/>
    </style:style>
    <style:style style:name="T10" style:family="text">
      <style:text-properties officeooo:rsid="0022cb5f"/>
    </style:style>
    <style:style style:name="T11" style:family="text">
      <style:text-properties officeooo:rsid="01dd0489"/>
    </style:style>
    <style:style style:name="T12" style:family="text">
      <style:text-properties officeooo:rsid="01e6f8f5"/>
    </style:style>
    <style:style style:name="T13" style:family="text">
      <style:text-properties officeooo:rsid="01de5ba2"/>
    </style:style>
    <style:style style:name="T14" style:family="text">
      <style:text-properties officeooo:rsid="01e01431"/>
    </style:style>
    <style:style style:name="T15" style:family="text">
      <style:text-properties officeooo:rsid="01e0980d"/>
    </style:style>
    <style:style style:name="T16" style:family="text">
      <style:text-properties officeooo:rsid="01ebbdd2"/>
    </style:style>
    <style:style style:name="T17" style:family="text">
      <style:text-properties officeooo:rsid="0238632b"/>
    </style:style>
    <style:style style:name="T18" style:family="text">
      <style:text-properties officeooo:rsid="01ef4079"/>
    </style:style>
    <style:style style:name="T19" style:family="text">
      <style:text-properties officeooo:rsid="0239b9a5"/>
    </style:style>
    <style:style style:name="T20" style:family="text">
      <style:text-properties officeooo:rsid="021fa2a4"/>
    </style:style>
    <style:style style:name="T21" style:family="text">
      <style:text-properties officeooo:rsid="02216638"/>
    </style:style>
    <style:style style:name="T22" style:family="text">
      <style:text-properties officeooo:rsid="0225c0f5"/>
    </style:style>
    <style:style style:name="T23" style:family="text">
      <style:text-properties officeooo:rsid="022305c9"/>
    </style:style>
    <style:style style:name="T24" style:family="text">
      <style:text-properties officeooo:rsid="01f6aa6e"/>
    </style:style>
    <style:style style:name="T25" style:family="text">
      <style:text-properties style:text-position="super 58%" officeooo:rsid="01f6aa6e"/>
    </style:style>
    <style:style style:name="T26" style:family="text">
      <style:text-properties style:text-position="super 58%" officeooo:rsid="0113c9b6"/>
    </style:style>
    <style:style style:name="T27" style:family="text">
      <style:text-properties style:text-position="super 58%" fo:font-size="20pt" officeooo:rsid="0294103b" style:font-size-asian="20pt" style:font-size-complex="20pt"/>
    </style:style>
    <style:style style:name="T28" style:family="text">
      <style:text-properties officeooo:rsid="023b8fb2"/>
    </style:style>
    <style:style style:name="T29" style:family="text">
      <style:text-properties officeooo:rsid="024adf10"/>
    </style:style>
    <style:style style:name="T30" style:family="text">
      <style:text-properties officeooo:rsid="028ace36"/>
    </style:style>
    <style:style style:name="T31" style:family="text">
      <style:text-properties officeooo:rsid="027a57a7"/>
    </style:style>
    <style:style style:name="T32" style:family="text">
      <style:text-properties officeooo:rsid="025a7d0e"/>
    </style:style>
    <style:style style:name="T33" style:family="text">
      <style:text-properties officeooo:rsid="02521488"/>
    </style:style>
    <style:style style:name="T34" style:family="text">
      <style:text-properties officeooo:rsid="02535544"/>
    </style:style>
    <style:style style:name="T35" style:family="text">
      <style:text-properties officeooo:rsid="025685dd"/>
    </style:style>
    <style:style style:name="T36" style:family="text">
      <style:text-properties officeooo:rsid="0262511f"/>
    </style:style>
    <style:style style:name="T37" style:family="text">
      <style:text-properties officeooo:rsid="025f82ab"/>
    </style:style>
    <style:style style:name="T38" style:family="text">
      <style:text-properties officeooo:rsid="025fea7b"/>
    </style:style>
    <style:style style:name="T39" style:family="text">
      <style:text-properties officeooo:rsid="027c7214"/>
    </style:style>
    <style:style style:name="T40" style:family="text">
      <style:text-properties officeooo:rsid="027ed73e"/>
    </style:style>
    <style:style style:name="T41" style:family="text">
      <style:text-properties officeooo:rsid="02855228"/>
    </style:style>
    <style:style style:name="T42" style:family="text">
      <style:text-properties officeooo:rsid="024ecd25"/>
    </style:style>
    <style:style style:name="T43" style:family="text">
      <style:text-properties officeooo:rsid="02870517"/>
    </style:style>
    <style:style style:name="T44" style:family="text">
      <style:text-properties officeooo:rsid="0023bfb6"/>
    </style:style>
    <style:style style:name="T45" style:family="text">
      <style:text-properties officeooo:rsid="0023518f"/>
    </style:style>
    <style:style style:name="T46" style:family="text">
      <style:text-properties officeooo:rsid="0294103b"/>
    </style:style>
    <style:style style:name="T47" style:family="text">
      <style:text-properties officeooo:rsid="00dc3f94"/>
    </style:style>
    <style:style style:name="T48" style:family="text">
      <style:text-properties officeooo:rsid="026a33f9"/>
    </style:style>
    <style:style style:name="T49" style:family="text">
      <style:text-properties officeooo:rsid="029ddda3"/>
    </style:style>
    <style:style style:name="T50" style:family="text">
      <style:text-properties officeooo:rsid="029e44a9"/>
    </style:style>
    <style:style style:name="T51" style:family="text">
      <style:text-properties officeooo:rsid="029ea6b1"/>
    </style:style>
    <style:style style:name="T52" style:family="text">
      <style:text-properties officeooo:rsid="029f1e8d"/>
    </style:style>
    <style:style style:name="T53" style:family="text">
      <style:text-properties officeooo:rsid="00251de1"/>
    </style:style>
    <style:style style:name="T54" style:family="text">
      <style:text-properties officeooo:rsid="02a0d9d2"/>
    </style:style>
    <style:style style:name="T55" style:family="text">
      <style:text-properties officeooo:rsid="02a1f8ef"/>
    </style:style>
    <style:style style:name="T56" style:family="text">
      <style:text-properties officeooo:rsid="026e65cb"/>
    </style:style>
    <style:style style:name="T57" style:family="text">
      <style:text-properties officeooo:rsid="02a35c99"/>
    </style:style>
    <style:style style:name="T58" style:family="text">
      <style:text-properties officeooo:rsid="00259027"/>
    </style:style>
    <style:style style:name="T59" style:family="text">
      <style:text-properties officeooo:rsid="02a63012"/>
    </style:style>
    <style:style style:name="T60" style:family="text">
      <style:text-properties officeooo:rsid="02a943b0"/>
    </style:style>
    <style:style style:name="T61" style:family="text">
      <style:text-properties officeooo:rsid="02b4293d"/>
    </style:style>
    <style:style style:name="T62" style:family="text">
      <style:text-properties officeooo:rsid="02c1d4af"/>
    </style:style>
    <style:style style:name="T63" style:family="text">
      <style:text-properties officeooo:rsid="0025ba84"/>
    </style:style>
    <style:style style:name="T64" style:family="text">
      <style:text-properties officeooo:rsid="026f39fd"/>
    </style:style>
    <style:style style:name="T65" style:family="text">
      <style:text-properties officeooo:rsid="00274582"/>
    </style:style>
    <style:style style:name="T66" style:family="text">
      <style:text-properties officeooo:rsid="0027ff47"/>
    </style:style>
    <style:style style:name="T67" style:family="text">
      <style:text-properties officeooo:rsid="00295a97"/>
    </style:style>
    <style:style style:name="T68" style:family="text">
      <style:text-properties officeooo:rsid="002c4350"/>
    </style:style>
    <style:style style:name="T69" style:family="text">
      <style:text-properties officeooo:rsid="002d97ed"/>
    </style:style>
    <style:style style:name="T70" style:family="text">
      <style:text-properties officeooo:rsid="002f5c89"/>
    </style:style>
    <style:style style:name="T71" style:family="text">
      <style:text-properties officeooo:rsid="0030d9a6"/>
    </style:style>
    <style:style style:name="T72" style:family="text">
      <style:text-properties officeooo:rsid="003276bd"/>
    </style:style>
    <style:style style:name="T73" style:family="text">
      <style:text-properties officeooo:rsid="0033a9cc"/>
    </style:style>
    <style:style style:name="T74" style:family="text">
      <style:text-properties officeooo:rsid="00355467"/>
    </style:style>
    <style:style style:name="T75" style:family="text">
      <style:text-properties officeooo:rsid="00361a26"/>
    </style:style>
    <style:style style:name="T76" style:family="text">
      <style:text-properties officeooo:rsid="00e262ab"/>
    </style:style>
    <style:style style:name="T77" style:family="text">
      <style:text-properties officeooo:rsid="00e2d9c6"/>
    </style:style>
    <style:style style:name="T78" style:family="text">
      <style:text-properties officeooo:rsid="00e7368f"/>
    </style:style>
    <style:style style:name="T79" style:family="text">
      <style:text-properties officeooo:rsid="00e7e458"/>
    </style:style>
    <style:style style:name="T80" style:family="text">
      <style:text-properties officeooo:rsid="0036442a"/>
    </style:style>
    <style:style style:name="T81" style:family="text">
      <style:text-properties officeooo:rsid="003a32d6"/>
    </style:style>
    <style:style style:name="T82" style:family="text">
      <style:text-properties officeooo:rsid="003c2544"/>
    </style:style>
    <style:style style:name="T83" style:family="text">
      <style:text-properties officeooo:rsid="003f56cf"/>
    </style:style>
    <style:style style:name="T84" style:family="text">
      <style:text-properties officeooo:rsid="00430ca2"/>
    </style:style>
    <style:style style:name="T85" style:family="text">
      <style:text-properties officeooo:rsid="00448675"/>
    </style:style>
    <style:style style:name="T86" style:family="text">
      <style:text-properties officeooo:rsid="0046700c"/>
    </style:style>
    <style:style style:name="T87" style:family="text">
      <style:text-properties officeooo:rsid="00471d93"/>
    </style:style>
    <style:style style:name="T88" style:family="text">
      <style:text-properties officeooo:rsid="0047e72f"/>
    </style:style>
    <style:style style:name="T89" style:family="text">
      <style:text-properties officeooo:rsid="00eafc9e"/>
    </style:style>
    <style:style style:name="T90" style:family="text">
      <style:text-properties officeooo:rsid="00ec7202"/>
    </style:style>
    <style:style style:name="T91" style:family="text">
      <style:text-properties officeooo:rsid="00ec8cc8"/>
    </style:style>
    <style:style style:name="T92" style:family="text">
      <style:text-properties officeooo:rsid="00f12b47"/>
    </style:style>
    <style:style style:name="T93" style:family="text">
      <style:text-properties officeooo:rsid="00f25d5a"/>
    </style:style>
    <style:style style:name="T94" style:family="text">
      <style:text-properties officeooo:rsid="00f5f11d"/>
    </style:style>
    <style:style style:name="T95" style:family="text">
      <style:text-properties officeooo:rsid="00f773b5"/>
    </style:style>
    <style:style style:name="T96" style:family="text">
      <style:text-properties officeooo:rsid="00f8c912"/>
    </style:style>
    <style:style style:name="T97" style:family="text">
      <style:text-properties officeooo:rsid="00f8e336"/>
    </style:style>
    <style:style style:name="T98" style:family="text">
      <style:text-properties officeooo:rsid="00fbc197"/>
    </style:style>
    <style:style style:name="T99" style:family="text">
      <style:text-properties officeooo:rsid="00fd5da7"/>
    </style:style>
    <style:style style:name="T100" style:family="text">
      <style:text-properties officeooo:rsid="00fde1a9"/>
    </style:style>
    <style:style style:name="T101" style:family="text">
      <style:text-properties officeooo:rsid="00fdf15f"/>
    </style:style>
    <style:style style:name="T102" style:family="text">
      <style:text-properties officeooo:rsid="0100405c"/>
    </style:style>
    <style:style style:name="T103" style:family="text">
      <style:text-properties officeooo:rsid="0100f38c"/>
    </style:style>
    <style:style style:name="T104" style:family="text">
      <style:text-properties officeooo:rsid="010306fb"/>
    </style:style>
    <style:style style:name="T105" style:family="text">
      <style:text-properties officeooo:rsid="0108eba1"/>
    </style:style>
    <style:style style:name="T106" style:family="text">
      <style:text-properties officeooo:rsid="010a6f7b"/>
    </style:style>
    <style:style style:name="T107" style:family="text">
      <style:text-properties officeooo:rsid="010bfb61"/>
    </style:style>
    <style:style style:name="T108" style:family="text">
      <style:text-properties officeooo:rsid="010f8c04"/>
    </style:style>
    <style:style style:name="T109" style:family="text">
      <style:text-properties officeooo:rsid="0113c9b6"/>
    </style:style>
    <style:style style:name="T110" style:family="text">
      <style:text-properties officeooo:rsid="011414f1"/>
    </style:style>
    <style:style style:name="T111" style:family="text">
      <style:text-properties officeooo:rsid="01151ae6"/>
    </style:style>
    <style:style style:name="T112" style:family="text">
      <style:text-properties officeooo:rsid="0115e86a"/>
    </style:style>
    <style:style style:name="T113" style:family="text">
      <style:text-properties officeooo:rsid="01880800"/>
    </style:style>
    <style:style style:name="T114" style:family="text">
      <style:text-properties officeooo:rsid="01893e47"/>
    </style:style>
    <style:style style:name="T115" style:family="text">
      <style:text-properties officeooo:rsid="0127afb8"/>
    </style:style>
    <style:style style:name="T116" style:family="text">
      <style:text-properties officeooo:rsid="0128ef6b"/>
    </style:style>
    <style:style style:name="T117" style:family="text">
      <style:text-properties officeooo:rsid="0129b58e"/>
    </style:style>
    <style:style style:name="T118" style:family="text">
      <style:text-properties officeooo:rsid="0129b84f"/>
    </style:style>
    <style:style style:name="T119" style:family="text">
      <style:text-properties officeooo:rsid="018fbd18"/>
    </style:style>
    <style:style style:name="T120" style:family="text">
      <style:text-properties officeooo:rsid="0190e8e0"/>
    </style:style>
    <style:style style:name="T121" style:family="text">
      <style:text-properties officeooo:rsid="01910f31"/>
    </style:style>
    <style:style style:name="T122" style:family="text">
      <style:text-properties officeooo:rsid="0192929f"/>
    </style:style>
    <style:style style:name="T123" style:family="text">
      <style:text-properties officeooo:rsid="019314ca"/>
    </style:style>
    <style:style style:name="T124" style:family="text">
      <style:text-properties officeooo:rsid="012a0212"/>
    </style:style>
    <style:style style:name="T125" style:family="text">
      <style:text-properties officeooo:rsid="013e74fd"/>
    </style:style>
    <style:style style:name="T126" style:family="text">
      <style:text-properties officeooo:rsid="019538b1"/>
    </style:style>
    <style:style style:name="T127" style:family="text">
      <style:text-properties officeooo:rsid="0196eb4c"/>
    </style:style>
    <style:style style:name="T128" style:family="text">
      <style:text-properties officeooo:rsid="019613e9"/>
    </style:style>
    <style:style style:name="T129" style:family="text">
      <style:text-properties officeooo:rsid="019ab12f"/>
    </style:style>
    <style:style style:name="T130" style:family="text">
      <style:text-properties officeooo:rsid="012df590"/>
    </style:style>
    <style:style style:name="T131" style:family="text">
      <style:text-properties officeooo:rsid="0130ffbd"/>
    </style:style>
    <style:style style:name="T132" style:family="text">
      <style:text-properties officeooo:rsid="01434c54"/>
    </style:style>
    <style:style style:name="T133" style:family="text">
      <style:text-properties officeooo:rsid="01448333"/>
    </style:style>
    <style:style style:name="T134" style:family="text">
      <style:text-properties officeooo:rsid="0135764d"/>
    </style:style>
    <style:style style:name="T135" style:family="text">
      <style:text-properties officeooo:rsid="01385285"/>
    </style:style>
    <style:style style:name="T136" style:family="text">
      <style:text-properties officeooo:rsid="01370673"/>
    </style:style>
    <style:style style:name="T137" style:family="text">
      <style:text-properties officeooo:rsid="00155bbe"/>
    </style:style>
    <style:style style:name="T138" style:family="text">
      <style:text-properties officeooo:rsid="0149e651"/>
    </style:style>
    <style:style style:name="T139" style:family="text">
      <style:text-properties officeooo:rsid="014aab54"/>
    </style:style>
    <style:style style:name="T140" style:family="text">
      <style:text-properties officeooo:rsid="015062b6"/>
    </style:style>
    <style:style style:name="T141" style:family="text">
      <style:text-properties officeooo:rsid="014d0fe7"/>
    </style:style>
    <style:style style:name="T142" style:family="text">
      <style:text-properties officeooo:rsid="014f4785"/>
    </style:style>
    <style:style style:name="T143" style:family="text">
      <style:text-properties officeooo:rsid="01538a98"/>
    </style:style>
    <style:style style:name="T144" style:family="text">
      <style:text-properties officeooo:rsid="0155fa9a"/>
    </style:style>
    <style:style style:name="T145" style:family="text">
      <style:text-properties officeooo:rsid="01581e19"/>
    </style:style>
    <style:style style:name="T146" style:family="text">
      <style:text-properties officeooo:rsid="015b5c94"/>
    </style:style>
    <style:style style:name="T147" style:family="text">
      <style:text-properties officeooo:rsid="00c015a6"/>
    </style:style>
    <style:style style:name="T148" style:family="text">
      <style:text-properties officeooo:rsid="00c126be"/>
    </style:style>
    <style:style style:name="T149" style:family="text">
      <style:text-properties officeooo:rsid="004b4496"/>
    </style:style>
    <style:style style:name="T150" style:family="text">
      <style:text-properties officeooo:rsid="0160d420"/>
    </style:style>
    <style:style style:name="T151" style:family="text">
      <style:text-properties officeooo:rsid="0160f8c7"/>
    </style:style>
    <style:style style:name="T152" style:family="text">
      <style:text-properties officeooo:rsid="0163a5c7"/>
    </style:style>
    <style:style style:name="T153" style:family="text">
      <style:text-properties officeooo:rsid="01647731"/>
    </style:style>
    <style:style style:name="T154" style:family="text">
      <style:text-properties officeooo:rsid="00c6eb78"/>
    </style:style>
    <style:style style:name="T155" style:family="text">
      <style:text-properties officeooo:rsid="00c8b5cd"/>
    </style:style>
    <style:style style:name="T156" style:family="text">
      <style:text-properties officeooo:rsid="00cbda2e"/>
    </style:style>
    <style:style style:name="T157" style:family="text">
      <style:text-properties officeooo:rsid="00ce079c"/>
    </style:style>
    <style:style style:name="T158" style:family="text">
      <style:text-properties officeooo:rsid="00d0eced"/>
    </style:style>
    <style:style style:name="T159" style:family="text">
      <style:text-properties officeooo:rsid="016a661d"/>
    </style:style>
    <style:style style:name="T160" style:family="text">
      <style:text-properties officeooo:rsid="004bba89"/>
    </style:style>
    <style:style style:name="T161" style:family="text">
      <style:text-properties officeooo:rsid="0073d61a"/>
    </style:style>
    <style:style style:name="T162" style:family="text">
      <style:text-properties officeooo:rsid="00d2e252"/>
    </style:style>
    <style:style style:name="T163" style:family="text">
      <style:text-properties officeooo:rsid="004cea01"/>
    </style:style>
    <style:style style:name="T164" style:family="text">
      <style:text-properties officeooo:rsid="00d2e766"/>
    </style:style>
    <style:style style:name="T165" style:family="text">
      <style:text-properties officeooo:rsid="00d36574"/>
    </style:style>
    <style:style style:name="T166" style:family="text">
      <style:text-properties officeooo:rsid="0075c650"/>
    </style:style>
    <style:style style:name="T167" style:family="text">
      <style:text-properties officeooo:rsid="004db410"/>
    </style:style>
    <style:style style:name="T168" style:family="text">
      <style:text-properties officeooo:rsid="0078bb91"/>
    </style:style>
    <style:style style:name="T169" style:family="text">
      <style:text-properties officeooo:rsid="00d71d82"/>
    </style:style>
    <style:style style:name="T170" style:family="text">
      <style:text-properties officeooo:rsid="007b4b80"/>
    </style:style>
    <style:style style:name="T171" style:family="text">
      <style:text-properties officeooo:rsid="016da78a"/>
    </style:style>
    <style:style style:name="T172" style:family="text">
      <style:text-properties officeooo:rsid="0083b9c6"/>
    </style:style>
    <style:style style:name="T173" style:family="text">
      <style:text-properties officeooo:rsid="009e1e89"/>
    </style:style>
    <style:style style:name="T174" style:family="text">
      <style:text-properties officeooo:rsid="016fce3e"/>
    </style:style>
    <style:style style:name="T175" style:family="text">
      <style:text-properties officeooo:rsid="009bb442"/>
    </style:style>
    <style:style style:name="T176" style:family="text">
      <style:text-properties officeooo:rsid="0170c21a"/>
    </style:style>
    <style:style style:name="T177" style:family="text">
      <style:text-properties officeooo:rsid="005fb24e"/>
    </style:style>
    <style:style style:name="T178" style:family="text">
      <style:text-properties officeooo:rsid="005219cd"/>
    </style:style>
    <style:style style:name="T179" style:family="text">
      <style:text-properties officeooo:rsid="00a5f5dc"/>
    </style:style>
    <style:style style:name="T180" style:family="text">
      <style:text-properties officeooo:rsid="01a3e466"/>
    </style:style>
    <style:style style:name="T181" style:family="text">
      <style:text-properties officeooo:rsid="00a74b91"/>
    </style:style>
    <style:style style:name="T182" style:family="text">
      <style:text-properties officeooo:rsid="01732d15"/>
    </style:style>
    <style:style style:name="T183" style:family="text">
      <style:text-properties officeooo:rsid="0052e94a"/>
    </style:style>
    <style:style style:name="T184" style:family="text">
      <style:text-properties officeooo:rsid="0174cde3"/>
    </style:style>
    <style:style style:name="T185" style:family="text">
      <style:text-properties officeooo:rsid="0175de5b"/>
    </style:style>
    <style:style style:name="T186" style:family="text">
      <style:text-properties officeooo:rsid="017753eb"/>
    </style:style>
    <style:style style:name="T187" style:family="text">
      <style:text-properties officeooo:rsid="0179d666"/>
    </style:style>
    <style:style style:name="T188" style:family="text">
      <style:text-properties officeooo:rsid="017b3f70"/>
    </style:style>
    <style:style style:name="T189" style:family="text">
      <style:text-properties officeooo:rsid="017c3bfa"/>
    </style:style>
    <style:style style:name="T190" style:family="text">
      <style:text-properties officeooo:rsid="017cbfc3"/>
    </style:style>
    <style:style style:name="T191" style:family="text">
      <style:text-properties officeooo:rsid="00563bc5"/>
    </style:style>
    <style:style style:name="T192" style:family="text">
      <style:text-properties officeooo:rsid="0059faf6"/>
    </style:style>
    <style:style style:name="T193" style:family="text">
      <style:text-properties officeooo:rsid="017f4328"/>
    </style:style>
    <style:style style:name="T194" style:family="text">
      <style:text-properties officeooo:rsid="01831a6c"/>
    </style:style>
    <style:style style:name="T195" style:family="text">
      <style:text-properties officeooo:rsid="00582a55"/>
    </style:style>
    <style:style style:name="T196" style:family="text">
      <style:text-properties officeooo:rsid="0063ed94"/>
    </style:style>
    <style:style style:name="T197" style:family="text">
      <style:text-properties officeooo:rsid="0066be08"/>
    </style:style>
    <style:style style:name="T198" style:family="text">
      <style:text-properties officeooo:rsid="00680a4c"/>
    </style:style>
    <style:style style:name="T199" style:family="text">
      <style:text-properties officeooo:rsid="0069021f"/>
    </style:style>
    <style:style style:name="T200" style:family="text">
      <style:text-properties officeooo:rsid="001c2c94"/>
    </style:style>
    <style:style style:name="T201" style:family="text">
      <style:text-properties officeooo:rsid="001db12a"/>
    </style:style>
    <style:style style:name="T202" style:family="text">
      <style:text-properties officeooo:rsid="001dcc68"/>
    </style:style>
    <style:style style:name="T203" style:family="text">
      <style:text-properties officeooo:rsid="001dd3e7"/>
    </style:style>
    <style:style style:name="T204" style:family="text">
      <style:text-properties officeooo:rsid="001e1cb6"/>
    </style:style>
    <style:style style:name="T205" style:family="text">
      <style:text-properties officeooo:rsid="001f54b0"/>
    </style:style>
    <style:style style:name="T206" style:family="text">
      <style:text-properties officeooo:rsid="002082c9"/>
    </style:style>
    <style:style style:name="T207" style:family="text">
      <style:text-properties officeooo:rsid="00213e9c"/>
    </style:style>
    <style:style style:name="T208" style:family="text">
      <style:text-properties officeooo:rsid="0021e280"/>
    </style:style>
    <style:style style:name="T209" style:family="text">
      <style:text-properties officeooo:rsid="00233de6"/>
    </style:style>
    <style:style style:name="T210" style:family="text">
      <style:text-properties officeooo:rsid="0023c532"/>
    </style:style>
    <style:style style:name="T211" style:family="text">
      <style:text-properties officeooo:rsid="0025be78"/>
    </style:style>
    <style:style style:name="T212" style:family="text">
      <style:text-properties officeooo:rsid="0026dd82"/>
    </style:style>
    <style:style style:name="T213" style:family="text">
      <style:text-properties officeooo:rsid="00283762"/>
    </style:style>
    <style:style style:name="T214" style:family="text">
      <style:text-properties officeooo:rsid="002869ca"/>
    </style:style>
    <style:style style:name="T215" style:family="text">
      <style:text-properties officeooo:rsid="002bc7bd"/>
    </style:style>
    <style:style style:name="T216" style:family="text">
      <style:text-properties officeooo:rsid="004410c3"/>
    </style:style>
    <style:style style:name="T217" style:family="text">
      <style:text-properties officeooo:rsid="004b17d5"/>
    </style:style>
    <style:style style:name="T218" style:family="text">
      <style:text-properties officeooo:rsid="004ea27c"/>
    </style:style>
    <style:style style:name="T219" style:family="text">
      <style:text-properties officeooo:rsid="0050db3f"/>
    </style:style>
    <style:style style:name="T220" style:family="text">
      <style:text-properties officeooo:rsid="0052b9eb"/>
    </style:style>
    <style:style style:name="T221" style:family="text">
      <style:text-properties officeooo:rsid="005948e0"/>
    </style:style>
    <style:style style:name="T222" style:family="text">
      <style:text-properties officeooo:rsid="00704213"/>
    </style:style>
    <style:style style:name="T223" style:family="text">
      <style:text-properties officeooo:rsid="00717ead"/>
    </style:style>
    <style:style style:name="T224" style:family="text">
      <style:text-properties officeooo:rsid="0071e220"/>
    </style:style>
    <style:style style:name="T225" style:family="text">
      <style:text-properties officeooo:rsid="0077ba63"/>
    </style:style>
    <style:style style:name="T226" style:family="text">
      <style:text-properties officeooo:rsid="007a81f9"/>
    </style:style>
    <style:style style:name="T227" style:family="text">
      <style:text-properties officeooo:rsid="007bc8a9"/>
    </style:style>
    <style:style style:name="T228" style:family="text">
      <style:text-properties officeooo:rsid="007fe6b9"/>
    </style:style>
    <style:style style:name="T229" style:family="text">
      <style:text-properties officeooo:rsid="0089eaf8"/>
    </style:style>
    <style:style style:name="T230" style:family="text">
      <style:text-properties officeooo:rsid="008ef43b"/>
    </style:style>
    <style:style style:name="T231" style:family="text">
      <style:text-properties officeooo:rsid="008fe3cc"/>
    </style:style>
    <style:style style:name="T232" style:family="text">
      <style:text-properties officeooo:rsid="00ac4f40"/>
    </style:style>
    <style:style style:name="T233" style:family="text">
      <style:text-properties officeooo:rsid="00af5f2e"/>
    </style:style>
    <style:style style:name="T234" style:family="text">
      <style:text-properties officeooo:rsid="00b4f719"/>
    </style:style>
    <style:style style:name="T235" style:family="text">
      <style:text-properties officeooo:rsid="00b7daf3"/>
    </style:style>
    <style:style style:name="T236" style:family="text">
      <style:text-properties officeooo:rsid="00bccc39"/>
    </style:style>
    <style:style style:name="T237" style:family="text">
      <style:text-properties officeooo:rsid="00be4b4e"/>
    </style:style>
    <style:style style:name="T238" style:family="text">
      <style:text-properties officeooo:rsid="00ce079f"/>
    </style:style>
    <style:style style:name="T239" style:family="text">
      <style:text-properties officeooo:rsid="00f61cd9"/>
    </style:style>
    <style:style style:name="T240" style:family="text">
      <style:text-properties officeooo:rsid="00f64364"/>
    </style:style>
    <style:style style:name="T241" style:family="text">
      <style:text-properties officeooo:rsid="00f87b11"/>
    </style:style>
    <style:style style:name="T242" style:family="text">
      <style:text-properties officeooo:rsid="0101b2d1"/>
    </style:style>
    <style:style style:name="T243" style:family="text">
      <style:text-properties officeooo:rsid="01029468"/>
    </style:style>
    <style:style style:name="T244" style:family="text">
      <style:text-properties officeooo:rsid="010cc824"/>
    </style:style>
    <style:style style:name="T245" style:family="text">
      <style:text-properties officeooo:rsid="0111a251"/>
    </style:style>
    <style:style style:name="T246" style:family="text">
      <style:text-properties officeooo:rsid="01124dba"/>
    </style:style>
    <style:style style:name="T247" style:family="text">
      <style:text-properties officeooo:rsid="01152b41"/>
    </style:style>
    <style:style style:name="T248" style:family="text">
      <style:text-properties officeooo:rsid="01153efb"/>
    </style:style>
    <style:style style:name="T249" style:family="text">
      <style:text-properties officeooo:rsid="0116f1e2"/>
    </style:style>
    <style:style style:name="T250" style:family="text">
      <style:text-properties officeooo:rsid="01201c6f"/>
    </style:style>
    <style:style style:name="T251" style:family="text">
      <style:text-properties officeooo:rsid="0124bf60"/>
    </style:style>
    <style:style style:name="T252" style:family="text">
      <style:text-properties officeooo:rsid="01261ec3"/>
    </style:style>
    <style:style style:name="T253" style:family="text">
      <style:text-properties officeooo:rsid="0127fa92"/>
    </style:style>
    <style:style style:name="T254" style:family="text">
      <style:text-properties officeooo:rsid="0128464b"/>
    </style:style>
    <style:style style:name="T255" style:family="text">
      <style:text-properties officeooo:rsid="0129189d"/>
    </style:style>
    <style:style style:name="T256" style:family="text">
      <style:text-properties officeooo:rsid="0129a664"/>
    </style:style>
    <style:style style:name="T257" style:family="text">
      <style:text-properties officeooo:rsid="012bee9a"/>
    </style:style>
    <style:style style:name="T258" style:family="text">
      <style:text-properties officeooo:rsid="012f1a08"/>
    </style:style>
    <style:style style:name="T259" style:family="text">
      <style:text-properties officeooo:rsid="013223e9"/>
    </style:style>
    <style:style style:name="T260" style:family="text">
      <style:text-properties officeooo:rsid="01364259"/>
    </style:style>
    <style:style style:name="T261" style:family="text">
      <style:text-properties officeooo:rsid="01a37438"/>
    </style:style>
    <style:style style:name="T262" style:family="text">
      <style:text-properties officeooo:rsid="01ba4b25"/>
    </style:style>
    <style:style style:name="T263" style:family="text">
      <style:text-properties officeooo:rsid="01bb96e5"/>
    </style:style>
    <style:style style:name="T264" style:family="text">
      <style:text-properties officeooo:rsid="01bec9d3"/>
    </style:style>
    <style:style style:name="T265" style:family="text">
      <style:text-properties officeooo:rsid="01bfe7c6"/>
    </style:style>
    <style:style style:name="T266" style:family="text">
      <style:text-properties officeooo:rsid="01c2549a"/>
    </style:style>
    <style:style style:name="T267" style:family="text">
      <style:text-properties officeooo:rsid="01c2e396"/>
    </style:style>
    <style:style style:name="T268" style:family="text">
      <style:text-properties officeooo:rsid="01cd056b"/>
    </style:style>
    <style:style style:name="T269" style:family="text">
      <style:text-properties officeooo:rsid="01de3d32"/>
    </style:style>
    <style:style style:name="T270" style:family="text">
      <style:text-properties officeooo:rsid="01de7f78"/>
    </style:style>
    <style:style style:name="T271" style:family="text">
      <style:text-properties officeooo:rsid="01dfcc3d"/>
    </style:style>
    <style:style style:name="T272" style:family="text">
      <style:text-properties officeooo:rsid="01e7b4aa"/>
    </style:style>
    <style:style style:name="T273" style:family="text">
      <style:text-properties officeooo:rsid="01e812ef"/>
    </style:style>
    <style:style style:name="T274" style:family="text">
      <style:text-properties officeooo:rsid="01e85eac"/>
    </style:style>
    <style:style style:name="T275" style:family="text">
      <style:text-properties officeooo:rsid="01ec2b11"/>
    </style:style>
    <style:style style:name="T276" style:family="text">
      <style:text-properties officeooo:rsid="01ef665d"/>
    </style:style>
    <style:style style:name="T277" style:family="text">
      <style:text-properties officeooo:rsid="01f4d2cd"/>
    </style:style>
    <style:style style:name="T278" style:family="text">
      <style:text-properties officeooo:rsid="01fc4395"/>
    </style:style>
    <style:style style:name="T279" style:family="text">
      <style:text-properties officeooo:rsid="01fdcc19"/>
    </style:style>
    <style:style style:name="T280" style:family="text">
      <style:text-properties fo:font-size="20pt" style:font-size-asian="20pt" style:font-size-complex="20pt"/>
    </style:style>
    <style:style style:name="T281" style:family="text">
      <style:text-properties fo:font-size="20pt" officeooo:rsid="0297d732" style:font-size-asian="20pt" style:font-size-complex="20pt"/>
    </style:style>
    <style:style style:name="T282" style:family="text">
      <style:text-properties fo:font-size="20pt" officeooo:rsid="0299393a" style:font-size-asian="20pt" style:font-size-complex="20pt"/>
    </style:style>
    <style:style style:name="T283" style:family="text">
      <style:text-properties fo:font-size="20pt" officeooo:rsid="020f890e" style:font-size-asian="20pt" style:font-size-complex="20pt"/>
    </style:style>
    <style:style style:name="T284" style:family="text">
      <style:text-properties fo:font-size="20pt" officeooo:rsid="0209cf1c" style:font-size-asian="20pt" style:font-size-complex="20pt"/>
    </style:style>
    <style:style style:name="T285" style:family="text">
      <style:text-properties fo:font-size="20pt" officeooo:rsid="00dc3f94" style:font-size-asian="20pt" style:font-size-complex="20pt"/>
    </style:style>
    <style:style style:name="T286" style:family="text">
      <style:text-properties fo:font-size="20pt" officeooo:rsid="01fffd56" style:font-size-asian="20pt" style:font-size-complex="20pt"/>
    </style:style>
    <style:style style:name="T287" style:family="text">
      <style:text-properties fo:font-size="20pt" officeooo:rsid="0211a202" style:font-size-asian="20pt" style:font-size-complex="20pt"/>
    </style:style>
    <style:style style:name="T288" style:family="text">
      <style:text-properties fo:font-size="20pt" officeooo:rsid="020c163b" style:font-size-asian="20pt" style:font-size-complex="20pt"/>
    </style:style>
    <style:style style:name="T289" style:family="text">
      <style:text-properties fo:font-size="20pt" officeooo:rsid="0294103b" style:font-size-asian="20pt" style:font-size-complex="20pt"/>
    </style:style>
    <style:style style:name="T290" style:family="text">
      <style:text-properties fo:font-size="20pt" officeooo:rsid="02e2fa5d" style:font-size-asian="20pt" style:font-size-complex="20pt"/>
    </style:style>
    <style:style style:name="T291" style:family="text">
      <style:text-properties fo:font-size="20pt" officeooo:rsid="02e376da" style:font-size-asian="20pt" style:font-size-complex="20pt"/>
    </style:style>
    <style:style style:name="T292" style:family="text">
      <style:text-properties fo:font-size="20pt" officeooo:rsid="032c1bc6" style:font-size-asian="20pt" style:font-size-complex="20pt"/>
    </style:style>
    <style:style style:name="T293" style:family="text">
      <style:text-properties officeooo:rsid="02199809"/>
    </style:style>
    <style:style style:name="T294" style:family="text">
      <style:text-properties officeooo:rsid="021c997c"/>
    </style:style>
    <style:style style:name="T295" style:family="text">
      <style:text-properties officeooo:rsid="021da907"/>
    </style:style>
    <style:style style:name="T296" style:family="text">
      <style:text-properties officeooo:rsid="021e5f50"/>
    </style:style>
    <style:style style:name="T297" style:family="text">
      <style:text-properties officeooo:rsid="02201ae7"/>
    </style:style>
    <style:style style:name="T298" style:family="text">
      <style:text-properties officeooo:rsid="02217c29"/>
    </style:style>
    <style:style style:name="T299" style:family="text">
      <style:text-properties officeooo:rsid="0224972c"/>
    </style:style>
    <style:style style:name="T300" style:family="text">
      <style:text-properties officeooo:rsid="02266590"/>
    </style:style>
    <style:style style:name="T301" style:family="text">
      <style:text-properties officeooo:rsid="022a64f5"/>
    </style:style>
    <style:style style:name="T302" style:family="text">
      <style:text-properties officeooo:rsid="022c85b7"/>
    </style:style>
    <style:style style:name="T303" style:family="text">
      <style:text-properties officeooo:rsid="022fff6b"/>
    </style:style>
    <style:style style:name="T304" style:family="text">
      <style:text-properties officeooo:rsid="02334f1c"/>
    </style:style>
    <style:style style:name="T305" style:family="text">
      <style:text-properties officeooo:rsid="02375a30"/>
    </style:style>
    <style:style style:name="T306" style:family="text">
      <style:text-properties officeooo:rsid="02382dbe"/>
    </style:style>
    <style:style style:name="T307" style:family="text">
      <style:text-properties officeooo:rsid="024278ee"/>
    </style:style>
    <style:style style:name="T308" style:family="text">
      <style:text-properties officeooo:rsid="024ad1a6"/>
    </style:style>
    <style:style style:name="T309" style:family="text">
      <style:text-properties officeooo:rsid="024ef8f9"/>
    </style:style>
    <style:style style:name="T310" style:family="text">
      <style:text-properties officeooo:rsid="02501e4f"/>
    </style:style>
    <style:style style:name="T311" style:family="text">
      <style:text-properties officeooo:rsid="02516c0e"/>
    </style:style>
    <style:style style:name="T312" style:family="text">
      <style:text-properties officeooo:rsid="02556bae"/>
    </style:style>
    <style:style style:name="T313" style:family="text">
      <style:text-properties officeooo:rsid="02582873"/>
    </style:style>
    <style:style style:name="T314" style:family="text">
      <style:text-properties officeooo:rsid="0259dd70"/>
    </style:style>
    <style:style style:name="T315" style:family="text">
      <style:text-properties officeooo:rsid="025b51d4"/>
    </style:style>
    <style:style style:name="T316" style:family="text">
      <style:text-properties officeooo:rsid="0261a994"/>
    </style:style>
    <style:style style:name="T317" style:family="text">
      <style:text-properties officeooo:rsid="02662fa7"/>
    </style:style>
    <style:style style:name="T318" style:family="text">
      <style:text-properties officeooo:rsid="0267a0c9"/>
    </style:style>
    <style:style style:name="T319" style:family="text">
      <style:text-properties officeooo:rsid="02681a29"/>
    </style:style>
    <style:style style:name="T320" style:family="text">
      <style:text-properties officeooo:rsid="026cdcb2"/>
    </style:style>
    <style:style style:name="T321" style:family="text">
      <style:text-properties officeooo:rsid="026f96aa"/>
    </style:style>
    <style:style style:name="T322" style:family="text">
      <style:text-properties officeooo:rsid="0271315f"/>
    </style:style>
    <style:style style:name="T323" style:family="text">
      <style:text-properties officeooo:rsid="028e315d"/>
    </style:style>
    <style:style style:name="T324" style:family="text">
      <style:text-properties officeooo:rsid="028eecf6"/>
    </style:style>
    <style:style style:name="T325" style:family="text">
      <style:text-properties officeooo:rsid="02963868"/>
    </style:style>
    <style:style style:name="T326" style:family="text">
      <style:text-properties officeooo:rsid="0297c9d9"/>
    </style:style>
    <style:style style:name="T327" style:family="text">
      <style:text-properties officeooo:rsid="029a96f2"/>
    </style:style>
    <style:style style:name="T328" style:family="text">
      <style:text-properties officeooo:rsid="029e9ca0"/>
    </style:style>
    <style:style style:name="T329" style:family="text">
      <style:text-properties officeooo:rsid="02a351cb"/>
    </style:style>
    <style:style style:name="T330" style:family="text">
      <style:text-properties officeooo:rsid="02a776cd"/>
    </style:style>
    <style:style style:name="T331" style:family="text">
      <style:text-properties officeooo:rsid="02a89523"/>
    </style:style>
    <style:style style:name="T332" style:family="text">
      <style:text-properties officeooo:rsid="02aa8fdb"/>
    </style:style>
    <style:style style:name="T333" style:family="text">
      <style:text-properties officeooo:rsid="02afdd43"/>
    </style:style>
    <style:style style:name="T334" style:family="text">
      <style:text-properties officeooo:rsid="02b0c32a"/>
    </style:style>
    <style:style style:name="T335" style:family="text">
      <style:text-properties officeooo:rsid="02b61960"/>
    </style:style>
    <style:style style:name="T336" style:family="text">
      <style:text-properties officeooo:rsid="02b85280"/>
    </style:style>
    <style:style style:name="T337" style:family="text">
      <style:text-properties officeooo:rsid="02baf2fa"/>
    </style:style>
    <style:style style:name="T338" style:family="text">
      <style:text-properties officeooo:rsid="02bc90ec"/>
    </style:style>
    <style:style style:name="T339" style:family="text">
      <style:text-properties officeooo:rsid="02bd7543"/>
    </style:style>
    <style:style style:name="T340" style:family="text">
      <style:text-properties officeooo:rsid="02bf45b8"/>
    </style:style>
    <style:style style:name="T341" style:family="text">
      <style:text-properties officeooo:rsid="02c26905"/>
    </style:style>
    <style:style style:name="T342" style:family="text">
      <style:text-properties officeooo:rsid="02d95786"/>
    </style:style>
    <style:style style:name="T343" style:family="text">
      <style:text-properties officeooo:rsid="02dd44f2"/>
    </style:style>
    <style:style style:name="T344" style:family="text">
      <style:text-properties officeooo:rsid="02de24b5"/>
    </style:style>
    <style:style style:name="T345" style:family="text">
      <style:text-properties officeooo:rsid="02e547e1"/>
    </style:style>
    <style:style style:name="T346" style:family="text">
      <style:text-properties officeooo:rsid="02e78cc9"/>
    </style:style>
    <style:style style:name="T347" style:family="text">
      <style:text-properties officeooo:rsid="02e9e3ce"/>
    </style:style>
    <style:style style:name="T348" style:family="text">
      <style:text-properties officeooo:rsid="02ec6889"/>
    </style:style>
    <style:style style:name="T349" style:family="text">
      <style:text-properties officeooo:rsid="02ed8c20"/>
    </style:style>
    <style:style style:name="T350" style:family="text">
      <style:text-properties officeooo:rsid="02f16a2e"/>
    </style:style>
    <style:style style:name="T351" style:family="text">
      <style:text-properties officeooo:rsid="02f852fe"/>
    </style:style>
    <style:style style:name="T352" style:family="text">
      <style:text-properties officeooo:rsid="02f9f551"/>
    </style:style>
    <style:style style:name="T353" style:family="text">
      <style:text-properties officeooo:rsid="02fe43fc"/>
    </style:style>
    <style:style style:name="T354" style:family="text">
      <style:text-properties officeooo:rsid="031184ef"/>
    </style:style>
    <style:style style:name="T355" style:family="text">
      <style:text-properties officeooo:rsid="0311a2c9"/>
    </style:style>
    <style:style style:name="T356" style:family="text">
      <style:text-properties officeooo:rsid="0312d6c3"/>
    </style:style>
    <style:style style:name="T357" style:family="text">
      <style:text-properties officeooo:rsid="0315d947"/>
    </style:style>
    <style:style style:name="T358" style:family="text">
      <style:text-properties officeooo:rsid="031d9478"/>
    </style:style>
    <style:style style:name="T359" style:family="text">
      <style:text-properties officeooo:rsid="031fe71f"/>
    </style:style>
    <style:style style:name="T360" style:family="text">
      <style:text-properties officeooo:rsid="031fff4d"/>
    </style:style>
    <style:style style:name="T361" style:family="text">
      <style:text-properties officeooo:rsid="03339f1f"/>
    </style:style>
    <style:style style:name="T362" style:family="text">
      <style:text-properties officeooo:rsid="03387c7f"/>
    </style:style>
    <style:style style:name="T363" style:family="text">
      <style:text-properties officeooo:rsid="033be749"/>
    </style:style>
    <style:style style:name="T364" style:family="text">
      <style:text-properties officeooo:rsid="0341fb38"/>
    </style:style>
    <style:style style:name="T365" style:family="text">
      <style:text-properties officeooo:rsid="03431214"/>
    </style:style>
    <style:style style:name="T366" style:family="text">
      <style:text-properties officeooo:rsid="03482e14"/>
    </style:style>
    <style:style style:name="T367" style:family="text">
      <style:text-properties officeooo:rsid="034a1caa"/>
    </style:style>
    <style:style style:name="T368" style:family="text">
      <style:text-properties officeooo:rsid="034b8ac8"/>
    </style:style>
    <style:style style:name="T369" style:family="text">
      <style:text-properties officeooo:rsid="035127b3"/>
    </style:style>
    <style:style style:name="T370" style:family="text">
      <style:text-properties officeooo:rsid="03640cbf"/>
    </style:style>
    <style:style style:name="T371" style:family="text">
      <style:text-properties officeooo:rsid="03669da9"/>
    </style:style>
    <style:style style:name="T372" style:family="text">
      <style:text-properties officeooo:rsid="036a5ff3"/>
    </style:style>
    <style:style style:name="T373" style:family="text">
      <style:text-properties officeooo:rsid="036c70fb"/>
    </style:style>
    <style:style style:name="T374" style:family="text">
      <style:text-properties officeooo:rsid="0373c6eb"/>
    </style:style>
    <style:style style:name="T375" style:family="text">
      <style:text-properties officeooo:rsid="03758550"/>
    </style:style>
    <style:style style:name="T376" style:family="text">
      <style:text-properties officeooo:rsid="0375e408"/>
    </style:style>
    <style:style style:name="T377" style:family="text">
      <style:text-properties officeooo:rsid="037d7c7e"/>
    </style:style>
    <style:style style:name="T378" style:family="text">
      <style:text-properties officeooo:rsid="037f16b5"/>
    </style:style>
    <style:style style:name="T379" style:family="text">
      <style:text-properties officeooo:rsid="0381191f"/>
    </style:style>
    <style:style style:name="T380" style:family="text">
      <style:text-properties officeooo:rsid="0382396a"/>
    </style:style>
    <style:style style:name="T381" style:family="text">
      <style:text-properties officeooo:rsid="0383587a"/>
    </style:style>
    <style:style style:name="T382" style:family="text">
      <style:text-properties officeooo:rsid="0386344f"/>
    </style:style>
    <style:style style:name="T383" style:family="text">
      <style:text-properties officeooo:rsid="0387ffe9"/>
    </style:style>
    <style:style style:name="T384" style:family="text">
      <style:text-properties officeooo:rsid="03887d59"/>
    </style:style>
    <style:style style:name="T385" style:family="text">
      <style:text-properties officeooo:rsid="0389fe95"/>
    </style:style>
    <style:style style:name="T386" style:family="text">
      <style:text-properties officeooo:rsid="038a625a"/>
    </style:style>
    <style:style style:name="T387" style:family="text">
      <style:text-properties officeooo:rsid="038aedc1"/>
    </style:style>
    <style:style style:name="T388" style:family="text">
      <style:text-properties officeooo:rsid="038c7bb1"/>
    </style:style>
    <style:style style:name="T389" style:family="text">
      <style:text-properties officeooo:rsid="03902724"/>
    </style:style>
    <style:style style:name="T390" style:family="text">
      <style:text-properties officeooo:rsid="03908646"/>
    </style:style>
    <style:style style:name="T391" style:family="text">
      <style:text-properties officeooo:rsid="039591a5"/>
    </style:style>
    <style:style style:name="T392" style:family="text">
      <style:text-properties officeooo:rsid="0395b6ec"/>
    </style:style>
    <style:style style:name="T393" style:family="text">
      <style:text-properties officeooo:rsid="0395cf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h : " Oh! Hellow!Nice to see you here! How was</text:p>
      <text:p text:style-name="P1">the Lunch?"</text:p>
      <text:p text:style-name="P1">Misty : " Fine!Had a good lunch!"</text:p>
      <text:p text:style-name="P1">Ash : "How's the Health?"</text:p>
      <text:p text:style-name="P1">Misty : "Alright!Good Enough!"</text:p>
      <text:p text:style-name="P1">Ash : "Great news!well i'm sorry that i couldn't be here yesterday,suddenly had a few ungencies"</text:p>
      <text:p text:style-name="P1">Misty : "It's Alright,I'm on holiday"</text:p>
      <text:p text:style-name="P1">Ash : "I see,alright come along,there's a sit and <text:span text:style-name="T1">the place is </text:span>perfect for discussion"</text:p>
      <text:p text:style-name="P1">Misty : "Right, Let's Go."</text:p>
      <text:p text:style-name="P1">....</text:p>
      <text:p text:style-name="P1">Ash<text:span text:style-name="T200">(solemn)</text:span> : "So i guess you've gone through whatever i</text:p>
      <text:p text:style-name="P1">told you at least partially.I'm sorry to turn up like</text:p>
      <text:p text:style-name="P1">that but unless i did,it would've been difficult even</text:p>
      <text:p text:style-name="P1">now to have an appointment"</text:p>
      <text:p text:style-name="P1">Misty<text:span text:style-name="T200">(solemn)</text:span> : "No i don't mind anymore much.infact you</text:p>
      <text:p text:style-name="P1">must've heard."</text:p>
      <text:p text:style-name="P1">Ash<text:span text:style-name="T200">(solemn)</text:span> : "Ya certainly have."</text:p>
      <text:p text:style-name="P1">Misty<text:span text:style-name="T200">(frown)</text:span> : "so i should thank you"</text:p>
      <text:p text:style-name="P1">Ash<text:span text:style-name="T200">(solemn)</text:span> : "well most of all,your friends and family are</text:p>
      <text:p text:style-name="P1">relieved so it was not an issue."</text:p>
      <text:p text:style-name="P1">Misty<text:span text:style-name="T200">(frown)</text:span> : "Only that?"</text:p>
      <text:p text:style-name="P1">Ash<text:span text:style-name="T200">(solemn)</text:span> : "Yes,ONLY that"</text:p>
      <text:p text:style-name="P1">Misty<text:span text:style-name="T200">(frown)</text:span> : "I thought you wanted to hear more"</text:p>
      <text:p text:style-name="P1">Ash<text:span text:style-name="T200">(solemn)</text:span> : "Certainly,but it's not that there's any urgency</text:p>
      <text:p text:style-name="P1">or rush or.."</text:p>
      <text:p text:style-name="P1">Misty<text:span text:style-name="T200">(frown)</text:span> : "Necessity"</text:p>
      <text:p text:style-name="P1"><text:soft-page-break/>Ash<text:span text:style-name="T201">(frown)</text:span> : "Um..well the only necessity i have is to</text:p>
      <text:p text:style-name="P1">know <text:span text:style-name="T2">as there’s no wedding took place recently so only one way</text:span></text:p>
      <text:p text:style-name="P6">is there to confirm which i want is that whether there’s a happy</text:p>
      <text:p text:style-name="P1">relationship <text:span text:style-name="T2">or marriage proposal etc or not</text:span>,<text:span text:style-name="T2">which</text:span> i must know only</text:p>
      <text:p text:style-name="P1">now,nothing else"</text:p>
      <text:p text:style-name="P1">Misty<text:span text:style-name="T201">(frown)</text:span> : "what if i myself confirm you that there is?"</text:p>
      <text:p text:style-name="P1">Ash<text:span text:style-name="T201">(solemn)</text:span> : "already?"</text:p>
      <text:p text:style-name="P1">Misty<text:span text:style-name="T201">(frown)</text:span> : "what if yes?"</text:p>
      <text:p text:style-name="P1">Ash<text:span text:style-name="T201">(solemn)</text:span> : "well,that is no clarification is it?"</text:p>
      <text:p text:style-name="P1">Misty<text:span text:style-name="T201">(laugh)</text:span> : "why are you so desperate to know whether</text:p>
      <text:p text:style-name="P1">i've a boyfriend or not?"</text:p>
      <text:p text:style-name="P1">Ash<text:span text:style-name="T201">(solemn)</text:span> : "cause you've had one and the breakup isn't</text:p>
      <text:p text:style-name="P1">cleared?"</text:p>
      <text:p text:style-name="P1">Misty<text:span text:style-name="T202">(solemn)</text:span> : "i thought that was enough,its not a legal</text:p>
      <text:p text:style-name="P1">document like a divorce."</text:p>
      <text:p text:style-name="P1">Ash<text:span text:style-name="T203">(solemn)</text:span> : "Quite so,but if there's lack of clarity it's</text:p>
      <text:p text:style-name="P1">possible that ramifications happen which may not</text:p>
      <text:p text:style-name="P1">be exactly welcomed later in future"</text:p>
      <text:p text:style-name="P1">Misty<text:span text:style-name="T203">(solemn)</text:span> : "i was clear from my part and i got you</text:p>
      <text:p text:style-name="P1">clearly then,unless you had given me that note the other day"</text:p>
      <text:p text:style-name="P1">Ash<text:span text:style-name="T204">(solemn)</text:span> : "well i wasn't clear about the clarification you</text:p>
      <text:p text:style-name="P1">gave nor that i was clarified that you've got mine</text:p>
      <text:p text:style-name="P1">clarified as i heard of your recent activities and</text:p>
      <text:p text:style-name="P1"><text:soft-page-break/>thus my endeavour."</text:p>
      <text:p text:style-name="P1">Misty<text:span text:style-name="T205">(frown)</text:span> : "and they told you that it's because of you?"</text:p>
      <text:p text:style-name="P1">Ash<text:span text:style-name="T205">(solemn)</text:span> : "because i was promiscuous"</text:p>
      <text:p text:style-name="P1">Misty<text:span text:style-name="T206">(scowl)</text:span> : "did you know who i was?"</text:p>
      <text:p text:style-name="P1">Ash<text:span text:style-name="T206">(solemn)</text:span> : "Perfectly,Cerulian City Gym leader the</text:p>
      <text:p text:style-name="P1">hardest place in Kanto among water pokemon</text:p>
      <text:p text:style-name="P1">gyms,may be in the whole world..</text:p>
      <text:p text:style-name="P1">Misty<text:span text:style-name="T207">(frown)</text:span> : "enough"</text:p>
      <text:p text:style-name="P1">Ash<text:span text:style-name="T207">(solemn) </text:span>: "Youngest Sensational Sister,<text:span text:style-name="T3">i</text:span>ncredible</text:p>
      <text:p text:style-name="P1"><text:span text:style-name="T3">b</text:span>eauty,stupendous <text:span text:style-name="T3">water show </text:span>performer,ashtonishingly.."</text:p>
      <text:p text:style-name="P1">Misty<text:span text:style-name="T207">(scowl)</text:span> : "that's enough"</text:p>
      <text:p text:style-name="P1">Ash<text:span text:style-name="T208">(solemn)</text:span> :"please be patient,i'm only saying the things</text:p>
      <text:p text:style-name="P1">why both you and me had a beeline of fans...<text:span text:style-name="T4">please bear with me...</text:span>ashtonishingly good with any kind of water</text:p>
      <text:p text:style-name="P2">pokemons,<text:span text:style-name="T3">ever present mermaid-queen of the show who was so georgeous that a phrase young flower dream is still so common and finally and mostly the once ever Gym Leader whoose grace was unmatched,plus the </text:span>ever heartening.."</text:p>
      <text:p text:style-name="P1">Misty(extremely angry) : "Ash! your saying this as</text:p>
      <text:p text:style-name="P1">you think i melted at these and gave in to whoever courted me?"</text:p>
      <text:p text:style-name="P1">Ash<text:span text:style-name="T5">(solemn)</text:span> : "no neither insinuation nor complimentary</text:p>
      <text:p text:style-name="P1">are these,i'm stating facts,please hold it,ever</text:p>
      <text:p text:style-name="P1">heartening generosity,<text:span text:style-name="T6">world moving</text:span> exuberance,all</text:p>
      <text:p text:style-name="P1">in all such <text:span text:style-name="T7">virtue</text:span>,grace,skill and beauty-rather</text:p>
      <text:p text:style-name="P1">heavenly.Yes, I know who you were."</text:p>
      <text:p text:style-name="P1">Misty<text:span text:style-name="T8">(frown)</text:span> : "Did you see anything or heard anything</text:p>
      <text:p text:style-name="P1"><text:soft-page-break/>like I did about the womanising playboy from a</text:p>
      <text:p text:style-name="P1">little town in Kanto that turned heads at</text:p>
      <text:p text:style-name="P1">everywhere he went <text:span text:style-name="T4">with both his charishma and skills</text:span>?"</text:p>
      <text:p text:style-name="P1">Ash<text:span text:style-name="T209">(solemn)</text:span> : "No"</text:p>
      <text:p text:style-name="P1">Misty<text:span text:style-name="T209">(scowl)</text:span> : "did i pose for the papers half naked to get</text:p>
      <text:p text:style-name="P1">100 guys everyday like you did in magazines?"</text:p>
      <text:p text:style-name="P1">Ash<text:span text:style-name="T209">(solemn)</text:span> : "No"</text:p>
      <text:p text:style-name="P1">Misty<text:span text:style-name="T209">(frown)</text:span> : "that was my point exactly."</text:p>
      <text:p text:style-name="P1">Ash<text:span text:style-name="T209">(laugh)</text:span> : "so i was looking for the wave of women to</text:p>
      <text:p text:style-name="P1">fall at my feet by posing <text:span text:style-name="T4">four times</text:span> in tea-shirts ?"</text:p>
      <text:p text:style-name="P1">Misty<text:span text:style-name="T209">(frown,scowl)</text:span> : "so i also was dating guys to see as you</text:p>
      <text:p text:style-name="P1">said,flesh and blood and so on?"</text:p>
      <text:p text:style-name="P1">Ash<text:span text:style-name="T210">(solemn)</text:span> : "or not dating at all."</text:p>
      <text:p text:style-name="P1">Misty<text:span text:style-name="T210">(frown)</text:span> : "so you know."</text:p>
      <text:p text:style-name="P1">Ash<text:span text:style-name="T210">(solemn)</text:span> : "if i ask you for a date today would you go?"</text:p>
      <text:p text:style-name="P1">Misty<text:span text:style-name="T210">(frown,scowl)</text:span> : "No."</text:p>
      <text:p text:style-name="P1">Ash<text:span text:style-name="T210">(solemn)</text:span> : "and why is that?"</text:p>
      <text:p text:style-name="P1">Misty<text:span text:style-name="T210">(scowl)</text:span> : "you're a stranger."</text:p>
      <text:p text:style-name="P1">Ash<text:span text:style-name="T210">(solemn)</text:span> : "so you date known people then? you.."</text:p>
      <text:p text:style-name="P1">Misty(<text:span text:style-name="T210">scowl,</text:span>frown) : "what do you mean? i.."</text:p>
      <text:p text:style-name="P1">Ash<text:span text:style-name="T210">(solemn)</text:span> : "would date Cilan if he asked."</text:p>
      <text:p text:style-name="P1">Misty(angry,shout) : "You bus.."</text:p>
      <text:p text:style-name="P1">Ash<text:span text:style-name="T211">(solemn)</text:span> : "save that.just give me the answer.what if a</text:p>
      <text:p text:style-name="P1">friend of your friend asked this on a casual day</text:p>
      <text:p text:style-name="P1">and he did it as in just a hangout?"</text:p>
      <text:p text:style-name="P1">Misty : "he would've said "would you go for a</text:p>
      <text:p text:style-name="P1">date?"?"</text:p>
      <text:p text:style-name="P1">Ash : "that was a custom in Kalos on that special</text:p>
      <text:p text:style-name="P1">occasion among my friends age groups on that</text:p>
      <text:p text:style-name="P1"><text:soft-page-break/>particular city on that day"</text:p>
      <text:p text:style-name="P1">Misty<text:span text:style-name="T212">(angry)</text:span> : "like people would ask you may we dance?"</text:p>
      <text:p text:style-name="P1">Ash<text:span text:style-name="T212">(solemn)</text:span> : "right,and as it was a date the time passes in</text:p>
      <text:p text:style-name="P1">Pokemon discussion"</text:p>
      <text:p text:style-name="P1">Misty<text:span text:style-name="T212">(angry)</text:span> : "so dating and dancing are same to you?"</text:p>
      <text:p text:style-name="P1">Ash<text:span text:style-name="T213">(solemn)</text:span> : "<text:span text:style-name="T9">it </text:span>depends on places <text:span text:style-name="T10">AND PERSONS</text:span>"</text:p>
      <text:p text:style-name="P7">Misty<text:span text:style-name="T214">(angry,deep breath)</text:span> : “Ash,i’ve been hearing th<text:span text:style-name="T11">ese</text:span> almost everyday for the last 1<text:span text:style-name="T393">3</text:span> years now,’would you go for a date’,’<text:span text:style-name="T11">would you like to dance’,’would you like to have a chat’..i know the differences way better than you’d ever know,so please don’t tell me that i was dating all i wanted and you who never realized these weren’t when things spun your head first and Ash,i perfectly remember all our conversations.i know what you were saying and doing very well.don’t try this trick with me”</text:span></text:p>
      <text:p text:style-name="P8">Ash<text:span text:style-name="T12">(solemn)</text:span> : “see,i’ve never been a gym leader but i’ve seen and beaten <text:span text:style-name="T13">too </text:span>many <text:span text:style-name="T215">but </text:span>unfortunately except for my very first 2 badges,<text:span text:style-name="T14">i also do remember certain phonecalls and all but see,my career has come to an end,your 33 years left...let me tell you something Ms Misty Waterflower,nobody told you to portray a character that you’re not for the sake of appeasing THE MASS”</text:span></text:p>
      <text:p text:style-name="P9">Misty(extremely angry) : “you b.. what are you trying to imply?huh?..<text:span text:style-name="T15">you..you think..ASH!...(chokes in anger)”</text:span></text:p>
      <text:p text:style-name="P10">Ash(solemn) : “i know <text:span text:style-name="T224">only </text:span>too well your real nature M<text:span text:style-name="T358">s</text:span> Waterflower,<text:span text:style-name="T222">as good as</text:span> <text:span text:style-name="T16">you yourself</text:span> <text:span text:style-name="T223">know</text:span>,get rid of this mask of <text:span text:style-name="T16">wisdom</text:span> off from your face”</text:p>
      <text:p text:style-name="P11">Misty(frown) : “you<text:span text:style-name="T17">r</text:span> jealousy <text:span text:style-name="T18">of my success hasn’t ever left you no matter what you did yourself and that’s the </text:span><text:soft-page-break/><text:span text:style-name="T18">problem isn’t it Ash Ketchum?you still haven’t come into terms with youself that how can your little travel companion surpass you after leaving you while when with you she was nothing...that’s been your trouble isn’t it Ash?”</text:span></text:p>
      <text:p text:style-name="P12">Ash(<text:span text:style-name="T359">laugh</text:span>) : “<text:span text:style-name="T19">well i saw a certain Gyarados”</text:span></text:p>
      <text:p text:style-name="P13">Misty(shivering) : “that moment hasn’t left you then despite being a hall of famer,<text:span text:style-name="T229">conquering a Gyarados multiple times in multiple places,and all these</text:span> 1<text:span text:style-name="T20">1</text:span> years and so...<text:span text:style-name="T230">(shivering and tears)..you came back to gym battle me for that reason exactly</text:span>..Ash you...(scream,<text:span text:style-name="T226">shock</text:span>)..YOU P...<text:span text:style-name="T21">you’ve..</text:span>you <text:span text:style-name="T227">had</text:span> only ever <text:span text:style-name="T225">been with me because you.</text:span>..<text:span text:style-name="T225">you</text:span>...(brusts into tears,<text:span text:style-name="T360">awestruck</text:span>)...Ash,how can...(completely breaks down)...<text:span text:style-name="T231">never even kissed me except once despite being my boyfriend so that i feel the pain ever and the left me now....(profusely crying,scream)..NEVER CHERISHED ME..ALL FAKE..ASH.(almost chokes,crying)..i yearned for you from the very first sight and you..all because..just</text:span>.<text:span text:style-name="T225">..(scream)..REVENGE...(Ash hugs Misty quickly and pats her back then lets her go very quickly,Misty uncontrollably cries and almost faints but pokemons cure her up)...</text:span>”</text:p>
      <text:p text:style-name="P14">(minutes later)</text:p>
      <text:p text:style-name="P14">Ash(frown) : “and you were saying i’ve a boyfriend i confirm?..Misty,get out of your infatuation for me,you’ve had 4 years to find a boyfriend without any hindrence and you know best you wouldn’t have seen this day had you done so,what’s your trouble really...get my thoughts off...”</text:p>
      <text:p text:style-name="P15"><text:soft-page-break/>Misty(<text:span text:style-name="T228">lying on grass sobbing and crying uncontrollably</text:span>) : “<text:span text:style-name="T22">18</text:span> years,(scream)YOU’VE CHEATED ON ME FOR <text:span text:style-name="T23">18</text:span> YEARS...you..(totally breaks down)...”</text:p>
      <text:p text:style-name="P16">Ash(solemn) : “this is your real self Misty,without the wisdom mask...am i wrong Misty?..”</text:p>
      <text:p text:style-name="P17">Misty(scream,crying) : “Ash..you...(chokes with tears and </text:p>
      <text:p text:style-name="P18">Ash(<text:span text:style-name="T232">very grave</text:span>) : “...<text:span text:style-name="T233">Gengar..no words,no movements,only cogitates,you’ll know when to let off..ORDER...Bulbasaur ATTENTION....Misty,do you really believe that i was ever jealous of anyone in this world past present or future seeing yourself first hand what i did in my 3</text:span><text:span text:style-name="T25">rd</text:span><text:span text:style-name="T24"> ever gym battle with Pikachu and what he did?Misty,do you really believe at this moment i’m jealous of anyone seeing first hand what my bunch does to absolutely anyone and everyone and in what fashion they do so?and finally Misty,do you really believe i was jealous of anyone that’s why i went undercover to invite death anytime upon me?Misty,you’re a Hall of Fame gym leader,but i never have or will care a fig about who the leader is or who my opponent is,i don’t care about it,i’m here because of my love for pokemons,i’ve ever wanted to enjoy and battle for fun not for responsibility or glory,i’ve never cared about anyone who was in my opposition both human and pokemon i never wanted to beat them to achieve something it was just fun and try to the best which Mist,i knew since my first league trophy in Orange when i saw you remember all those past champions data and asked where they are now and all..since that day i know nothing has any meaning at all but to me this was an intuition and later clarified none would remember me 10 years later if i die 10 minutes </text:span><text:soft-page-break/><text:span text:style-name="T24">later,what the point of life even then if you have to leave absolutely everything?..NOTHING IS THE ANSWER and then for my Pokemon Master tag,i’ve got it the moment that thunder-chair happened all 6 years back,but i’ve no reason to believe why i can’t evaporate your whole gym if i so wish at my current level at one moment but i also find no reason to believe why i can’t play around exactly there with Goldy being Goldy and can’t enjoy myself not caring about anything including responsibility..Misty,my bunch made friends with the great boss from team rocket who also made friends with them finally,what do you have to offer to me,what do you have Misty to offer to me more than this professionally? The answer is NOTHING...But again i’m no gym leader so lets leave it for good but Misty,you’re a once ever enigma,but please don’t give me lessons from your 13 year long fake life cause the life i lived undercover for 7 months Misty,your mask of wisdom or the lack of it is just trifle there cause you’ll dating there all the time the difference is it’ll be death at the opposite table on your date each time nonstop during the most peacefull sleeps and this death Misty isn’t of a martyr,this comes with a tag that some team rocket members died only known to themselves till they burn our bodies off...no value,nothing but if i’m jealous,surely i’ll to go through that just because i don’t have any family responsibility just for the sake of it knowing death is evident atleast lets try to do what feels good and fun..yeah (spell) F_U_N..or jealousy according to your wisdom mask..and nobody coerced me to live that life.i’ve known what i’ve known from there,fake lives don’t entice me anymore Misty,the one </text:span><text:soft-page-break/><text:span text:style-name="T24">you’re living for the last 13 years.anyhow,still if you want, you can show me that i was jealous of you so just after break-up i broke my hug with you and went straight to hug death itself and became dead to the known world except for 2 persons in Sinnoh Elite4 outside of my undercover environment,and now to come into gross terms i’m sure if i so wanted i would’ve in Orange itself way before your fake mask got you the fake Gyarados via my other Pokemons i could’ve got 100 REAL Gyaradoses cause as you said i’ve myself defeated a few and if i so wanted i could’ve asked you for a change when i gave you Glalie after my 4</text:span><text:span text:style-name="T25">th</text:span><text:span text:style-name="T24"> badge in Sinnoh when you know who I was, knowing fully well she was only inferior to you Goldy and also for your kind information hall of fame or not you’re water pokemons certainly didn’t befriend team rocket but MINE DID and that’s for your information also if your fake mask ever told you you’re the BOSS and they’re mere servants...and what i did when i saw that particular Gyarados in that particular moment at Hoenn with YOU,MISTY,was because i was infatuated with you and i’ll still apologize for that but nobody coerced you to come to my home and stay for 15 days only to congratulate me after the end of that very same travel so keep in mind the infatuation wasn’t one way especially given i’ve never stepped foot in or outside Cerulian gym with a fake purpose that you had the other way around,so you can understand that jealousy can be double edeged as well.But now Misty i give you another if you’re fake mask can figue it out and tell your fake life how to fakely digest it then this one remember-Misty,i was on scholership which is what you also know so yes at that very moment i </text:span><text:soft-page-break/><text:span text:style-name="T24">couldn’t have repayed you bike but needed a bit of time and you know another similar case happened and yes i did repay her bike immediately but she still wanted to travel along with me and did and yes,she wasn’t faking her reason atleast was very clear about it UNLIKE you who now i realize should’ve been thrown that money at her face that very day very moment may be and got totally rid of ALSO to save 18 LONG YEARS...Misty,jealousy is way later,i wasn’t infatuated with you since the first sight UNLIKE you,i allowed you just as a friend and i hope you remember that as well because i said please lets go to Pewter i’ll pay you back in the meantime we became friends rather and still you were the one not to leave me after visiting Cerulian,where also you did talk about the reimbrushment but it was a joke between us then which of course was my greatest legendary mistake cause i got jealous of you and i never told you to come along like i never have except one and that was because of family relations and certain circumstances but mostly because that was my very last regional journey but yeah i got cheated on my trust as well due to my trust there but that’s a different issue.Misty,i could’ve got rid of you while I was at Pewter,but for some reason didn’t but if you go in this line you know well the conclusion is that we shouldn’t have been even born so totally useless is this line of yours that your fake wisdom mask is impelling you getting into but yeah i recalled that i have a debt to you so here’s the money for your bike(throws a slip)...yes the acknowledgement for the reimbrusment from your VERY OWN hall of shame Cerulian City Gym,same day i broke-in as they obviously know all about it and gladly received </text:span><text:soft-page-break/><text:span text:style-name="T24">it,never told you about it cause they of course need the money which was manifolded up by me cause in the current plight of certain cases againt the gym due to the fake Gym-Leader-in-charge Misty Waterflower who can’t differentiate between real and fake life and my donation there was just due to that reimbrushment as i thought i couldn’t pay then now i can and this Gym isn’t good and i’m in Hall of Fame no matter whether i accept it or not,it’s my duty just as it was in Pewter and Viridian being close to my hometown and the first 3 gyms.</text:span></text:p>
      <text:p text:style-name="P19">Misty,<text:span text:style-name="T261">after today we won’t see each other ever again in this life unless utmost misfortune would have it tough if your fake mask is removed today will be a bit longer cause i was just getting started when your ego couldn’t take it anymore,so still to tell you one thing that Misty,</text:span>this fake life of yours and to counter that this fake mask of wisdom of yours,give both up if you want to be happy ever again in this body.that’s all...Gengar off...”</text:p>
      <text:p text:style-name="P20">(few m<text:span text:style-name="T238">inutes</text:span> later)</text:p>
      <text:p text:style-name="P20">Misty(sitting on the grass,tears rolling down her cheeks,sobbing a bit) : “<text:span text:style-name="T28">Ash,i wanted to reconcile but you were never there because of undercover then i just wasn’t sure that’s all and you never cared either cause you might’ve found someone by then..but no Ash,i never had any boyfriends since my break-up,you’ve been my only broyfriend ever and then we broke-up that’s all,i haven’t had anyone since...your girlfriend..(profuse tears)..your girlfriend also a trainer like you Ash,from any Elite4 or somewhere else?..given your name now and all that...during undercover...(standing up)..but let it go it makes so sense and why am i even asking </text:span><text:soft-page-break/><text:span text:style-name="T28">you(Standing)..but,no Ash,i’m sorry if i ever called you jealous,i have seen you since day 1,i’m sorry i ever screamed at you on this..and i’m sorry i talked about revenge..um..i’m so sorry Ash..you repayed..(profuse tears)..um..it’s alright..um..i did follow you,you never cared..and no um..i was indeed the one to hang around you for 13 years i’m sorry Ash i ever said those..i just lost my mind...i can’t take mental pressure much now a days and thus the gym..i’m not..um..and no Ash,i’m very sorry that i ever could think about that word..(Sits on bench)..you never did that and broke-up just left..no you never interfered so that i couldn’t date other people and so on...and you were very supportive while we were together..Ash..you..you were a very good boyfriend when you were,you..(tears rolling down profusely)..um..never..and..um..your girlfrined is very lucky to have you(crying silently,profuse tears)..really..um..and..that’s..that’s why..is this..is this why...but..”</text:span></text:p>
      <text:p text:style-name="P21">Ash(<text:span text:style-name="T240">grave</text:span>) : “<text:span text:style-name="T239">this is about your mask of wisdom and my jealousy of you,well i won only 1 out of 3 with you Misty didn’t i?you were nothing when you were with me weren’t you? all rest all won but without you,all the glory without me,so yeah as we agreed that day on break-up that sure we’ve helped each other by staying away from each other and it’s absolutely right,don’t you agree?”</text:span></text:p>
      <text:p text:style-name="P22">Misty(tears,shivering voice) : “um..you came back only to <text:span text:style-name="T262">confirm</text:span> this <text:span text:style-name="T262">again</text:span> right <text:span text:style-name="T262">because after the break-up our professional life has got to it’s pinnacle so you wanted so say that we truely were right that day,isn’t it</text:span>?..that we’ve actually been happier being apart(<text:span text:style-name="T263">profusly </text:span>crying but <text:soft-page-break/>trying to wipe her tears)..um..no i get you Ash....<text:span text:style-name="T29">but(sobbing and profuse tears)..i’m...um..it’s for your girlfriend isn’t it that you really want to...cut..cut..(chokes and sits down in grass again,silently crying)..”</text:span></text:p>
      <text:p text:style-name="P23">Ash(<text:span text:style-name="T241">grave</text:span>) : “<text:span text:style-name="T30">this language will and now wants to </text:span>cut your veil of wisdom,Misty,who told you not to play around inside the gym and suddenly to become a all-<text:span text:style-name="T264">gracious</text:span> gym leader there,Gyarados certainly didn’t,<text:span text:style-name="T31">a </text:span>Mr Skechit certainly didn’t,your sisters never cared,<text:span text:style-name="T265">your Goldy still isn’t happy about it after 12 years,</text:span>who was it Misty,who told you <text:span text:style-name="T32">that </text:span>you have to suddenly put up a mask,<text:span text:style-name="T33">who?”</text:span></text:p>
      <text:p text:style-name="P24">Misty(shivering voice,<text:span text:style-name="T266">tears</text:span>) : “i don’t know Ash,<text:span text:style-name="T267">we parted and i..i </text:span>just didn’t know what to do cause so many...”</text:p>
      <text:p text:style-name="P24">Ash(<text:span text:style-name="T342">laugh</text:span>) : “sweety sweety boys were courting me so i had to be a matured s...(brusts into laughter)..”</text:p>
      <text:p text:style-name="P25">Misty(shocked,tears,scream) : “Ash!,what are you..”</text:p>
      <text:p text:style-name="P25">Ash(solemn) : “i’<text:span text:style-name="T34">m saying that you put up this MASK of WISDOM for a reason and that had to do with dating and dancing and of course much later Cilan.”</text:span></text:p>
      <text:p text:style-name="P1">Misty(<text:span text:style-name="T35">crying</text:span>) : "<text:span text:style-name="T35">(scream) Ash!..you..(angry,tries to wipe off tears)s</text:span>o <text:span text:style-name="T34">i acted like a responsible gym leader so that they could court me more and</text:span> <text:span text:style-name="T268">then </text:span>i would let anyone jump on</text:p>
      <text:p text:style-name="P1">me..and..<text:span text:style-name="T36">and </text:span>you're suggesting your own friend’s</text:p>
      <text:p text:style-name="P1">name..(cry) Ash you've stooped so low...<text:span text:style-name="T37">(brusts into tears,scream)..ASH!..you..(crying profusely)..”</text:span></text:p>
      <text:p text:style-name="P1">Ash(scowl) : "don't make a scene let us FINISH if</text:p>
      <text:p text:style-name="P1">you have the guts"</text:p>
      <text:p text:style-name="P1">Misty(extremely angry,<text:span text:style-name="T38">tears</text:span>) : "guts?guts Ketchum? i</text:p>
      <text:p text:style-name="P1">show you.."</text:p>
      <text:p text:style-name="P1">Ash(stopping Misty from hitting him) : "Misty</text:p>
      <text:p text:style-name="P1"><text:soft-page-break/>please, i of all people surely would know your guts</text:p>
      <text:p text:style-name="P1"><text:span text:style-name="T10">bit by bit</text:span>,can you listen or does it end like</text:p>
      <text:p text:style-name="P1">this?No,Pokemons aren't solving this cause you</text:p>
      <text:p text:style-name="P1">must understand that at my level, it's totally</text:p>
      <text:p text:style-name="P1">useless trying to battle me.."</text:p>
      <text:p text:style-name="P1">Misty(very angry,<text:span text:style-name="T39">still tears,</text:span>shivering) : "why you b..,if you,if.."</text:p>
      <text:p text:style-name="P1">Ash(laugh) : "Misty,please,<text:span text:style-name="T243">this isn’t an ocean to begin with and you..</text:span>"</text:p>
      <text:p text:style-name="P1">Misty(scream,<text:span text:style-name="T39">wipes off tears</text:span>) : "you wanna see my guts?huh?you b..?why...<text:span text:style-name="T242">huh?!..you girlfriend told you to destroy the previous and this is your method then?..huh?!..i show you guts you coward..you..”</text:span></text:p>
      <text:p text:style-name="P26">Ash(laugh) : “like you’re another only boyfriend Green w<text:span text:style-name="T244">as</text:span> told to destory me?...(brusts into laughter)...”</text:p>
      <text:p text:style-name="P26">Misty(shocked) : “Green,what..”</text:p>
      <text:p text:style-name="P1">Ash(solemn) : "Misty,i've worked with Team</text:p>
      <text:p text:style-name="P1">Rocket you know that,it's useless,calm down.."</text:p>
      <text:p text:style-name="P1">Misty(angry,<text:span text:style-name="T40">tears</text:span>) : "you b..,you can't battle legally and..<text:span text:style-name="T10">you..you cheated on that day in the Gym..humiliating me..and you’re naming anybody..you followed me and have extracted newses while being away so that..you can destroy me..WHO IS YOUR GIRLFRIEND..if she isn’t a f.. b.. tell her to FACE ME..(profuse tears,tries to wipe off)..(scream)..YOU B..,if you or your girlfriend have guts you b..”</text:span></text:p>
      <text:p text:style-name="P1">Ash(frown,sigh) : "Misty,if you're too</text:p>
      <text:p text:style-name="P1">interested <text:span text:style-name="T246">to know about my girldfriend in singular or plural then you must understand that i’m not a f..b.. like your beau Green that i’ll run to my challenger who’s a hall of famer herself and could directly tell the press that </text:span><text:soft-page-break/><text:span text:style-name="T246">this battle is being battled out with a human prize for the winner so that i lose everything barring my starter pokemon..don’t act like an utter retard! And if you’re too interested to battle then </text:span>you'll have to surpass all my Pokemons present here at the same time <text:span text:style-name="T10">at their highest level and i won’t take any responsibilities if you don’t see your present bunch ever again and here i’ve got 50...</text:span>"</text:p>
      <text:p text:style-name="P1">Misty(<text:span text:style-name="T41">crying</text:span>,<text:span text:style-name="T10">returns</text:span>) : "<text:span text:style-name="T247">Ash,you’re..you..</text:span>"</text:p>
      <text:p text:style-name="P1">Ash<text:span text:style-name="T245">(solemn)</text:span> : "so a battle isn't good and <text:span text:style-name="T248">neither is the girlfriend talk</text:span> please don't act</text:p>
      <text:p text:style-name="P1">like a stupid child."</text:p>
      <text:p text:style-name="P1">Misty(brusting into tears) : "you b.."</text:p>
      <text:p text:style-name="P1">Ash<text:span text:style-name="T249">(frown)</text:span> : "Misty,i'm not going to stop till i get an</text:p>
      <text:p text:style-name="P1">answer - <text:span text:style-name="T271">you broke-up completely OR NOT</text:span>"</text:p>
      <text:p text:style-name="P1">Misty(scream,<text:span text:style-name="T10">tears</text:span>) : "<text:span text:style-name="T269">YES I DID</text:span>!<text:span text:style-name="T269">WE’RE DONE</text:span>!its..<text:span text:style-name="T270">(chokes)</text:span>"</text:p>
      <text:p text:style-name="P1">Ash<text:span text:style-name="T249">(solemn)</text:span> : "that's not the answer,is it ? it's just the m.. of a w.. <text:span text:style-name="T343">right in the middle of a grand f..</text:span> and you should calm down,please Misty,stay</text:p>
      <text:p text:style-name="P1">in this like a grown up <text:span text:style-name="T42">33</text:span> <text:span text:style-name="T43">year </text:span>old s.. that you are..."</text:p>
      <text:p text:style-name="P1">Misty(scream,tears) : "Ash!..<text:span text:style-name="T10">you..</text:span>"</text:p>
      <text:p text:style-name="P1">Ash<text:span text:style-name="T344">(solemn)</text:span> : "well i just said your age and.."</text:p>
      <text:p text:style-name="P1">Misty(tears) : "Ash!.."(brusts into tears)</text:p>
      <text:p text:style-name="P1">Ash<text:span text:style-name="T344">(solemn)</text:span> : "um..yeah profess.."</text:p>
      <text:p text:style-name="P1">Misty(crying) : "Ash,you cheated on me alright,</text:p>
      <text:p text:style-name="P1">don't try to insinuate that i did the same as i had</text:p>
      <text:p text:style-name="P1">the chances on anyone including frie..how could you suggest.."</text:p>
      <text:p text:style-name="P1">Ash<text:span text:style-name="T344">(solemn)</text:span> : "well,just a name <text:span text:style-name="T272">of A MUTUAL FRIEND</text:span>,don't bother <text:span text:style-name="T273">though</text:span>"</text:p>
      <text:p text:style-name="P1"><text:soft-page-break/>Misty(shout,tears) : "<text:span text:style-name="T274">Ash!..you..</text:span>and then you'll also suggest...(can't talk as tears).."</text:p>
      <text:p text:style-name="P1">Ash(frown) :<text:span text:style-name="T44">Tracy yes(smile)...(frown)..Bayleaf</text:span> bind her up snatching</text:p>
      <text:p text:style-name="P1">away all her pokeballs,and if anyone comes out</text:p>
      <text:p text:style-name="P1">and does something after first</text:p>
      <text:p text:style-name="P1">warning,Snorlax,make sure she doesn't see that</text:p>
      <text:p text:style-name="P1">pokemon ever again <text:span text:style-name="T275">INCLUDING GOLDUCK and</text:span> tell all your friends present</text:p>
      <text:p text:style-name="P1">here and my buddies,today either till i have her</text:p>
      <text:p text:style-name="P1">with me none would come around Pokemon or</text:p>
      <text:p text:style-name="P1">Human,and they know about the other things,if</text:p>
      <text:p text:style-name="P1">there's a Human don't kill him but i'm giving you</text:p>
      <text:p text:style-name="P1">my word-if a single pokemon today disturbes me</text:p>
      <text:p text:style-name="P1">after the first warning,may that Pokemon be no</text:p>
      <text:p text:style-name="P1">more among us,or I'll be gone from you all!TELL</text:p>
      <text:p text:style-name="P1">THEM! Gengar,GerninjaNoivern,i give you my</text:p>
      <text:p text:style-name="P1">word SHE WILL LISTEN TO THESE AND COGNIZE</text:p>
      <text:p text:style-name="P1">IT <text:span text:style-name="T276">TILL I END</text:span>,i don't know what you'll do but i just told you my</text:p>
      <text:p text:style-name="P1">wish,Bulbasaur stay alert and if she's not well</text:p>
      <text:p text:style-name="P1">make her dizzy but she must listen to each wordand cognize them, That's what I want,Pikachu,</text:p>
      <text:p text:style-name="P1">buddy i tell you today,don't kill any persons <text:span text:style-name="T277">and don’t let them inside my area</text:span> but</text:p>
      <text:p text:style-name="P1">after that first warning if any pokemons</text:p>
      <text:p text:style-name="P1">misbehaves still, mercilessly kill that brat.if</text:p>
      <text:p text:style-name="P1">anyone came here despite my buddy being with</text:p>
      <text:p text:style-name="P1">me,pokemon or human,you'll not see me</text:p>
      <text:p text:style-name="P1">again,ALL GO!..”</text:p>
      <text:p text:style-name="P1">Misty(tears,scream) : "Ash!..you've become.."</text:p>
      <text:p text:style-name="P1"><text:soft-page-break/>Ash(scowl) : "<text:span text:style-name="T10">a monster,yes.(Misty brusts into tears)..But </text:span>Misty,you've seen what i did,if i want</text:p>
      <text:p text:style-name="P1">to battle you,i'll give your Pokeballs or else i wont</text:p>
      <text:p text:style-name="P1">till we finish and if they or any other misbehave</text:p>
      <text:p text:style-name="P1">here beyond first warning,my buddies will simply</text:p>
      <text:p text:style-name="P1">kill that brat,I've become a demon today and you'll</text:p>
      <text:p text:style-name="P1">see every bit of it if you have your so called GUTS</text:p>
      <text:p text:style-name="P1">and i wouldn't have done this had you at the first</text:p>
      <text:p text:style-name="P1">sound of your secret <text:span text:style-name="T44">15 year long </text:span>beau's name..well on<text:span text:style-name="T44">ly one in</text:span> the millions..”</text:p>
      <text:p text:style-name="P1">Misty (crying,scream) : "Ash! you're.."</text:p>
      <text:p text:style-name="P1">Ash<text:span text:style-name="T278">(solemn)</text:span> : "..had not given up fighting on the first</text:p>
      <text:p text:style-name="P1">sound..you'll be safe as i've got my arrangements</text:p>
      <text:p text:style-name="P1">ready, don't worry,and so would your <text:span text:style-name="T45">illegally swellen..”</text:span></text:p>
      <text:p text:style-name="P27">Misty(screams tries to hit Ash again,<text:span text:style-name="T46">crying,</text:span>Ash orders B<text:span text:style-name="T278">ayleaf</text:span> to stop her which <text:span text:style-name="T279">s</text:span>he oblidges) : “why you coward..i can..i..”</text:p>
      <text:h text:style-name="P70" text:outline-level="1"><text:soft-page-break/><text:span text:style-name="T280">Ash(</text:span><text:span text:style-name="T283">solemn</text:span><text:span text:style-name="T280">) : “you’</text:span><text:span text:style-name="T284">re that exact </text:span><text:span text:style-name="T280">1</text:span><text:span text:style-name="T285">5</text:span><text:span text:style-name="T280"> old </text:span><text:span text:style-name="T284">STILL</text:span><text:span text:style-name="T280"> Misty,</text:span><text:span text:style-name="T286">which your fake mask covered for 12 years but now has been taken off</text:span><text:span text:style-name="T280">,</text:span><text:span text:style-name="T287">still unless a </text:span><text:span text:style-name="T280">you’re a b.. since then </text:span><text:span text:style-name="T288">GROW UP!</text:span><text:span text:style-name="T280">”(Misty totally breaks down in tears)..</text:span><text:span text:style-name="T289">(laugh)..besides Misty s.. remember that 3</text:span><text:span text:style-name="T27">rd</text:span><text:span text:style-name="T289"> gym and </text:span><text:span text:style-name="T292">Surge</text:span><text:span text:style-name="T289">..Gengar..he’s 50 now even that day wanted to f.. you so much..(laugh)..how many time has he had the great honour in there 12 wise years of your professional s...h..(brusts into laughter)...or in the Oranges..i myself remember except for a certain Mr Skechit who did it every day </text:span><text:span text:style-name="T290">VIA THE SKETCHES,</text:span><text:span text:style-name="T289">there were many more who wanted to s.. you all day...and a few DID too..(brusts into laughter)...and that s.. that you were then are saying you’ve never given in when you’ve had the chances </text:span><text:span text:style-name="T291">for 12 years </text:span><text:span text:style-name="T289">and want me to believe it?...(laugh)...Misty s... you’ve surpassed all expectations in s..h.. really..</text:span><text:span text:style-name="T291">great s... hall of fame for sure</text:span><text:span text:style-name="T289">..Gengar..(brusts into laughter)...”</text:span></text:h>
      <text:h text:style-name="P70" text:outline-level="1"><text:span text:style-name="T281">Misty(a few moments later,uncontrollably sobbing </text:span><text:span text:style-name="T282">and crying,lying on grass</text:span><text:span text:style-name="T281">) : “Ash,you were...(scream)..ASH!..how can you..(brusts into tears,chokes)..”</text:span></text:h>
      <text:p text:style-name="P28">Ash(solemn) : “<text:span text:style-name="T45">so as i was saying,your pokemons are safe unless you agitate them and or if they come out,so just</text:span></text:p>
      <text:p text:style-name="P1">stay calm! you'll listen whatever i'll tell you today</text:p>
      <text:p text:style-name="P1">till end with a sane body and mind and will</text:p>
      <text:p text:style-name="P1">cognize every bit of it, only then i'll leave you,you</text:p>
      <text:p text:style-name="P1">know who i'm today-no power in this world will be</text:p>
      <text:p text:style-name="P1">able to stop me from telling you all that i have</text:p>
      <text:p text:style-name="P1">to,and i've truely become a demon today, nobody</text:p>
      <text:p text:style-name="P1">will be able to stop me no matter what they did</text:p>
      <text:p text:style-name="P1"><text:soft-page-break/>from telling you everything that i have to and you</text:p>
      <text:p text:style-name="P1">perfectly cognizing every bit of it,if you can't bear</text:p>
      <text:p text:style-name="P1">is just say "ASH!I QUIT!",3 times thumping the</text:p>
      <text:p text:style-name="P1">ground,and i'll let you go instantly and you'll not</text:p>
      <text:p text:style-name="P1">see me ever again.now,LISTEN!</text:p>
      <text:p text:style-name="P1">Misty(sobbing) : "Ash,Trac<text:span text:style-name="T389">e</text:span>..(can't talk anymore)</text:p>
      <text:p text:style-name="P1">Ash(frown,shout) : "YES,all those brats when they</text:p>
      <text:p text:style-name="P1">were single Tracy,Brock,<text:span text:style-name="T345">Gary,</text:span>Cilan,Kane,B<text:span text:style-name="T390">romel</text:span>,T<text:span text:style-name="T48">ony</text:span>,<text:span text:style-name="T44">Lenny,Price,Harris</text:span>...every single brat that were ever our <text:span text:style-name="T293">good </text:span>mutual friends when they were</text:p>
      <text:p text:style-name="P1">single!each!...(lower voice)..yeah,definitely you</text:p>
      <text:p text:style-name="P1">could've dated them <text:span text:style-name="T346">VIA familiarity</text:span> or even more,even more.."</text:p>
      <text:p text:style-name="P1">Misty(tears,looks at Ash with disdain,screams her head off) : "ASH!you've just abducted me and</text:p>
      <text:p text:style-name="P1">now(brusts into tears)..now,now you're...you know</text:p>
      <text:p text:style-name="P1">what your saying Ash? you've..(totally breaks</text:p>
      <text:p text:style-name="P1">down)..Ash!..(cries uncontrollably)..”</text:p>
      <text:p text:style-name="P1">Ash<text:span text:style-name="T49">(solemn)</text:span> : "yes i've abducted you to cure you off from</text:p>
      <text:p text:style-name="P1">my memories that's all I promised Lance i'll and i'll</text:p>
      <text:p text:style-name="P1">,no f.. b.. can stop me today including Lance,a h..</text:p>
      <text:p text:style-name="P1">s.. like you who can't forget me needs this,AND</text:p>
      <text:p text:style-name="P1"><text:span text:style-name="T361">WILL</text:span> TAKE THIS <text:span text:style-name="T361">cause THEY MORE THAN CAN</text:span>,no matter how many times they</text:p>
      <text:p text:style-name="P1">get f.. per hour... FIGHT! and no,no line has been</text:p>
      <text:p text:style-name="P1">crossed stay calm"</text:p>
      <text:p text:style-name="P1">Misty(tears,extremely angry) : "calm?huh!calm? so</text:p>
      <text:p text:style-name="P1">you were also bedding <text:span text:style-name="T347">M</text:span>.... no i can't stoop as low</text:p>
      <text:p text:style-name="P1">as you have you p..(cries out loud)"</text:p>
      <text:p text:style-name="P1">Ash<text:span text:style-name="T50">(solemn)</text:span> : "Upto Serena,yes i get you"</text:p>
      <text:p text:style-name="P1"><text:soft-page-break/>Misty(crying) : "Ash,all these years.."</text:p>
      <text:p text:style-name="P1">Ash<text:span text:style-name="T50">(straight)</text:span> : "um..yeah,but <text:span text:style-name="T349">no matter how many and how many times you’ve been s.. in your 33 years you shall not forget that atleast i...</text:span>"</text:p>
      <text:p text:style-name="P1">Misty(crying, scream) : "Ash..!"</text:p>
      <text:p text:style-name="P69">Ash(laugh) : “<text:span text:style-name="T362">is the customer list too long</text:span>?(brusts into laughter)...”</text:p>
      <text:p text:style-name="P69">Misty(loud cry) : “Ash..what are..what have..Ash..(chokes breaks down in tears)..”</text:p>
      <text:p text:style-name="P1">Ash<text:span text:style-name="T50">(solemn)</text:span> : "well,i'm giving you an example,<text:span text:style-name="T348">Georgio</text:span> isn't my friend so i couldn't mention him as mutual"</text:p>
      <text:p text:style-name="P1">Misty(crying) : "Ge<text:span text:style-name="T348">or</text:span>...What are you sug.."</text:p>
      <text:p text:style-name="P1">Ash<text:span text:style-name="T51">(solemn,sigh)</text:span>: "<text:span text:style-name="T363">nothing</text:span>,would you calm down?"</text:p>
      <text:p text:style-name="P1">Misty(crying,shivering) : "i've wasted my life with</text:p>
      <text:p text:style-name="P1">you...let me go,Ash!please!(brusts into tears)"</text:p>
      <text:p text:style-name="P1">Ash<text:span text:style-name="T52">(scowl)</text:span> : "Until you answer,my answer is NO,and i'll say what i know about you in exact language.."</text:p>
      <text:p text:style-name="P1">Misty(crying,scream) : "Ash!..just.."</text:p>
      <text:p text:style-name="P1">Ash(frown) : "and well you still can quit like a f.. s..</text:p>
      <text:p text:style-name="P1">like that day but your <text:span text:style-name="T350">v</text:span>... w<text:span text:style-name="T53">asn</text:span>'t satisfied may be</text:p>
      <text:p text:style-name="P1">for a few days so you were h.. enough to even</text:p>
      <text:p text:style-name="P1">come here to begin with so..."</text:p>
      <text:p text:style-name="P1">Misty(crying uncontrollably,sits down on grass) :</text:p>
      <text:p text:style-name="P1">"Ash,you're..."</text:p>
      <text:p text:style-name="P1">Ash<text:span text:style-name="T54">(sigh)</text:span> : "alright being polite,please Misty stay on</text:p>
      <text:p text:style-name="P1">this,or are you just going to <text:span text:style-name="T364">faint</text:span> just because</text:p>
      <text:p text:style-name="P1">i'm swearing you?"</text:p>
      <text:p text:style-name="P1">Misty(crying) : "Ash..what do you.."</text:p>
      <text:p text:style-name="P1">Ash<text:span text:style-name="T55">(frown)</text:span> : "look both you and me can swear each other for eternity but no answer will come out,and i'll</text:p>
      <text:p text:style-name="P1">have to be very dissapointed that a Hall of Fame</text:p>
      <text:p text:style-name="P1"><text:soft-page-break/>Gym leader at <text:span text:style-name="T56">33</text:span> can't <text:span text:style-name="T365">calmly </text:span>talk with someone just because he's swearing,or have you just given up on yourself?"</text:p>
      <text:p text:style-name="P1">Misty(crying,screams) : "YES! I HAVE,I HAVE given</text:p>
      <text:p text:style-name="P1">up,just let me...(crying uncontrollably)"</text:p>
      <text:p text:style-name="P1">Ash(smile) : "well then i may kill you right now if you write it down(hands over pen and</text:p>
      <text:p text:style-name="P1">paper),cause then i'm sure you won't have a</text:p>
      <text:p text:style-name="P1">problem with it would you?...<text:span text:style-name="T366">(Misty tries to write something,Ash grabs the paper away and shakes her up,scream)..</text:span>Listen!..<text:span text:style-name="T367">(lets her go)..</text:span>if you quit</text:p>
      <text:p text:style-name="P1">now,i'll let you go but your Gym and any b.. that</text:p>
      <text:p text:style-name="P1">you've b... with <text:span text:style-name="T368">including you friends</text:span>,will not survive my wrath!LISTEN!.."</text:p>
      <text:p text:style-name="P1">Misty(crying, sobbing) : "Ash,just..just..let me</text:p>
      <text:p text:style-name="P1">go(crying)"</text:p>
      <text:p text:style-name="P1">Ash<text:span text:style-name="T57">(scowl)</text:span> : "only if you allow me to end this</text:p>
      <text:p text:style-name="P1">conversation you can go to whichever s..<text:span text:style-name="T351">h..</text:span> you want</text:p>
      <text:p text:style-name="P1">but are you not good enough anymore to</text:p>
      <text:p text:style-name="P1">withstand a little bit of gust fearing the big winds</text:p>
      <text:p text:style-name="P1">would f.. you up like none of your.."</text:p>
      <text:p text:style-name="P1">Misty(crying, scream) : "Ash, please (sobbing) just</text:p>
      <text:p text:style-name="P1">don't.."</text:p>
      <text:p text:style-name="P1">Ash(frown) : "i see your too chaste <text:span text:style-name="T352">a s..</text:span>,fair</text:p>
      <text:p text:style-name="P1">enough,anyhow would you continue if i swear a bit less?"</text:p>
      <text:p text:style-name="P1">Misty(sobbing) : "..leave me Ash..please.."</text:p>
      <text:p text:style-name="P1">Ash(scream) : "so,Misty Waterflower is NO MORE</text:p>
      <text:p text:style-name="P1">then ain't it?RIP,that should be used then?all your</text:p>
      <text:p text:style-name="P1">pokemons <text:span text:style-name="T58">here and in the gym</text:span> will die immediately <text:span text:style-name="T58">and today </text:span>then,cause a b.. like you're giving up on them cause.."</text:p>
      <text:p text:style-name="P1"><text:soft-page-break/>Misty(uncontrollably sobbing) : "say.."</text:p>
      <text:p text:style-name="P1">Ash<text:span text:style-name="T59">(frown)</text:span> : "yeah that what's is expected here atleast</text:p>
      <text:p text:style-name="P1">from you of all people!we were talking about</text:p>
      <text:p text:style-name="P1">dance vs date and cheating, what's your opinion</text:p>
      <text:p text:style-name="P1">on cheating?"</text:p>
      <text:p text:style-name="P1">Misty(sobbs unctrolablly, sometimes later) :</text:p>
      <text:p text:style-name="P1">"Ash,you've cheat..<text:span text:style-name="T369">why..(scream)..ASH..(chokes,tears)..</text:span>"</text:p>
      <text:p text:style-name="P1">Ash<text:span text:style-name="T59">(scowl)</text:span> : "so i cheated?all right stay with me.In Kalos i wasn't cheating cause we broke up,in Unova i</text:p>
      <text:p text:style-name="P1">wasn't dating cause we were still there,in Sinnoh</text:p>
      <text:p text:style-name="P1">no news came around and you know extremely</text:p>
      <text:p text:style-name="P1">well my travel companions from there,in Battle</text:p>
      <text:p text:style-name="P1">Frontier i wasn't a star which you were and then</text:p>
      <text:p text:style-name="P1">again you know what i was doing there very well,in</text:p>
      <text:p text:style-name="P1">Hoenn i was none and there too you know,but Elite4,well consider i've just been back after tens and</text:p>
      <text:p text:style-name="P1">thousands of affairs and s... f.. and Unova was</text:p>
      <text:p text:style-name="P1">party's or hangouts where if you want day to day</text:p>
      <text:p text:style-name="P1">analysis you can ask you<text:span text:style-name="T58">r ardent</text:span> f.. Cilan..."</text:p>
      <text:p text:style-name="P1">Misty(brusts into tears) : "Ash,please..."</text:p>
      <text:p text:style-name="P1">Ash(Frown,scoff) : "you know very well b.. that i</text:p>
      <text:p text:style-name="P1">can't give you day to day report after 5/6 years</text:p>
      <text:p text:style-name="P1">unless we can do time travel,just GROW UP!"</text:p>
      <text:p text:style-name="P1">Misty(sobbing, sometimes later) : "Ash!you</text:p>
      <text:p text:style-name="P1">cheated fully knowing you've someone already</text:p>
      <text:p text:style-name="P1">waiting for you <text:span text:style-name="T353">with utmost longing</text:span> to just ask her.."..(cries</text:p>
      <text:p text:style-name="P1">uncontrollably)"</text:p>
      <text:p text:style-name="P29">Ash(laugh) : “so i’ve missed a chance then haven’t i?(brust into laughter)...</text:p>
      <text:p text:style-name="P30"><text:soft-page-break/>Misty(sobbing uncontrollably) : “Ash every b.. that wanted to pester me knew about you and you never...(chokes <text:span text:style-name="T60">and cries tears)...(scream)Ash,why..(profusely crying)what wrong did i do Ash,i never cheated on you,Ash,always you came back i was always waiting for you only just for those few days all my life..and you thought..(sobbing uncontrollably)...you never wanted me..you..Ash..you cheated on me..ruined my entire life..(scream)..Ash..what did i do ever to you.(scream)..Ash..answ...(vomits and pokemons cure her up,few moments later)..</text:span></text:p>
      <text:p text:style-name="P1">Ash(frown) : "<text:span text:style-name="T61">already vomiting?..Bulbasaur be careful and attentive unless i’ll kick you out of my buddies...Misty,i’ve been sure of only one thing about you that i truely cherished you once and i wasn’t exactly happy then that i was staying away from you all MY life and that i had to wait for 2 or more years through many dangers to be with you again once more...i’m sure you understand that what pained you can also pain me when we were in our relationship...but then..(laugh)...then i found out more beautiful s.. so i went to f.. them around all day and Misty here also became a s... and everyday were f.. up by 30 b.. so sweet so beautiful ain’t it Misty s... that now none of us have to wait anymore..hum?(brusts into laughter)...”</text:span></text:p>
      <text:p text:style-name="P31">Misty(sobbing uncontrollably) : “Ash,why did you leave me then..why would you not tell them that <text:span text:style-name="T62">your girlfriend was...(chokes)..Ash,they’ve tortured me all my life and i never had you beside me..always i said my Ash is my all and only yearning but you..you won’t...</text:span><text:soft-page-break/><text:span text:style-name="T62">(scream)..ASH!..you cheated...(brusts into tears...chokes)...”</text:span></text:p>
      <text:p text:style-name="P32">Ash(frown) :”<text:span text:style-name="T61">about your confusion Misty that i never told anyone about you but that's the first thing i told them without naming if such cases arose that i have a girlfriend whoose</text:span></text:p>
      <text:p text:style-name="P1">very devoted to me and i didn't name you cause to</text:p>
      <text:p text:style-name="P1">me you were not a w.. that i would sell you around</text:p>
      <text:p text:style-name="P1">wherever i went,that's exactly why i didn't name</text:p>
      <text:p text:style-name="P1">you.Now do you want a pro<text:span text:style-name="T354">of</text:span> that i'm not lying</text:p>
      <text:p text:style-name="P1">that i never told that i've a girlfriend?then you</text:p>
      <text:p text:style-name="P1">know very well this would go on for eternity...i'm</text:p>
      <text:p text:style-name="P1">giving you a piece- BEAR IT like a <text:span text:style-name="T63">Gym Leader</text:span>!..if i <text:span text:style-name="T63">ha</text:span>ve never f.. you no matter how much you wanted me</text:p>
      <text:p text:style-name="P1">to and you being who you were then and i was</text:p>
      <text:p text:style-name="P1">absolutely no one,i wouldn't be stupid enough just</text:p>
      <text:p text:style-name="P1">overnight to f.. around s.. leaving you,who you</text:p>
      <text:p text:style-name="P1">were then and you were only too willing to give in</text:p>
      <text:p text:style-name="P1">and you know more than anyone else what you</text:p>
      <text:p text:style-name="P1">and i ever wanted and we had each other for 13</text:p>
      <text:p text:style-name="P1">damn years to enjoy anytime,if i f.. you constantly</text:p>
      <text:p text:style-name="P1">for <text:span text:style-name="T355">365</text:span> days you would've only been too happy to</text:p>
      <text:p text:style-name="P1">continue till eternity...and you know i never even</text:p>
      <text:p text:style-name="P1">wanted to kiss you after <text:span text:style-name="T356">that </text:span>one occasion,and yes on</text:p>
      <text:p text:style-name="P1">that one occasion i became a h.. b.. like i'm now</text:p>
      <text:p text:style-name="P1">and breached your trust despite you being an</text:p>
      <text:p text:style-name="P1">eternal s..."</text:p>
      <text:p text:style-name="P1">Misty(uncontrollably cries) : "Ash,that..."</text:p>
      <text:p text:style-name="P1">Ash(laugh) : "was a good practice wasn't it?</text:p>
      <text:p text:style-name="P1">(Misty breaks down completely)Listen! don't tell</text:p>
      <text:p text:style-name="P1">me now because i liked you,i was only there for</text:p>
      <text:p text:style-name="P1"><text:soft-page-break/>your body or your generosity,we knew each other</text:p>
      <text:p text:style-name="P1">since 1<text:span text:style-name="T47">5</text:span>,you and me grew up together,we knew</text:p>
      <text:p text:style-name="P1">what we had to know,we were traveling around for 5 years and for that 5 years not one night passed</text:p>
      <text:p text:style-name="P1">when we weren't together,if we wanted we</text:p>
      <text:p text:style-name="P1">would've satisfied ourselves to maximum during</text:p>
      <text:p text:style-name="P1">Jhoto,and yes i was attracted to you,infatuated</text:p>
      <text:p text:style-name="P1">with you as were you,i did gaze at you but i did <text:span text:style-name="T63">never</text:span></text:p>
      <text:p text:style-name="P1">star<text:span text:style-name="T63">e</text:span> like a h.. b.. at your b.. or h. or b.. or l.. or v.. any time ever in all the time in 13 years ever.<text:span text:style-name="T63">(laugh)..well may be your photoes or even fantasies then i guess(brusts into laughter)..(shout)..</text:span>LISTEN!.."(Pokemons keep Misty from</text:p>
      <text:p text:style-name="P1">fainting)</text:p>
      <text:p text:style-name="P1">Misty(some moments later,<text:span text:style-name="T370">weak voice</text:span>) : "Ash,just let.."</text:p>
      <text:p text:style-name="P1">Ash(frown) : "Misty,please,you're way stronger</text:p>
      <text:p text:style-name="P1">than this and this is nothing to you just Listen!no</text:p>
      <text:p text:style-name="P1">matter what i'm now you know extremely well</text:p>
      <text:p text:style-name="P1">neither you nor me have any secrets regarding this</text:p>
      <text:p text:style-name="P1">matter to each other.Misty,i've seen you from a</text:p>
      <text:p text:style-name="P1">little teenager to now you're <text:span text:style-name="T64">33</text:span> years old and also</text:p>
      <text:p text:style-name="P1">at 2<text:span text:style-name="T64">8</text:span>,when you were an international star,we never</text:p>
      <text:p text:style-name="P1">needed to hide from each other these things as</text:p>
      <text:p text:style-name="P1">you know it as a fact that these weren't our</text:p>
      <text:p text:style-name="P1">premise for our relationship ever to begin with,don't blindfold yourself now saying why didn't</text:p>
      <text:p text:style-name="P1">we f.. around so hard as to never again needing</text:p>
      <text:p text:style-name="P1">anyone <text:span text:style-name="T357">else</text:span>.I've had THE most beautiful and skillful girl</text:p>
      <text:p text:style-name="P1">in anything she ever did,everyday in front of me at</text:p>
      <text:p text:style-name="P1">my mercy who was devoted to me <text:span text:style-name="T65">so </text:span>blindly</text:p>
      <text:p text:style-name="P1">forever,and i didn't f.. her all around c<text:span text:style-name="T66">a</text:span>use she was</text:p>
      <text:p text:style-name="P1"><text:soft-page-break/><text:span text:style-name="T371">MISTY</text:span>,Misty wasn't a b.. to me.Don't start</text:p>
      <text:p text:style-name="P1">this..SHUT UP!..”</text:p>
      <text:p text:style-name="P1">Misty(scream,crying) : "Ash,your're..your.."</text:p>
      <text:p text:style-name="P1">Ash(frown) : "Misty,please!no matter what you</text:p>
      <text:p text:style-name="P1">become few people will ever know you bit by bit</text:p>
      <text:p text:style-name="P1">like i know both physically and mentally,may be</text:p>
      <text:p text:style-name="P1">none ever will...and you know me like that as</text:p>
      <text:p text:style-name="P1">well.."</text:p>
      <text:p text:style-name="P1">Misty(cries,scream) : "I DID... you've just..(again</text:p>
      <text:p text:style-name="P1">breaks down).."</text:p>
      <text:p text:style-name="P1">Ash(frown) : "Misty,please if we start this it'll take</text:p>
      <text:p text:style-name="P1">eternity but i must finish it before that..."</text:p>
      <text:p text:style-name="P1">Misty(screams, crying) : "my f<text:span text:style-name="T67">rien</text:span>..(again breaks</text:p>
      <text:p text:style-name="P1">down)</text:p>
      <text:p text:style-name="P1">Ash(frown) : "all your beaus together can't do a fig</text:p>
      <text:p text:style-name="P1">to me and you know that <text:span text:style-name="T372">perfectly well</text:span>,and also know that at this very moment the <text:span text:style-name="T373">2</text:span> Hall of Fame<text:span text:style-name="T373">s</text:span></text:p>
      <text:p text:style-name="P1">combined with all legendaries can't do a fig to</text:p>
      <text:p text:style-name="P1">me,so no battling or f.. boy scouts will get a s.. like</text:p>
      <text:p text:style-name="P1">you out of this,you have to do it on your own,</text:p>
      <text:p text:style-name="P1">unless you've been f.. around for <text:span text:style-name="T64">33</text:span> years..."</text:p>
      <text:p text:style-name="P1">Misty(shivering, sobbing, whispering) : "Ash,i was</text:p>
      <text:p text:style-name="P1">your frie..."</text:p>
      <text:p text:style-name="P1">Ash(laugh) : "more like a <text:span text:style-name="T67">friendly</text:span> b.. but now would you</text:p>
      <text:p text:style-name="P1">listen or you're just giving up because the stool</text:p>
      <text:p text:style-name="P1">and urine.."</text:p>
      <text:p text:style-name="P1">Misty(sobbing uncontrollably) : "Ash,just let me.."</text:p>
      <text:p text:style-name="P1">Ash(frown) : "right,Stay in this unless you're giving</text:p>
      <text:p text:style-name="P1">up on everything and everyone?Stay!yes may be</text:p>
      <text:p text:style-name="P1">you think i needed to f.. someone around everyday</text:p>
      <text:p text:style-name="P1">as i grew up and you were always away but i've</text:p>
      <text:p text:style-name="P1"><text:soft-page-break/>had my chances and many people would've given</text:p>
      <text:p text:style-name="P1">their two arms and still do just to have a full view</text:p>
      <text:p text:style-name="P1">of you and still i not even once wanted your body</text:p>
      <text:p text:style-name="P1">or your generosity.Now i can go about it all the time Now,may we go to the next part?"</text:p>
      <text:p text:style-name="P1">Misty(sobbing uncontrollably) : "...but..but..you</text:p>
      <text:p text:style-name="P1">won't tell me ever with whom you were going out...</text:p>
      <text:p text:style-name="P1">(crying out loud)"</text:p>
      <text:p text:style-name="P1">Ash(frown) : "No as i wasn't bedding them and i</text:p>
      <text:p text:style-name="P1">never tried to remember any b.. i met in a f.. party</text:p>
      <text:p text:style-name="P1">and you know what i'm talking about,you weren't a</text:p>
      <text:p text:style-name="P1">little girl then but an internationally well known</text:p>
      <text:p text:style-name="P1">star,we had grown up enough by then to know that</text:p>
      <text:p text:style-name="P1">we can't share our under.. as we were 2<text:span text:style-name="T47">8</text:span> and not</text:p>
      <text:p text:style-name="P1">1<text:span text:style-name="T47">5</text:span> anymore and you know what i'm talking about"</text:p>
      <text:p text:style-name="P1">Misty(sobbing) : "and it was infact me <text:span text:style-name="T374">then</text:span> who was</text:p>
      <text:p text:style-name="P1">sharing her u.. behind your back cause i was an</text:p>
      <text:p text:style-name="P1">international star?..Ash,you..(uncontrollably cries)"</text:p>
      <text:p text:style-name="P1">Ash<text:span text:style-name="T375">(laugh)</text:span> : "exactly My point."</text:p>
      <text:p text:style-name="P1">Misty(crying,shout) : "ASH.."</text:p>
      <text:p text:style-name="P1">Ash<text:span text:style-name="T375">(frown)</text:span> : "we're not doing a drama ok?"</text:p>
      <text:p text:style-name="P1">Misty(absolutely breaks down) : "you thought i</text:p>
      <text:p text:style-name="P1">was.."</text:p>
      <text:p text:style-name="P1">Ash<text:span text:style-name="T376">(straight face)</text:span> : "bedding,yes.but would you allow me to</text:p>
      <text:p text:style-name="P1">finish?"</text:p>
      <text:p text:style-name="P1">Misty(crying uncontrollably) : "I beg of you.."</text:p>
      <text:p text:style-name="P1">Ash(shakes Misty up) : "Misty,LISTEN we're only</text:p>
      <text:p text:style-name="P1">getting started and i know you're not a coward to</text:p>
      <text:p text:style-name="P1">budge so easily,you don't need to beg for anything</text:p>
      <text:p text:style-name="P1">to a b.. like me EVER,LISTEN!(lets Misty go)I am</text:p>
      <text:p text:style-name="P1"><text:soft-page-break/>saying who were you bedding?was it someone</text:p>
      <text:p text:style-name="P1">else you were bedding or WAS-IT-ME?"</text:p>
      <text:p text:style-name="P1">Misty(sobbing,bit surprized) : "what?"</text:p>
      <text:p text:style-name="P1">Ash<text:span text:style-name="T377">(frown)</text:span> : "did you bed me or did you bed someone</text:p>
      <text:p text:style-name="P1">else while i was away?"</text:p>
      <text:p text:style-name="P1">Misty(tries to clear off tears,sobbing) : "Ash,what</text:p>
      <text:p text:style-name="P1">are you trying to mean?"</text:p>
      <text:p text:style-name="P1">Ash<text:span text:style-name="T378">(sigh,frown)</text:span> : "i'm saying i only ever saw the futility and the</text:p>
      <text:p text:style-name="P1">fun no matter from pokemon perspective how</text:p>
      <text:p text:style-name="P1">great the date was..."</text:p>
      <text:p text:style-name="P1">Misty<text:span text:style-name="T379">(sobbing)</text:span> : "and I didn't rather i was bedding a new</text:p>
      <text:p text:style-name="P1">bloke..(again cries <text:span text:style-name="T379">profusely</text:span>)..<text:span text:style-name="T379">Ash..what...(chokes)</text:span>"</text:p>
      <text:p text:style-name="P1">Ash<text:span text:style-name="T379">(angry)</text:span> : "You know what Misty,yes i accuse you,you</text:p>
      <text:p text:style-name="P1">were all over the bed"</text:p>
      <text:p text:style-name="P1">Misty(crying,<text:span text:style-name="T380">sobbing uncontrollably</text:span>) : "that's it then isn't it? i.."</text:p>
      <text:p text:style-name="P1">Ash<text:span text:style-name="T381">(laugh)</text:span> : "going back to depression again?"</text:p>
      <text:p text:style-name="P1">Misty(breaks down) : "i can't take it anymore.."</text:p>
      <text:p text:style-name="P1">Ash(as loudly as possible in Misty's ears while</text:p>
      <text:p text:style-name="P1">vigorously shaking her) : "YOU WERE BEDDING</text:p>
      <text:p text:style-name="P1">ME".</text:p>
      <text:p text:style-name="P1">Misty(sobbing,surprized) : "what?"</text:p>
      <text:p text:style-name="P1">Ash<text:span text:style-name="T382">(concerned)</text:span> : "exactly what you heard,i accuse you that</text:p>
      <text:p text:style-name="P1">you were cheating on me as you were bedding</text:p>
      <text:p text:style-name="P1">me"</text:p>
      <text:p text:style-name="P1">Misty(tries to clear off her tears, sobbing) :</text:p>
      <text:p text:style-name="P1">"Ash,stop this nonsense.."</text:p>
      <text:p text:style-name="P1">Ash<text:span text:style-name="T383">(straight face)</text:span> : "Misty,You can't forget me even when you're</text:p>
      <text:p text:style-name="P1"><text:soft-page-break/>married to someone else"</text:p>
      <text:p text:style-name="P1">Misty(a bit angry, sobbs) : "is that a challenge</text:p>
      <text:p text:style-name="P1">Ketchum?"</text:p>
      <text:p text:style-name="P1">Ash<text:span text:style-name="T384">(straight face)</text:span> : "hence great guys like Georgio,Green and R<text:span text:style-name="T385">aul</text:span> never had a chance despite being as good</text:p>
      <text:p text:style-name="P1">as anyone and you know it,infact you wouldn't</text:p>
      <text:p text:style-name="P1">have been in this mess had you been with any one</text:p>
      <text:p text:style-name="P1">of them,and 4 years no contact is a long long</text:p>
      <text:p text:style-name="P1">time.that's what i'm saying"</text:p>
      <text:p text:style-name="P1">Misty(sobbing) : "who told.."</text:p>
      <text:p text:style-name="P1">Ash : "they themselves as soon as i gave my real</text:p>
      <text:p text:style-name="P1">identity to them and they had to give me only truth</text:p>
      <text:p text:style-name="P1">given who i'm.the whole Elite4 would do anything</text:p>
      <text:p text:style-name="P1">for me without a single question.."</text:p>
      <text:p text:style-name="P1">Misty(sobbing) : "it was.."</text:p>
      <text:p text:style-name="P1">Ash : "LISTEN! i know how you behaved with them</text:p>
      <text:p text:style-name="P1">only too well and you were the ever chaste lady as</text:p>
      <text:p text:style-name="P1">ever,i know each time you cancelled the very first</text:p>
      <text:p text:style-name="P1">date.those f.. themselves had to tell me or my</text:p>
      <text:p text:style-name="P1">sources and i confirmed them from your diaries</text:p>
      <text:p text:style-name="P1">that i took from your room and others were</text:p>
      <text:p text:style-name="P1">supplied by your helpers <text:span text:style-name="T68">whom i scared via Elite 4 Kanto</text:span>,you met those guys as</text:p>
      <text:p text:style-name="P1">those b.. encirculated you all the time..,then we</text:p>
      <text:p text:style-name="P1">broke up,then you agreed to go to date <text:span text:style-name="T68">cause you just didn’t see any light anywhere as soon as i was gone but</text:span> only to</text:p>
      <text:p text:style-name="P1">cancel the very first da<text:span text:style-name="T68">te</text:span> saying you can't and</text:p>
      <text:p text:style-name="P1">you're sorry,etc,etc and they realized you can't</text:p>
      <text:p text:style-name="P1">forget someone,(laugh)besides about a million</text:p>
      <text:p text:style-name="P1">people in Cerulian only would give <text:span text:style-name="T69">all their limbs</text:span> to f..</text:p>
      <text:p text:style-name="P1"><text:soft-page-break/>you won't they?"</text:p>
      <text:p text:style-name="P1">Misty(screem, crying) : "stop insulating me,i'm not</text:p>
      <text:p text:style-name="P1">a s.."</text:p>
      <text:p text:style-name="P1">Ash : "i know about your chastity more than you</text:p>
      <text:p text:style-name="P1">don't bother"</text:p>
      <text:p text:style-name="P1">Misty(screams, sobbs unctrolablly) : "Ash,your..your.."</text:p>
      <text:p text:style-name="P1">Ash(laugh) : "exactly that i've f.. so many i know</text:p>
      <text:p text:style-name="P1">only too well that who and how they f.. you"</text:p>
      <text:p text:style-name="P1">Misty(screams,anger,sobbing) : "Ash,i'll.."</text:p>
      <text:p text:style-name="P1">(Dark Gang stops her from talking)</text:p>
      <text:p text:style-name="P1">Ash(frown) : "Tracy can f.. you all he wants,like he</text:p>
      <text:p text:style-name="P1">did before <text:span text:style-name="T69">and was doing for years but you lost him to your own sister..(laugh)..such pity..anyhow(frown)</text:span>but would you accept <text:span text:style-name="T69">Tracy</text:span> as you</text:p>
      <text:p text:style-name="P1">beau?"</text:p>
      <text:p text:style-name="P1">Misty(totally breaks down) : "Ash,I Quit!I Quit!I</text:p>
      <text:p text:style-name="P1">Quit!"</text:p>
      <text:p text:style-name="P1">Ash(laugh) : "that was just word<text:span text:style-name="T69">play</text:span>,untill you lose</text:p>
      <text:p text:style-name="P1">every bit of your prized chastity...(Misty almost</text:p>
      <text:p text:style-name="P1">faints but the Pokemons keep her</text:p>
      <text:p text:style-name="P1">up)...what(laugh)? that you can't be f.. around and</text:p>
      <text:p text:style-name="P1">be chaste...?..i right now am destroying every bit</text:p>
      <text:p text:style-name="P1">of it(laugh)..am i even touching you <text:span text:style-name="T70">Misty</text:span>(laugh)?..."</text:p>
      <text:p text:style-name="P1">Misty(sobbing vigorously) : "Ash,please..."</text:p>
      <text:p text:style-name="P1">Ash(scream) : "shut up b...! you're body gets f.. or mind or you're verbally f.. no matter how you get f..</text:p>
      <text:p text:style-name="P1">if you've known what chastity is truely you'll be</text:p>
      <text:p text:style-name="P1">that forever <text:span text:style-name="T70">if you so wish</text:span>!SHUT UP!</text:p>
      <text:p text:style-name="P1">Misty(lies down on grass, sobbing whispering) :</text:p>
      <text:p text:style-name="P1">"just kill me Ash,just.."</text:p>
      <text:p text:style-name="P1">Ash(laugh) : "not till you're chaste(laughes</text:p>
      <text:p text:style-name="P1"><text:soft-page-break/>uncontrollably)"</text:p>
      <text:p text:style-name="P1">Misty(sobbing,whisper) : "what do you want</text:p>
      <text:p text:style-name="P1">Ash?..what(cries uncontrollably).."</text:p>
      <text:p text:style-name="P1">Ash(goes close to Misty's ears) : "I WANT YOUR</text:p>
      <text:p text:style-name="P1">CHASTITY!"</text:p>
      <text:p text:style-name="P1">Misty(screams, sobbing) : "then just f...(brusts into</text:p>
      <text:p text:style-name="P1">tears)"</text:p>
      <text:p text:style-name="P1">Ash(scowl) : "say i f.. you now,can i get rid of your</text:p>
      <text:p text:style-name="P1">chastity?or if i f.. you now mentally by just gazing</text:p>
      <text:p text:style-name="P1">at youe v.. <text:span text:style-name="T70">d.. all over </text:span>but neither imagining nor</text:p>
      <text:p text:style-name="P1">touching,would i be chaste,say your body is</text:p>
      <text:p text:style-name="P1">paralyzed and i f.. you,would you be chaste,<text:span text:style-name="T70">if your mind doesn’t budge a bit?</text:span>if you</text:p>
      <text:p text:style-name="P1">mentally c.. on my g.. would you be chaste,<text:span text:style-name="T70">even if your body is paralyzed..</text:span>you're</text:p>
      <text:p text:style-name="P1">body is paralyzed your mind still works,your mind</text:p>
      <text:p text:style-name="P1">is f.. me your body is 6 feet away <text:span text:style-name="T70">from me</text:span>...if you can show where's your chastity at all you'll be taken further."</text:p>
      <text:p text:style-name="P1">Misty(lying,sobbs uncontrolably) : "please Ash just</text:p>
      <text:p text:style-name="P1">stop that..."</text:p>
      <text:p text:style-name="P1">Ash(laugh) : "Chastity ain't it? chastity,Misty you've</text:p>
      <text:p text:style-name="P1">lost it the first day you saw me if you weren't a</text:p>
      <text:p text:style-name="P1">professional s.. even then(brusts into laughter)..."</text:p>
      <text:p text:style-name="P1">Misty(sobbing, scream) : "Yes,i was a<text:span text:style-name="T71">n</text:span> in-born</text:p>
      <text:p text:style-name="P1">s..,i'm..i'm.."<text:span text:style-name="T71">(breaks down crying)</text:span></text:p>
      <text:p text:style-name="P1">Ash(laugh) : "so your chastity vanished then ain't</text:p>
      <text:p text:style-name="P1">it?"(brusts into laughter)..but you must say it in</text:p>
      <text:p text:style-name="P1">words...(brusts into laughter)..."</text:p>
      <text:p text:style-name="P1">Misty(almost motionless, sobbing,whishper) :</text:p>
      <text:p text:style-name="P1">"Ash,the day i saw you first.."</text:p>
      <text:p text:style-name="P1">Ash(laugh) : "i got unchaste(brusts into</text:p>
      <text:p text:style-name="P1"><text:soft-page-break/>laughter)..no till you word it down i won't budge..."</text:p>
      <text:p text:style-name="P1">Misty(angry, sobbs,crying) : "no i won't say that,</text:p>
      <text:p text:style-name="P1">(scream)do whatever you want!..you <text:span text:style-name="T72">b</text:span>..(again</text:p>
      <text:p text:style-name="P1">brusts into tears).."</text:p>
      <text:p text:style-name="P1">Ash(frown) : "what are you holding onto now?i</text:p>
      <text:p text:style-name="P1">always say i f.. around and i don't hold onto</text:p>
      <text:p text:style-name="P1">that,does it mean you're more chaste than me when i showed you that you in your mind has</text:p>
      <text:p text:style-name="P1">bedded only me several times,what to speak of</text:p>
      <text:p text:style-name="P1">others..."</text:p>
      <text:p text:style-name="P1">Misty(sobbing, scream) : "i'm unchaste then,i'm a</text:p>
      <text:p text:style-name="P1">wh..(brusts into tears)..</text:p>
      <text:p text:style-name="P1">Ash(frown) : "you yourself can make you that,</text:p>
      <text:p text:style-name="P1">nobody else,may we go to the next step?"</text:p>
      <text:p text:style-name="P1">Misty(sobbing) : "you b..(brusts into tears)"</text:p>
      <text:p text:style-name="P1">Ash(frown) : "i'm saying that you d.. among</text:p>
      <text:p text:style-name="P1">millions to forget your Ash only which you</text:p>
      <text:p text:style-name="P1">couldn't."</text:p>
      <text:p text:style-name="P1">Misty(sobbing) : "Ash.."</text:p>
      <text:p text:style-name="P1">Ash : "see this could be fun if we both were</text:p>
      <text:p text:style-name="P1">promiscuous you know why as i said if we cheat</text:p>
      <text:p text:style-name="P1">on each other or anyone else we'll be only thinking</text:p>
      <text:p text:style-name="P1">about each other only.same way if you're married</text:p>
      <text:p text:style-name="P1">happily infact it won't be exactly nice and easy</text:p>
      <text:p text:style-name="P1">now nor for me,because there's another and the</text:p>
      <text:p text:style-name="P1">comparison and eventual adjustments would go</text:p>
      <text:p text:style-name="P1">on for ages <text:span text:style-name="T73">possiby never completing so </text:span>the children won't be exactly nice in such a situation i guess.."</text:p>
      <text:p text:style-name="P1">Misty(crying) : "what do you want,<text:span text:style-name="T73">Ash</text:span>?are you cursing</text:p>
      <text:p text:style-name="P1">me that even if i do marry someone else my</text:p>
      <text:p text:style-name="P1">children..(chokes totally with tears)"</text:p>
      <text:p text:style-name="P1"><text:soft-page-break/>Ash(scream) : "you had 4 damn years to forget</text:p>
      <text:p text:style-name="P1">me,4 DAMN YEARS.."</text:p>
      <text:p text:style-name="P1">Misty(sobbing) : "i'll take 40,but(trying to sta<text:span text:style-name="T73">n</text:span>d up</text:p>
      <text:p text:style-name="P1">again) i've..i've...i've decided,Ash Ketchum we're</text:p>
      <text:p text:style-name="P1">done.i'll show you that.."</text:p>
      <text:p text:style-name="P1">Ash(laugh) : "Your marrying someone to show</text:p>
      <text:p text:style-name="P1">someone something?"</text:p>
      <text:p text:style-name="P1">Misty(crying and again sitting down,totally broken</text:p>
      <text:p text:style-name="P1">down) : "Ash let me go.."</text:p>
      <text:p text:style-name="P1">Ash<text:span text:style-name="T74">(frown)</text:span> : "Misty,is there any point in getting into a</text:p>
      <text:p text:style-name="P1">relationship only because you want to forget</text:p>
      <text:p text:style-name="P1">someone else?"</text:p>
      <text:p text:style-name="P1">Misty(sobbing) : "i couldn't.."</text:p>
      <text:p text:style-name="P1">Ash : " exactly,neither could I"</text:p>
      <text:p text:style-name="P1">Misty(shouting loudly) : "i want to forget you Ash</text:p>
      <text:p text:style-name="P1">but.."</text:p>
      <text:p text:style-name="P1">Ash(solemn) : "you can't,neither can i Misty,neither</text:p>
      <text:p text:style-name="P1">can I"</text:p>
      <text:p text:style-name="P1">Misty(sobbing) : "Ash if you were a girl.."</text:p>
      <text:p text:style-name="P1">Ash(solemn) : "well all i can say is that same for</text:p>
      <text:p text:style-name="P1">me, I won't be doing the right thing either if i tried</text:p>
      <text:p text:style-name="P1">to marry a woman only to forget another.there's a</text:p>
      <text:p text:style-name="P1">saying that you have to say goodbye but that</text:p>
      <text:p text:style-name="P1">means a <text:span text:style-name="T75">P</text:span>okemon goes to another,not so easy for</text:p>
      <text:p text:style-name="P1">humans, especially if they're a chaste wh.. like</text:p>
      <text:p text:style-name="P1">you."</text:p>
      <text:p text:style-name="P1">Misty(sobbing) : "Ash..you..your torturing me since</text:p>
      <text:p text:style-name="P1">1<text:span text:style-name="T76">5</text:span>,give me a break please,go away Ash,i was.."</text:p>
      <text:p text:style-name="P1">Ash : "so happy before meeting you today here as i</text:p>
      <text:p text:style-name="P1">read your note and came<text:span text:style-name="T77"> </text:span>running to my ASH to be</text:p>
      <text:p text:style-name="P1">f.. around all my life!HAPPILY!"</text:p>
      <text:p text:style-name="P1"><text:soft-page-break/>Misty(crying, sobbing uncontrollably) : "Ash you</text:p>
      <text:p text:style-name="P1">don't expect me to run back to you after whatever</text:p>
      <text:p text:style-name="P1">you can say or do,none has ever humiliated and</text:p>
      <text:p text:style-name="P1">mentally tortured me like you've done...you've</text:p>
      <text:p text:style-name="P1">insulted my..(breaks down completely)"</text:p>
      <text:p text:style-name="P1">Ash(laugh) : "Chastity(laughes uncontrollably)"</text:p>
      <text:p text:style-name="P1">Misty(sob,scream) : "Ash,i'm..(breaks down</text:p>
      <text:p text:style-name="P1">totally)"</text:p>
      <text:p text:style-name="P1">Ash(<text:span text:style-name="T78">laugh</text:span>) : "a girl so no boy can have chastity?"</text:p>
      <text:p text:style-name="P1">Misty(uncontrollably sobs) : "just kill...(sobbs</text:p>
      <text:p text:style-name="P1">unctrolablly)"</text:p>
      <text:p text:style-name="P1">Ash(frown) : "your chastity,then i'm doing it listen!i</text:p>
      <text:p text:style-name="P1">atleast said i didn't impure it and i atleast said that</text:p>
      <text:p text:style-name="P1">except for me none had the chance unless YOU</text:p>
      <text:p text:style-name="P1">YOURSELF had budged and lying to me just like</text:p>
      <text:p text:style-name="P1">i'm not..i'm telling you that i've f... <text:span text:style-name="T79">b..</text:span> around</text:p>
      <text:p text:style-name="P1">for so long..i've.. your problem with that isn't mine</text:p>
      <text:p text:style-name="P1">neither is your chastity,all i said <text:span text:style-name="T80">is that</text:span> i didn't c... inside</text:p>
      <text:p text:style-name="P1">your v.. to begin with and viseversa,i atleast didn't</text:p>
      <text:p text:style-name="P1">start with you..and about the expectation of</text:p>
      <text:p text:style-name="P1">running back to be f.. around,not at all,i expected</text:p>
      <text:p text:style-name="P1">you to may be jump around me,scream.."</text:p>
      <text:p text:style-name="P1">Misty(sobbing uncontrollably) : "Ash.."</text:p>
      <text:p text:style-name="P1">Ash : "you see Misty,you aren't forgetting me in</text:p>
      <text:p text:style-name="P1">this life whether you're the most chaste or the</text:p>
      <text:p text:style-name="P1">biggest wh.. and nor i'm forgetting you during my</text:p>
      <text:p text:style-name="P1">lifespan no matter how many i f.. around everyday</text:p>
      <text:p text:style-name="P1">or dont at all, and that's what i meant,i don't give a</text:p>
      <text:p text:style-name="P1">fig about any random person,i made a mistake continuing to journey rather than being beside you</text:p>
      <text:p text:style-name="P1">then when you truely needed my arm around your</text:p>
      <text:p text:style-name="P1"><text:soft-page-break/>shoulder and i despite having that power to lend</text:p>
      <text:p text:style-name="P1">you that support never cared rather went for utter</text:p>
      <text:p text:style-name="P1">selfishness,and i'm killing myself for that since i</text:p>
      <text:p text:style-name="P1">realized it cause more than a s.. to me you were</text:p>
      <text:p text:style-name="P1">my very close friend and i didn't care about you</text:p>
      <text:p text:style-name="P1">that's why and i'm sorry for that and have been for</text:p>
      <text:p text:style-name="P1">a long time.if there's a chance i would like to set it</text:p>
      <text:p text:style-name="P1">straight."</text:p>
      <text:p text:style-name="P1">Misty(sobbing) : "you.."</text:p>
      <text:p text:style-name="P1">Ash : "did i ever kiss your head off feeling your</text:p>
      <text:p text:style-name="P1">body all over since that first occasion that too</text:p>
      <text:p text:style-name="P1">went as politely as possible and only after asking</text:p>
      <text:p text:style-name="P1">but i would apologize if you didn't want it that day</text:p>
      <text:p text:style-name="P1">and i like a h.. b.. jumped on you cheating on our</text:p>
      <text:p text:style-name="P1">friendship,but still barring that one mement in 13</text:p>
      <text:p text:style-name="P1">years,never did i li.. your tongue never did i</text:p>
      <text:p text:style-name="P1">snaggle you that day or have i su.. the j.. out of</text:p>
      <text:p text:style-name="P1">you everytime i ever saw you,did i li.. your v.. all the</text:p>
      <text:p text:style-name="P1">time for 13 years for kisses Misty,huh?!?did I?"</text:p>
      <text:p text:style-name="P1">Misty(sobbing uncontrollably) : "Ash,please.."</text:p>
      <text:p text:style-name="P1">Ash : "SHUT UP,unless the Misty that could tame a</text:p>
      <text:p text:style-name="P1">f.. lunatic Gyarados singlehandedly at 18 has</text:p>
      <text:p text:style-name="P1">become such a f.. up wh.. now that can't stand a</text:p>
      <text:p text:style-name="P1">verbal onslaught!STAND UP!LISTEN!did i demand</text:p>
      <text:p text:style-name="P1">that we share a bed all the time everyday that you</text:p>
      <text:p text:style-name="P1">had m..?huh?! you want to know whether i f..</text:p>
      <text:p text:style-name="P1">around girls before i broke up don't you,but you of</text:p>
      <text:p text:style-name="P1">all were closest to me all the time and just a</text:p>
      <text:p text:style-name="P1">giggle away from too happily sharing your</text:p>
      <text:p text:style-name="P1">under...all the time-but was i only looking to f.. you</text:p>
      <text:p text:style-name="P1">every night you were sleeping near me cause you</text:p>
      <text:p text:style-name="P1"><text:soft-page-break/>had some problems?have i ever been friendly to</text:p>
      <text:p text:style-name="P1">you only because you were infatuated with me</text:p>
      <text:p text:style-name="P1">and i just kept licking my lips waiting to jump and</text:p>
      <text:p text:style-name="P1">prey upon you just in that right moment? did i ever</text:p>
      <text:p text:style-name="P1">f.. you like anything in all those places that we've</text:p>
      <text:p text:style-name="P1">been in 13 years and no don't get me started,i</text:p>
      <text:p text:style-name="P1">never showed doesn't mean i never knew exactly</text:p>
      <text:p text:style-name="P1">what you wanted from me since the</text:p>
      <text:p text:style-name="P1">beginning..Misty,you were the Sensational Sister the youngest and most sought after all over the</text:p>
      <text:p text:style-name="P1">world they died for you all over and i kept seeing</text:p>
      <text:p text:style-name="P1">that day after day brushing it aside cause to me</text:p>
      <text:p text:style-name="P1">you were ever my little friend Misty,and to me you</text:p>
      <text:p text:style-name="P1">were exactly that all the time,and at the top of your</text:p>
      <text:p text:style-name="P1">fame as a Gym Leader and Perfomer,only I had</text:p>
      <text:p text:style-name="P1">you at my mercy Misty,only me in the whole</text:p>
      <text:p text:style-name="P1">world..the girl who if looked at them they would</text:p>
      <text:p text:style-name="P1">feel their thousand lives has been f.. enough was</text:p>
      <text:p text:style-name="P1">at my mercy,i was unique even then,all i wanted to</text:p>
      <text:p text:style-name="P1">say what?- 'can I f.. you tonight Mist,please please</text:p>
      <text:p text:style-name="P1">you look so <text:span text:style-name="T81">so</text:span> s.. today?' did I?ever?Misty,i've seen</text:p>
      <text:p text:style-name="P1">many <text:span text:style-name="T81">chosen </text:span>s.. in my godforsaken life and their</text:p>
      <text:p text:style-name="P1">antics,and YOU if only YOU weren't one of</text:p>
      <text:p text:style-name="P1">them,never have been atleast till i left you and this</text:p>
      <text:p text:style-name="P1">atleast i could say of my friend who still,still have</text:p>
      <text:p text:style-name="P1">an infatuation for me since the very first day <text:span text:style-name="T81">for all these 18 damn years no matter what </text:span>that</text:p>
      <text:p text:style-name="P1">despite having truely great guys at her mercy my</text:p>
      <text:p text:style-name="P1">girlfriend waited for me cause she cherished me</text:p>
      <text:p text:style-name="P1">despite me never being kind to her,this i can say</text:p>
      <text:p text:style-name="P1"><text:soft-page-break/>about you to anyone who dares to say otherwise ever...but Misty,i could've f.. you all around and</text:p>
      <text:p text:style-name="P1">left,and yes i did leave but before that despite</text:p>
      <text:p text:style-name="P1">having all the luck and chances,did I ever ever</text:p>
      <text:p text:style-name="P1">even asked you out to go to shopping,to date,to</text:p>
      <text:p text:style-name="P1">skywatch,to a beach,a lake,a desart,a restaurant,a</text:p>
      <text:p text:style-name="P1">movie <text:span text:style-name="T81">apart from how a friend would ask you for a hangout?..did i hangout with you all those occasions because i just wanted to f.. you around?..was i..”</text:span></text:p>
      <text:p text:style-name="P1">Misty(screams,crying) : "Ash,please stop."</text:p>
      <text:p text:style-name="P1">Ash : "that kiss that i had with you,which you may</text:p>
      <text:p text:style-name="P1">blame me now that actually what i meant that day</text:p>
      <text:p text:style-name="P1">was that i wanted to s.. you all day.. but i know i</text:p>
      <text:p text:style-name="P1">didn't and that was my first as well as last when</text:p>
      <text:p text:style-name="P1">we were physical,the second one was an accident</text:p>
      <text:p text:style-name="P1">which i was foolish enough to not predict,and I</text:p>
      <text:p text:style-name="P1">never expected Serena of all people to do that out</text:p>
      <text:p text:style-name="P1">of blue,and that's the real s.. i've seen from closest</text:p>
      <text:p text:style-name="P1">quarter-hanging around me to be s.. every day and</text:p>
      <text:p text:style-name="P1">night like a copybook h.. b.. and i ever took her</text:p>
      <text:p text:style-name="P1">under my wing cause of her parents were too well</text:p>
      <text:p text:style-name="P1">known to Professor Oak of all <text:span text:style-name="T82">and even to my mom remotely</text:span>.. and she was a r..s..</text:p>
      <text:p text:style-name="P1">before that so i thought if i could do</text:p>
      <text:p text:style-name="P1">something,Kalos being my very last regional journey and i had 5 leagues-but to my harsh</text:p>
      <text:p text:style-name="P1">awakening i found you can't take a w.. as your</text:p>
      <text:p text:style-name="P1">sister no matter how may you try and the b.. did</text:p>
      <text:p text:style-name="P1">shine in all her glorious s.. to pull off a stunt on</text:p>
      <text:p text:style-name="P1">me.anyhow thats a different story,you see I didn't</text:p>
      <text:p text:style-name="P1">do all those even with you then and the only time</text:p>
      <text:p text:style-name="P1"><text:soft-page-break/>we did,it was only a moment too emotional for</text:p>
      <text:p text:style-name="P1">both of us,or maybe i was a h.. b.. that</text:p>
      <text:p text:style-name="P1">day,but i hugged you many times and that was it</text:p>
      <text:p text:style-name="P1">for me but as far as i know,i didn't fel.."</text:p>
      <text:p text:style-name="P1">Misty(sobbing uncontrollably) : "Ash,<text:span text:style-name="T83">please..stop..let me speak..</text:span>all</text:p>
      <text:p text:style-name="P1">you're trying so hard to tell me is that you've been</text:p>
      <text:p text:style-name="P1">kissed only 3 times,and only once did you</text:p>
      <text:p text:style-name="P1">intentionally do it and expect me to believe you</text:p>
      <text:p text:style-name="P1">given simply what you've said earlier just now?"</text:p>
      <text:p text:style-name="P1">Ash : "no i must be clear to you,did i ever by any</text:p>
      <text:p text:style-name="P1">means improperly behaved with you,you of all</text:p>
      <text:p text:style-name="P1">girls?"</text:p>
      <text:p text:style-name="P1">Misty(sobbing) : "and neither then would you do</text:p>
      <text:p text:style-name="P1">so to.."</text:p>
      <text:p text:style-name="P1">Ash(Sternly) : "cause I don't want to Misty,i don'thave to nor do i need to.you also can realize</text:p>
      <text:p text:style-name="P1">publicity stunts very well and Serena was i thought</text:p>
      <text:p text:style-name="P1">only being childish and i didn't tell her about you</text:p>
      <text:p text:style-name="P1">cause you weren't with me then and it would've</text:p>
      <text:p text:style-name="P1">encouraged the s.. that she is even more and</text:p>
      <text:p text:style-name="P1">which anyhow did,giving me the lesson once a</text:p>
      <text:p text:style-name="P1">w..,always a w.."</text:p>
      <text:p text:style-name="P1">Misty(sobbing) : "so your inaction didn't help you</text:p>
      <text:p text:style-name="P1">then?"</text:p>
      <text:p text:style-name="P1">Ash : "well,i tell you then frankly my views as i did</text:p>
      <text:p text:style-name="P1">in that note.</text:p>
      <text:p text:style-name="P1">I DONT KISS URINE and STOOL"</text:p>
      <text:p text:style-name="P1">Misty(crying) : "so i'm also.."</text:p>
      <text:p text:style-name="P1">Ash :"the only exception.To me you're not just this</text:p>
      <text:p text:style-name="P1">body or these emotions that you're showing</text:p>
      <text:p text:style-name="P1"><text:soft-page-break/>now,you're far far beyond,i wish i knew it perfectly</text:p>
      <text:p text:style-name="P1">before but sadly i didn't.i have had chances to be</text:p>
      <text:p text:style-name="P1">all over a thousand girls including you and i</text:p>
      <text:p text:style-name="P1">could've jumped upon you just about anytime and</text:p>
      <text:p text:style-name="P1">apart from you i still have had enough s.. recently</text:p>
      <text:p text:style-name="P1">even more..,but the thing is that except you there's pus and urine and in case of you i don't have to be</text:p>
      <text:p text:style-name="P1">all over you at all nor have i ever seen you or will in</text:p>
      <text:p text:style-name="P1">the same light as i have and will in case of <text:span text:style-name="T84">all </text:span>others</text:p>
      <text:p text:style-name="P1">which includes..”</text:p>
      <text:p text:style-name="P1">Misty : "Ash,your're insulting the whole.."</text:p>
      <text:p text:style-name="P1">Ash : "did you kiss Ash Ketchum or the</text:p>
      <text:p text:style-name="P1">saliva,spit,cough.."</text:p>
      <text:p text:style-name="P1">Misty(crying) : "Please.."</text:p>
      <text:p text:style-name="P1">Ash : "if you've kissed Ash Ketchum you can be</text:p>
      <text:p text:style-name="P1">happy about it as am I,unless you realize this i</text:p>
      <text:p text:style-name="P1">must go further with this"</text:p>
      <text:p text:style-name="P1">Misty(sobbing) : "what are you trying to.."</text:p>
      <text:p text:style-name="P1">Ash : "the others have</text:p>
      <text:p text:style-name="P1">touched,fondled,kissed,liked,became friends</text:p>
      <text:p text:style-name="P1">with,is greatfull to was kind to,so on so on..all</text:p>
      <text:p text:style-name="P1">that's not Ash Ketchum.Only my Mom,my</text:p>
      <text:p text:style-name="P1">Pokemons and YOU,MISTY WATERFLOWER,has</text:p>
      <text:p text:style-name="P1">ever got the Ash Ketchum that i'm"</text:p>
      <text:p text:style-name="P1">Misty(with tears) : "Ash you want me to bel.."</text:p>
      <text:p text:style-name="P1">Ash : "fine,then did you fish out a mass of flesh and urine that fine afternoon in a godforsaken</text:p>
      <text:p text:style-name="P1">forest lake or did you..No don't interrupt,i'm going</text:p>
      <text:p text:style-name="P1">to the bottom of this only then i myself will never</text:p>
      <text:p text:style-name="P1">show my face to you.BE PATIENT.you got me out</text:p>
      <text:p text:style-name="P1">of there,probably saving both my and Pikachu's</text:p>
      <text:p text:style-name="P1"><text:soft-page-break/>life,then i borrowed you bi-cycle and the rest you</text:p>
      <text:p text:style-name="P1">know.What made you fall for me?"</text:p>
      <text:p text:style-name="P1">Misty(with tears) :" you tendered Pikachu,you.."</text:p>
      <text:p text:style-name="P1">Ash : "it's not a question of what i did,you've seen</text:p>
      <text:p text:style-name="P1">everyone and me...same stool and urine,but the</text:p>
      <text:p text:style-name="P1">rest were not whereas I was,why?you couldn't help</text:p>
      <text:p text:style-name="P1">it,right?"</text:p>
      <text:p text:style-name="P1">Misty(screams out,sobbing fanatically) : "No,and i</text:p>
      <text:p text:style-name="P1">wish i could..i.."</text:p>
      <text:p text:style-name="P1">Ash(shaking Misty) : "please Misty,be patient we're</text:p>
      <text:p text:style-name="P1">only beginning..your</text:p>
      <text:p text:style-name="P1">answers,generosity,kindness,warmth or the look</text:p>
      <text:p text:style-name="P1">the skills..i've had enough with these nonsense my</text:p>
      <text:p text:style-name="P1">entire life.if you can honestly say you liked me</text:p>
      <text:p text:style-name="P1">because of something i will instantly give up on</text:p>
      <text:p text:style-name="P1">you"</text:p>
      <text:p text:style-name="P1">Misty(crying,scream) : "what do you want me to</text:p>
      <text:p text:style-name="P1">confess,Ash? i just liked you I don't know why,i</text:p>
      <text:p text:style-name="P1">couldn't help.."</text:p>
      <text:p text:style-name="P1">Ash : "right stay with me on this.Other people have</text:p>
      <text:p text:style-name="P1">liked me for a reason,except My Mom and My</text:p>
      <text:p text:style-name="P1">Pokemons..i like my mom because of nothing,i</text:p>
      <text:p text:style-name="P1">like my pokemons because of nothing,my</text:p>
      <text:p text:style-name="P1">pokemons may've been charmed with my care but</text:p>
      <text:p text:style-name="P1">i've released Butterfree some 1<text:span text:style-name="T85">6</text:span> years ago,why</text:p>
      <text:p text:style-name="P1">does his children's i don't know who they are</text:p>
      <text:p text:style-name="P1">even,mine passed away ages ago..why they keep</text:p>
      <text:p text:style-name="P1">coming back?why all of my pokemons don't leave</text:p>
      <text:p text:style-name="P1">me despite me leaving them at places? Pikachu</text:p>
      <text:p text:style-name="P1">never was cared because of his temperament,i did</text:p>
      <text:p text:style-name="P1">care but he refused to go into a</text:p>
      <text:p text:style-name="P1"><text:soft-page-break/>Pokeball,Bulbasaur refused to leave or</text:p>
      <text:p text:style-name="P1">evolve,Haunter came to me on his own will,and</text:p>
      <text:p text:style-name="P1">many more.i've given them full license,when i</text:p>
      <text:p text:style-name="P1">trained them it was more <text:span text:style-name="T85">then most and then later all</text:span> fun than training and you</text:p>
      <text:p text:style-name="P1">know all of these.they've stayed with me because</text:p>
      <text:p text:style-name="P1">they like Ash Ketchum not my blah,blah,blah,something.After Sinnoh i singled</text:p>
      <text:p text:style-name="P1">out each and sternly told them they can leave after</text:p>
      <text:p text:style-name="P1">they choked in the final leaving Pikachu all alone</text:p>
      <text:p text:style-name="P1">even after I won,they didn't,i've been out to catch</text:p>
      <text:p text:style-name="P1">them battle them do whatever i want to do with</text:p>
      <text:p text:style-name="P1">them,they kept liking me.they didn't have to,why?</text:p>
      <text:p text:style-name="P1">they don't know.are you listening?"</text:p>
      <text:p text:style-name="P1">Misty(dizzy) : "yes.."</text:p>
      <text:p text:style-name="P1">Ash(shaking her) : "Stay on this,we're exactly here</text:p>
      <text:p text:style-name="P1">and look around you,Gengar,Noivern,Gerninja,my</text:p>
      <text:p text:style-name="P1">own dark type pokemons,they can't breed due to</text:p>
      <text:p text:style-name="P1">their heightened powers,i never forced them,they</text:p>
      <text:p text:style-name="P1">chose it themselves-for me,what assurance i gave</text:p>
      <text:p text:style-name="P1">them that I won't drain them later breaking my</text:p>
      <text:p text:style-name="P1">promise,you know very well that this evolution is</text:p>
      <text:p text:style-name="P1">possible if only they will and not just any dark</text:p>
      <text:p text:style-name="P1">pokemon can reach this stage,very selected can</text:p>
      <text:p text:style-name="P1">and they themselves have to comply only then this</text:p>
      <text:p text:style-name="P1">happenes,why,why have they done this despite me</text:p>
      <text:p text:style-name="P1">rather dissuading them consistently? i wanted to</text:p>
      <text:p text:style-name="P1">recall them,i've been afraid of loosing,i wanted to surrender,i wanted them to save themselves not</text:p>
      <text:p text:style-name="P1">go too far,THEY REFUSED.i wanted them to have</text:p>
      <text:p text:style-name="P1"><text:soft-page-break/>their lives,THEY REFUSED,you know after <text:span text:style-name="T388">Unova Elite4,</text:span> i</text:p>
      <text:p text:style-name="P1">tortured <text:span text:style-name="T234">this exact </text:span>Bulbasaur of all,He Refused to leave</text:p>
      <text:p text:style-name="P1">me,<text:span text:style-name="T234">after Unova Elite4, I</text:span> abandoned Snorlax in a</text:p>
      <text:p text:style-name="P1">place,from where for his type,none can return to</text:p>
      <text:p text:style-name="P1">the Lab alive,he returned for me,i drove Charizard</text:p>
      <text:p text:style-name="P1">away <text:span text:style-name="T234">after Hoenn Elite4</text:span>,he Refused to be left..hell,after <text:span text:style-name="T235">Sinnoh Elite4</text:span> i did</text:p>
      <text:p text:style-name="P1">the biggest thing,I left Pikachu after draining some</text:p>
      <text:p text:style-name="P1">of his energy,he refused to leave me,and</text:p>
      <text:p text:style-name="P1">miraculously got back to full strength as soon as i</text:p>
      <text:p text:style-name="P1">accepted him back and i've tested it on all except</text:p>
      <text:p text:style-name="P1">my mom,whom i don't have to test unless i'm a b..</text:p>
      <text:p text:style-name="P1">and i can go on and on about it, and why i kept</text:p>
      <text:p text:style-name="P1">winning from any situation as i didn't ever tell my</text:p>
      <text:p text:style-name="P1">pokemons that battling was more important even</text:p>
      <text:p text:style-name="P1">in my dreams? they've given their lives to me-</text:p>
      <text:p text:style-name="P1">why?"</text:p>
      <text:p text:style-name="P1">Misty(tears,bit sobbing) : "Ash its your.."</text:p>
      <text:p text:style-name="P1">Ash(laugh) : "what s..?what?..Gengar she doesn't</text:p>
      <text:p text:style-name="P1">talk listens,cognizes every word,when i feel like she's off..what is it Misty,huh?!?what are you trying</text:p>
      <text:p text:style-name="P1">to get at?...your.your.your.your..sounds exactly</text:p>
      <text:p text:style-name="P1">what you <text:span text:style-name="T86">are and</text:span> you are a wh..,Misty is a wh.. SHUT THE</text:p>
      <text:p text:style-name="P1">F.. UP!..your!..but wait (laugh)..i know it...your..well</text:p>
      <text:p text:style-name="P1">lets see why Misty s.. became infatuated with a h..</text:p>
      <text:p text:style-name="P1">b.. like Ash from the very beginning(laugh)..here it</text:p>
      <text:p text:style-name="P1">is..my look,my skill,your gratitude,my</text:p>
      <text:p text:style-name="P1">gratitude,your infatuation,your dream,your</text:p>
      <text:p text:style-name="P1">crush,my money,my body,my fame,my</text:p>
      <text:p text:style-name="P1"><text:soft-page-break/>kindness,my warmth,my gallantry,my</text:p>
      <text:p text:style-name="P1">generosity,<text:span text:style-name="T236">my infatuation,my obsession,</text:span>my friendship,my closure,my help,my</text:p>
      <text:p text:style-name="P1">affection, my benevolence,my passion,my</text:p>
      <text:p text:style-name="P1">heart,my smile,my intelligence,my</text:p>
      <text:p text:style-name="P1">achievements,my compassion,my social skills,my</text:p>
      <text:p text:style-name="P1">social services,my valour,my vigour,my honesty,my</text:p>
      <text:p text:style-name="P1">success,my goodness,my truthfullness,my</text:p>
      <text:p text:style-name="P1">plight,my distress,my position,my condition,my</text:p>
      <text:p text:style-name="P1">troubles,my profession(brusts into laughter)-</text:p>
      <text:p text:style-name="P1">oh!My Mind/was I kind/why rewind/(scream)<text:span text:style-name="T237">I WAS NEVER</text:span> BLIND...Gengar off..</text:p>
      <text:p text:style-name="P1">(few Minutes Later)Misty(sobbing, lying down on grass,looking at</text:p>
      <text:p text:style-name="P1">Ash) : "um..Ash..come.."</text:p>
      <text:p text:style-name="P1">Ash(frown) : "what?lie down <text:span text:style-name="T87">on top of</text:span> you and f.. you</text:p>
      <text:p text:style-name="P1">the few more moments you've left <text:span text:style-name="T88">in your f.. life of a f.. chaste s..</text:span>?</text:p>
      <text:p text:style-name="P1">Misty(tries to scream) : "your soul.."</text:p>
      <text:p text:style-name="P1">(chokes)..almost faints,pokemons cure her)..</text:p>
      <text:p text:style-name="P1">Ash(frown) : "what is a soul?"</text:p>
      <text:p text:style-name="P1">Misty(sobbs uncontrollably) : "Ash please it your</text:p>
      <text:p text:style-name="P1">self..it's just you..."</text:p>
      <text:p text:style-name="P1">Ash(scream) : "RIGHT!IT'S ME,NOT MINE.why my</text:p>
      <text:p text:style-name="P1">mom loves me?even if i kick her out of home</text:p>
      <text:p text:style-name="P1">tomorrow without giving her any means she'll</text:p>
      <text:p text:style-name="P1">deep down still want only to reconcile not to</text:p>
      <text:p text:style-name="P1">destroy me.why?why is it that people like me who</text:p>
      <text:p text:style-name="P1">didn't have to?</text:p>
      <text:p text:style-name="P1">Misty(sobbing, uncontrollably,sitting up,tears) :</text:p>
      <text:p text:style-name="P1">"Ash,i.."</text:p>
      <text:p text:style-name="P1"><text:soft-page-break/>Ash(extremely agitated) : "such charm i've on you</text:p>
      <text:p text:style-name="P1">ain't it doll?that now you're thinking your Ash is</text:p>
      <text:p text:style-name="P1">FINALLY back to you again to unchaste you,then</text:p>
      <text:p text:style-name="P1">LISTEN i'm doing all these to rob whatever you'veleft now,yeah that's what my real intension is- lets</text:p>
      <text:p text:style-name="P1">battle doll,shall we?...YOU'LL HAVE TO LISTEN if</text:p>
      <text:p text:style-name="P1">you want to die peacefully,GET UP!..you 3 brats</text:p>
      <text:p text:style-name="P1">make her stand up..yes..lets battle s..</text:p>
      <text:p text:style-name="P1">empress,lets battle(laugh,Misty sobbs</text:p>
      <text:p text:style-name="P1">uncontrollably)..i cheated on you with just about</text:p>
      <text:p text:style-name="P1">any w.. you can imagine,and while i was enjoying</text:p>
      <text:p text:style-name="P1">their ...,i laughed at your loyalty and then i'd cheat</text:p>
      <text:p text:style-name="P1">on that w.. with another s.. and so on and i'll do it</text:p>
      <text:p text:style-name="P1">again and again and again on everyone,i'll do this</text:p>
      <text:p text:style-name="P1">to every single person including you all my life i'll</text:p>
      <text:p text:style-name="P1">become the devil that'll leave a mark on people for</text:p>
      <text:p text:style-name="P1">a long time..i'll deceive you with the mask</text:p>
      <text:p text:style-name="P1">of..MISTY(vigorously shaking her),LISTEN..no you</text:p>
      <text:p text:style-name="P1">can't still faint..(laugh).. longing to be f.. around</text:p>
      <text:p text:style-name="P1">since the very first sight ain't it?(brusts into</text:p>
      <text:p text:style-name="P1">laughter,Misty totally breaks down in tears,wants</text:p>
      <text:p text:style-name="P1">to drink water,Gerninja provides it..a few moments</text:p>
      <text:p text:style-name="P1">later)</text:p>
      <text:p text:style-name="P1">(solemn,sits Misty down,who lies down again,</text:p>
      <text:p text:style-name="P1">uncontrollably crying)..i forgot sometimes peoplehelped me and all that just having a look-a this</text:p>
      <text:p text:style-name="P1">boy is sweet it seemed to this...sweet,warm,kind...</text:p>
      <text:p text:style-name="P1">(scream)F.. all of that, there's a f.. reason behind</text:p>
      <text:p text:style-name="P1">all f.. that i received.."</text:p>
      <text:p text:style-name="P1">Misty(sobbing,mild exhausted voice) : "Ash..i.."</text:p>
      <text:p text:style-name="P1">Ash(frown) : "you don't know what that X factor</text:p>
      <text:p text:style-name="P1"><text:soft-page-break/>was?"</text:p>
      <text:p text:style-name="P1">Misty(sobbing uncontrollably) : "Ash,did i.."</text:p>
      <text:p text:style-name="P1">Ash(solemn) : "no it's not a matter of fault or</text:p>
      <text:p text:style-name="P1">blame,all i'm saying is that you were there and felt</text:p>
      <text:p text:style-name="P1">what you felt but didn't know why..i certainly</text:p>
      <text:p text:style-name="P1">wasn't the prettiest h.. b.. at <text:span text:style-name="T89">15</text:span> and i know that.."</text:p>
      <text:p text:style-name="P1">Misty(trying to sit on the bench beside Ash) :</text:p>
      <text:p text:style-name="P1">"Ash,please, let's.."</text:p>
      <text:p text:style-name="P1">Ash(angry,Makes Misty sit on the grass) : "Shut</text:p>
      <text:p text:style-name="P1">the f.. up <text:span text:style-name="T90">b..</text:span>!just two words and a professional s..</text:p>
      <text:p text:style-name="P1">that you are coming all over for her only Ash!Stay</text:p>
      <text:p text:style-name="P1">where you are!..</text:p>
      <text:p text:style-name="P1">Misty(uncontrollably crying) : "Ash..i'm..i'm</text:p>
      <text:p text:style-name="P1">sorry...sorry..i didn't...(brusts into tears)"</text:p>
      <text:p text:style-name="P1">Ash(laugh) : "want to break up with you but <text:span text:style-name="T91">you see</text:span> i got so h.. that just before i got f.. by Green,so i had to</text:p>
      <text:p text:style-name="P1">cause i thought i might get(brusts into laughter)..</text:p>
      <text:p text:style-name="P1">what's that damned word..(brusts into</text:p>
      <text:p text:style-name="P1">laughter)s..?(brusts into laughter).."</text:p>
      <text:p text:style-name="P1">Misty(again almost fainted but pokemons keep</text:p>
      <text:p text:style-name="P1">her up,5 minutes later, sobbing uncontrollably) :</text:p>
      <text:p text:style-name="P1">"Ash...just.."</text:p>
      <text:p text:style-name="P1">Ash(brusts into laughter) : "you all,she doesn't talk</text:p>
      <text:p text:style-name="P1">only cogitate..Oh!i get you now s..,that day you</text:p>
      <text:p text:style-name="P1">were so h.. you forgot to put up your sweet greeny</text:p>
      <text:p text:style-name="P1">... so when your beau greeny came in, obviously</text:p>
      <text:p text:style-name="P1">without the Misty stuffs as he was with his</text:p>
      <text:p text:style-name="P1">Misty(brusts into laughter),Misty s.. and Ah!the</text:p>
      <text:p text:style-name="P1">day!Ah!the joy..so you both f.. hard without p.. thus</text:p>
      <text:p text:style-name="P1">you were sure you'll get .. which you did but before</text:p>
      <text:p text:style-name="P1">that you cut me off then he went away and now</text:p>
      <text:p text:style-name="P1"><text:soft-page-break/>has taken away his k.. so you're depressed that</text:p>
      <text:p text:style-name="P1">your k.. aren't with you(brusts into laughter)..or is</text:p>
      <text:p text:style-name="P1">it that you like that day have had too many a... that</text:p>
      <text:p text:style-name="P1">means in battle -surrender?(laughes</text:p>
      <text:p text:style-name="P1">uncontrollably).you all off.."</text:p>
      <text:p text:style-name="P1">Misty(lies down,sobbing uncontrollably,few</text:p>
      <text:p text:style-name="P1">minutes later) : "this was all wasn't it Ash for</text:p>
      <text:p text:style-name="P1">my..my..(brusts into tears)"</text:p>
      <text:p text:style-name="P1">Ash(frown) : "I know only too well you were not the</text:p>
      <text:p text:style-name="P1">one who invited that f.. there that day,and i didn't</text:p>
      <text:p text:style-name="P1">know him then..so don't worry about that b.."</text:p>
      <text:p text:style-name="P1">Misty(shivering and sobbing uncontrollably) : "i</text:p>
      <text:p text:style-name="P1">was just.."</text:p>
      <text:p text:style-name="P1">Ash(frown) : "your Ash was cheating on you and</text:p>
      <text:p text:style-name="P1">that just killed you..you know what Misty,i tell you</text:p>
      <text:p text:style-name="P1">something,you were cheering me up all the time</text:p>
      <text:p text:style-name="P1">since the 1st day <text:span text:style-name="T92">during training</text:span>,so may be you were there</text:p>
      <text:p text:style-name="P1">because i was good at battling or you thought i</text:p>
      <text:p text:style-name="P1">was so why don't i charm you with what i've got</text:p>
      <text:p text:style-name="P1">now so that you can't help but to un.. youself right</text:p>
      <text:p text:style-name="P1">now..see my exact power now..(release</text:p>
      <text:p text:style-name="P1">Gyarados).."</text:p>
      <text:p text:style-name="P1">Misty(sits up,shivering) : "Gyar.."</text:p>
      <text:p text:style-name="P1">Ash(grin) : "Right,you own sweety,12 years ago</text:p>
      <text:p text:style-name="P1">saw your soul..that is(laugh)..anyhow,now try to turn her on against me and</text:p>
      <text:p text:style-name="P1"><text:span text:style-name="T93">Heracross</text:span>..<text:span text:style-name="T93">Heracross</text:span>(<text:span text:style-name="T93">Heracross</text:span> comes)..come</text:p>
      <text:p text:style-name="P1">here..you three brats..make her</text:p>
      <text:p text:style-name="P1">stand up till my wish,you know the rest..(Gyarados</text:p>
      <text:p text:style-name="P1">looks at Misty,all flustered)..</text:p>
      <text:p text:style-name="P1">(laugh)..Misty,Misty,Misty!..such a sweet name for</text:p>
      <text:p text:style-name="P1"><text:soft-page-break/>such a sweet <text:span text:style-name="T94">innocent </text:span>chaste s..,you know whats</text:p>
      <text:p text:style-name="P1">happening,i'm faking myself and telling <text:span text:style-name="T95">Heracross</text:span></text:p>
      <text:p text:style-name="P1">to connect me to Gyarados as much as <text:span text:style-name="T96">s</text:span>he can</text:p>
      <text:p text:style-name="P1">and tell <text:span text:style-name="T96">her</text:span> this is all because i cherish your</text:p>
      <text:p text:style-name="P1">Master and she's not listening..your own</text:p>
      <text:p text:style-name="P1">Gyarados,taming whom you realized who you are</text:p>
      <text:p text:style-name="P1">and you became the best Water Pokemon master</text:p>
      <text:p text:style-name="P1">once <text:span text:style-name="T97">only</text:span>,that Gyarados doesn't know who is who</text:p>
      <text:p text:style-name="P1">and you can do nothing about it ever chaste</text:p>
      <text:p text:style-name="P1">b...WHY cause you STILL think your ASH will</text:p>
      <text:p text:style-name="P1">come back to You..look at</text:p>
      <text:p text:style-name="P1">yourself(smirk,laugh)..and(scream) LOOK AT MY</text:p>
      <text:p text:style-name="P1">POWER.."</text:p>
      <text:p text:style-name="P1">Misty(sits down on the Grass,Ash returns all her</text:p>
      <text:p text:style-name="P1">pokeballs and recalls Gyarados after patring herhead gently,and tells <text:span text:style-name="T98">Heracross to return</text:span>)..</text:p>
      <text:p text:style-name="P1">Ash(grin) : "s<text:span text:style-name="T99">aw</text:span> Misty s..,what <text:span text:style-name="T100">Pokemon Master</text:span></text:p>
      <text:p text:style-name="P1">means..No,you can't faint just yet unless you're</text:p>
      <text:p text:style-name="P1">too drained out of your j... by all that that have had</text:p>
      <text:p text:style-name="P1">their chances..i've only begun..i've cheated on</text:p>
      <text:p text:style-name="P1">everyone with this,this mask of civility,honesty,i'm</text:p>
      <text:p text:style-name="P1">enjoying your current plight and i know you still</text:p>
      <text:p text:style-name="P1">can't forget me and will come running back to be</text:p>
      <text:p text:style-name="P1">s.. around all over the first moment i want you</text:p>
      <text:p text:style-name="P1">to..and i'll torture you like this for the rest of your</text:p>
      <text:p text:style-name="P1">life,you'll feel the pain of my separation when</text:p>
      <text:p text:style-name="P1">your're with your kids,husband,</text:p>
      <text:p text:style-name="P1">grandchildren,when you're first baby arrives,you'll</text:p>
      <text:p text:style-name="P1">still think about me as the father,when you'll be ...</text:p>
      <text:p text:style-name="P1">with anybody including your husband,all you'll</text:p>
      <text:p text:style-name="P1">think is only me..you'll run back to me from</text:p>
      <text:p text:style-name="P1"><text:soft-page-break/>beyond death,Misty,if i wanted you to..i'll accuse</text:p>
      <text:p text:style-name="P1">you of infidelity with the very dearest friends,you'll</text:p>
      <text:p text:style-name="P1">still have only praise for me,i'll defame you,i'll</text:p>
      <text:p text:style-name="P1">throw you to the masses that want your ...everyday and you still will like me...Misty,you'll</text:p>
      <text:p text:style-name="P1">think of leaving your own children for my sake if i</text:p>
      <text:p text:style-name="P1">so wanted,you'll think of leaving your beloved</text:p>
      <text:p text:style-name="P1">husband for my sake if i so wanted and though</text:p>
      <text:p text:style-name="P1">duty then would bind you,your heart will be at MY</text:p>
      <text:p text:style-name="P1">feet not to them..Misty,this little chaste life of</text:p>
      <text:p text:style-name="P1">yours has been doomed when you decided to not</text:p>
      <text:p text:style-name="P1">leave me that day 18 years back..and i'm so much</text:p>
      <text:p text:style-name="P1">loving the every bit of your</text:p>
      <text:p text:style-name="P1">suffering,plight,death,you are a Hall of Fame Gym</text:p>
      <text:p text:style-name="P1">Leader,but now you've been drained of the last bit</text:p>
      <text:p text:style-name="P1">of life you had left in you before you came here</text:p>
      <text:p text:style-name="P1">today...Misty,in reality with all that you've had and</text:p>
      <text:p text:style-name="P1">will have,your no more than a roads.. s..</text:p>
      <text:p text:style-name="P1">performing to the claps of her f... all the while she</text:p>
      <text:p text:style-name="P1">dreams of someone else ... her,that's exactly who</text:p>
      <text:p text:style-name="P1">you will be even more after you walk out from here</text:p>
      <text:p text:style-name="P1">unless you die right now,which is again what you</text:p>
      <text:p text:style-name="P1">won't or even if you do your very last thought</text:p>
      <text:p text:style-name="P1">would be me, beyond that too i'll be there f..</text:p>
      <text:p text:style-name="P1">you,cause STILL its your ASH isn't it,dieMisty,die,i'm killing you,I,Your Ash,take your time</text:p>
      <text:p text:style-name="P1">today nobody will come here today to save you or</text:p>
      <text:p text:style-name="P1">disturb me cause this area is all mine,i've a share</text:p>
      <text:p text:style-name="P1">here in the Lab that they themselvs have given me</text:p>
      <text:p text:style-name="P1">as honour and i can do whatever i want to do</text:p>
      <text:p text:style-name="P1">here,and i need no physical force to kill a s.. up s..</text:p>
      <text:p text:style-name="P1"><text:soft-page-break/>you totally devoid of any s.. or life to begin</text:p>
      <text:p text:style-name="P1">with..die Misty,die slowly,let me enjoy your</text:p>
      <text:p text:style-name="P1">slow,tedious approach to the eventual,all the while</text:p>
      <text:p text:style-name="P1">you STILL try to remember the moment you first</text:p>
      <text:p text:style-name="P1">saw me to console yourself and forgive me and</text:p>
      <text:p text:style-name="P1">return to me from beyond death-STILL...But</text:p>
      <text:p text:style-name="P1">This,This is Exactly who i'm in reality."</text:p>
      <text:p text:style-name="P1">(30 minutes later)</text:p>
      <text:p text:style-name="P1">Misty(lying down on the grass,now looking at the</text:p>
      <text:p text:style-name="P1">Sky,tearfull eyes,sobbing) : "..Ash.."</text:p>
      <text:p text:style-name="P1">Ash(grin) : "want more s.. s.. ?"</text:p>
      <text:p text:style-name="P1">Misty(sobbing,sitting up) : "Ash..can.."</text:p>
      <text:p text:style-name="P1">Ash(frown) : "yes,you can ask and take your time"</text:p>
      <text:p text:style-name="P1">Misty(a bit later,sobbing still) : "Ash..i'll come back</text:p>
      <text:p text:style-name="P1">to you..(Ash Grins)..(very agitated)..No,Listen..i'llstill come back to you no matter what you do to</text:p>
      <text:p text:style-name="P1">me..(cries again)..Ash...i want to..(tries to stand</text:p>
      <text:p text:style-name="P1">up)"</text:p>
      <text:p text:style-name="P1">Ash(frown,makes Misty sit again on the grass) :</text:p>
      <text:p text:style-name="P1">"get f.. by me?relax,all in good times,(laugh)how</text:p>
      <text:p text:style-name="P1">lucky am I to have such a devoted b.."</text:p>
      <text:p text:style-name="P1">Misty(cries and screams) : "Ash.. Shut up..i want.."</text:p>
      <text:p text:style-name="P1">Ash(frown) : "fine take your time go on"</text:p>
      <text:p text:style-name="P1">Misty(sobbing) : "Ash..i'll return to you..i just...i...i</text:p>
      <text:p text:style-name="P1">just i've to...i..i can't.."</text:p>
      <text:p text:style-name="P1">Ash(frown) : "help but to be f.. around by me?..no</text:p>
      <text:p text:style-name="P1">you have just had enough s.."</text:p>
      <text:p text:style-name="P1">Misty(scream and falls down) : "Ash,i'll.."</text:p>
      <text:p text:style-name="P1">Ash(solemn) : "die to come back and be f.. around</text:p>
      <text:p text:style-name="P1">again?(Misty uncontrollably</text:p>
      <text:p text:style-name="P1">cries)...what(laugh)..juat once Ash,just once..i've</text:p>
      <text:p text:style-name="P1"><text:soft-page-break/>been f.. by so many but you,please Ash..just f.. me</text:p>
      <text:p text:style-name="P1">once..please(brusts into laughter)...</text:p>
      <text:p text:style-name="P1">Misty(few moments later,sobbing) : "yeah,exactly..</text:p>
      <text:p text:style-name="P1">(tries to undr..)"</text:p>
      <text:p text:style-name="P1">Ash(frown) : "Bulbasaur tie her up(Bulbasaur tiesMisty up completely)...just everything is blank to</text:p>
      <text:p text:style-name="P1">you unless there's your Ash..so see Misty s...that's</text:p>
      <text:p text:style-name="P1">what i'm saying,my pokemons were bound to</text:p>
      <text:p text:style-name="P1">me,my mom was bound to me..they know me,its</text:p>
      <text:p text:style-name="P1">not something,its me,my soul that has done</text:p>
      <text:p text:style-name="P1">something to them..they can't leave me no matter</text:p>
      <text:p text:style-name="P1">what..soul,that my heart and mind combined is a</text:p>
      <text:p text:style-name="P1">mere reflection of..and unfortunately a s.. named</text:p>
      <text:p text:style-name="P1">MISTY WATERFLOWER is bound to me...except for</text:p>
      <text:p text:style-name="P1">you nobody has,is or going to see my soul(laugh)</text:p>
      <text:p text:style-name="P1">that i want to f.. around with anybody...(brusts into</text:p>
      <text:p text:style-name="P1">laughter)"</text:p>
      <text:p text:style-name="P1">Misty(sobbing) : "Ash.."</text:p>
      <text:p text:style-name="P1">Ash(solemn) : "you see the rest is</text:p>
      <text:p text:style-name="P1">sludge,garbage,body,emotions, generosity and so</text:p>
      <text:p text:style-name="P1">on..pus,cough,urine,spit-i know friends i know</text:p>
      <text:p text:style-name="P1">people i have a bond with them its mental or</text:p>
      <text:p text:style-name="P1">emotional or even from heart but if i ever to see</text:p>
      <text:p text:style-name="P1">them under the light of my soul,which is</text:p>
      <text:p text:style-name="P1">independent of my mental or physical</text:p>
      <text:p text:style-name="P1">existence,all i would see in the dearest friends ofmine if i have to in case they cross the line and try</text:p>
      <text:p text:style-name="P1">to enter my soul,i will like i did when Serena tried</text:p>
      <text:p text:style-name="P1">that,like when Brock thought i'm ashamed of</text:p>
      <text:p text:style-name="P1">myself that i ever met him or you,like when Gary</text:p>
      <text:p text:style-name="P1">thought i'm saying his child isn't his own-i know</text:p>
      <text:p text:style-name="P1"><text:soft-page-break/>their reasons perfectly Misty,i do,but you see,in the</text:p>
      <text:p text:style-name="P1">end to them Ash Ketchum is no more than</text:p>
      <text:p text:style-name="P1">Pus,Stool,Urine,Cough,Spit,Fa..No LET ME</text:p>
      <text:p text:style-name="P1">FINISH..i'm just that at the end of the day to them</text:p>
      <text:p text:style-name="P1">and so are they to me."</text:p>
      <text:p text:style-name="P1">Misty(tears,not sobbing anymore) : "Ash..i've to.."</text:p>
      <text:p text:style-name="P1">Ash(frown) : "all in good times Misty s..!"</text:p>
      <text:p text:style-name="P1">Misty(cries out uncontrollably) : "Ash,just.."</text:p>
      <text:p text:style-name="P1">Ash(laugh) : "stop calling a s.. a s..?(Misty almost</text:p>
      <text:p text:style-name="P1">faints and vomits but the Pokemons make her</text:p>
      <text:p text:style-name="P1">well)..please stay calm,Misty Waterflower,Hall of</text:p>
      <text:p text:style-name="P1">Fame Water Gym-should behave exactly like that</text:p>
      <text:p text:style-name="P1">and laugh to death rather than being a s.. to</text:p>
      <text:p text:style-name="P1">death..i'm saying what i see in other men or</text:p>
      <text:p text:style-name="P1">women-stool and urine and what they see in me</text:p>
      <text:p text:style-name="P1">which is exactly stool and urine-that's the realityMisty,that's the Reality.."</text:p>
      <text:p text:style-name="P1">Misty(lying on the grass still sobbing and hickkup</text:p>
      <text:p text:style-name="P1">uncontrollably) : "A..."</text:p>
      <text:p text:style-name="P1">Ash(frown) : "Gerninja(water guns,Misty drinks</text:p>
      <text:p text:style-name="P1">water and the Pokemons again tender her to</text:p>
      <text:p text:style-name="P1">become better)but you know what Misty s..(Misty</text:p>
      <text:p text:style-name="P1">almost fainted but the Pokemons cure her up</text:p>
      <text:p text:style-name="P1">again but she vomits again,Ash finally picks her up</text:p>
      <text:p text:style-name="P1">and all cure her up),Misty it's ok,i won't call</text:p>
      <text:p text:style-name="P1">names,but you can't see me like pus and cough no</text:p>
      <text:p text:style-name="P1">matter what i do..you just can't and..No..i'll finish</text:p>
      <text:p text:style-name="P1">this.i know what you're thinking..it's true,Misty,the</text:p>
      <text:p text:style-name="P1">thing is that neither can i.I can't see you as sludge</text:p>
      <text:p text:style-name="P1">even if i try to no matter how much.i see good</text:p>
      <text:p text:style-name="P1">friends and so on then i see you.. you're different</text:p>
      <text:p text:style-name="P1"><text:soft-page-break/>than all of them,they need oiling,emotional</text:p>
      <text:p text:style-name="P1">oiling,social oiling,mental oiling,if i refuse to keep</text:p>
      <text:p text:style-name="P1">any contact with them they'll move on despite a</text:p>
      <text:p text:style-name="P1">good heart for me which will always be open and</text:p>
      <text:p text:style-name="P1">so will i but that's not the same for you,mom or</text:p>
      <text:p text:style-name="P1">take Pikachu..you can't move on,you'll staystagnant,just like what you youself became and</text:p>
      <text:p text:style-name="P1">you know it..</text:p>
      <text:p text:style-name="P1">Misty(tears, shivering) : "Ash.."</text:p>
      <text:p text:style-name="P1">Ash(choked with emotion) : "you see Misty,i tell</text:p>
      <text:p text:style-name="P1">you why,yes your first attitude as well as mine</text:p>
      <text:p text:style-name="P1">were just crush,just infatuation,then we were</text:p>
      <text:p text:style-name="P1">dependent,on loyalty and so on,trust as is it.if i</text:p>
      <text:p text:style-name="P1">know i'm not immoral I won't doubt my partner at</text:p>
      <text:p text:style-name="P1">all,it's not even a question,even if turns out to be</text:p>
      <text:p text:style-name="P1">true that my partner has cheated on me.even then</text:p>
      <text:p text:style-name="P1">i'll continue my devotion,and i'll mercilessly kill</text:p>
      <text:p text:style-name="P1">myself to see if i was the one who was</text:p>
      <text:p text:style-name="P1">cheating.You see Misty,i didn't come back cause</text:p>
      <text:p text:style-name="P1">you were suffering like this and didn't have a</text:p>
      <text:p text:style-name="P1">boyfriend,i came back to tell you that you're more</text:p>
      <text:p text:style-name="P1">than my soulmate,Misty,you had great fame and</text:p>
      <text:p text:style-name="P1">still do(Misty tries to hug Ash)..(frown)..why s..,</text:p>
      <text:p text:style-name="P1">already h..?(Misty totally breaks down</text:p>
      <text:p text:style-name="P1">again),truely good people who would be loyal to</text:p>
      <text:p text:style-name="P1">you all life if you gave them the chance,you still do</text:p>
      <text:p text:style-name="P1">but now,you've picked up a reputation of a mentalwreck,your battling skills and pokemons will be</text:p>
      <text:p text:style-name="P1">affected by this and your Gym will be red</text:p>
      <text:p text:style-name="P1">flagged,leaving you out or you'll die from</text:p>
      <text:p text:style-name="P1">overworking at this rate,you're destroying yourself</text:p>
      <text:p text:style-name="P1"><text:soft-page-break/>while i've become a Hall of Famer in Pokemon</text:p>
      <text:p text:style-name="P1">Training and can just about do anything i want,i</text:p>
      <text:p text:style-name="P1">busted team rocket,very few people are there in</text:p>
      <text:p text:style-name="P1">the world that doesn't adore me and cherish me</text:p>
      <text:p text:style-name="P1">also due to my helping nature i don't have to keep</text:p>
      <text:p text:style-name="P1">any contacts with anybody here and their</text:p>
      <text:p text:style-name="P1">resentment for me will be treated only as sour</text:p>
      <text:p text:style-name="P1">grapes..(Pokémons again cure up Misty)..Misty,i</text:p>
      <text:p text:style-name="P1">virtually have a sway over just about anything</text:p>
      <text:p text:style-name="P1">including pokemons,people are dying for just a</text:p>
      <text:p text:style-name="P1">nod from me or a smile,i resigned from Hall of</text:p>
      <text:p text:style-name="P1">Fame but if i want they'll bring me back with</text:p>
      <text:p text:style-name="P1">cherries after cherries on top of the cake and i'll</text:p>
      <text:p text:style-name="P1">get away being licentious or loyal or anything that</text:p>
      <text:p text:style-name="P1">i want to be."</text:p>
      <text:p text:style-name="P1">Misty(cries) : "Ash..just.."</text:p>
      <text:p text:style-name="P1">Ash(firmly) : "i will finish only when i've got nomore to say..NOT BEFORE..as i was saying no</text:p>
      <text:p text:style-name="P1">matter how much i thought of you if you take it to</text:p>
      <text:p text:style-name="P1">be true that is,i still didn't destroy myself what</text:p>
      <text:p text:style-name="P1">you've set yourself out to do,why? see,i wouldn't</text:p>
      <text:p text:style-name="P1">have returned to you no matter what if only you</text:p>
      <text:p text:style-name="P1">had a boyfriend with whom you were even</text:p>
      <text:p text:style-name="P1">remotely happy..which you've never had as Gary</text:p>
      <text:p text:style-name="P1">told me before,as your one time closest-possible</text:p>
      <text:p text:style-name="P1">boyfriend,Green,told me before,as your very Own</text:p>
      <text:p text:style-name="P1">Sister Violet told my sources before..."</text:p>
      <text:p text:style-name="P1">Misty(sobbing,screams) : "Ash,those.."</text:p>
      <text:p text:style-name="P1">Ash(frown) : "that brat Green got upto you only</text:p>
      <text:p text:style-name="P1">because a man-wh.. encouraged him to,so i know</text:p>
      <text:p text:style-name="P1">who he actually is, DON'T BOTHER!LISTEN!</text:p>
      <text:p text:style-name="P1"><text:soft-page-break/>Misty(trying to hold Ash's feet) : "Ash,please..i</text:p>
      <text:p text:style-name="P1">never..(brusts into tears)</text:p>
      <text:p text:style-name="P1">Ash(forces Misty away,screams) : "Stop that!you 4</text:p>
      <text:p text:style-name="P1">Brats,i'll kill you if you're not attentive..did i get this</text:p>
      <text:p text:style-name="P1">in retun(All Pokemons tenders Misty and cures</text:p>
      <text:p text:style-name="P1">her down)..i tell you 4, either she'll listen in full</text:p>
      <text:p text:style-name="P1">cognition or i'll forsake all of you, draining away allof your energy..remember that well(All Pokemons</text:p>
      <text:p text:style-name="P1">becomes extremely attentive).."</text:p>
      <text:p text:style-name="P1">Misty(sobbing) : "Ash, you're.."</text:p>
      <text:p text:style-name="P1">Ash(frown) : "yeah i know it for 18 years now,stay</text:p>
      <text:p text:style-name="P1">calm!Listen!..then all these would've been out of</text:p>
      <text:p text:style-name="P1">question had you had a even proper date,but i had</text:p>
      <text:p text:style-name="P1">a feeling ever present that you won't be able to at</text:p>
      <text:p text:style-name="P1">all,i gave myself 4 long years Misty, without any</text:p>
      <text:p text:style-name="P1">contact whatsoever, without any hint of</text:p>
      <text:p text:style-name="P1">reconsideration whatsoever to anyone,and YOU</text:p>
      <text:p text:style-name="P1">PROVED ME RIGHT"</text:p>
      <text:p text:style-name="P1">Misty(crying) : "Ash i.."</text:p>
      <text:p text:style-name="P1">Ash : "Misty,my faith is from my soul and that's</text:p>
      <text:p text:style-name="P1">me,i've ever been the soul to you,you've known me</text:p>
      <text:p text:style-name="P1">exactly as that,may be Brock has as well but did</text:p>
      <text:p text:style-name="P1">he thought that me not opening up my heart to</text:p>
      <text:p text:style-name="P1">him amd telling him he was a lunatic unchaste l..</text:p>
      <text:p text:style-name="P1">r.. full of pus and stool in front of his date..</text:p>
      <text:p text:style-name="P1">(laugh)..</text:p>
      <text:p text:style-name="P1">Misty(crying) : "Ash we're..."</text:p>
      <text:p text:style-name="P1">Ash(screams) : "no you are!only you are!absolutely none else is there in this life of</text:p>
      <text:p text:style-name="P1">mine!..you brats,i warn you again,she doesn't get</text:p>
      <text:p text:style-name="P1">to touch me..only you've atleast tried your hand in</text:p>
      <text:p text:style-name="P1"><text:soft-page-break/>remembering me for my remotest goods and</text:p>
      <text:p text:style-name="P1">NONE else,None,and you're a s..(brusts into</text:p>
      <text:p text:style-name="P1">laughter)..no,its Ok..just so funny(laugh)..</text:p>
      <text:p text:style-name="P1">(scream)..you 4 bufoons,i warn you once</text:p>
      <text:p text:style-name="P1">more..anyhow,Misty s..,about Brock,well Misty</text:p>
      <text:p text:style-name="P1">s..,where would've Violet been now huh?..where?..</text:p>
      <text:p text:style-name="P1">(Misty sobbs uncontrollably)..(laugh)it's funny you</text:p>
      <text:p text:style-name="P1">know it's funny.open heart discussions? a token of</text:p>
      <text:p text:style-name="P1">gratitude?a hug?a news?a contact?a postcard?an</text:p>
      <text:p text:style-name="P1">emotion?a chance? a coincidence?an infatuation?</text:p>
      <text:p text:style-name="P1">an attraction? a date?a kissy kissy?bedding? that's</text:p>
      <text:p text:style-name="P1">it then ain't it? generosity,kindness,warmth,</text:p>
      <text:p text:style-name="P1">gallantry, benevolence..(laughs).. you're</text:p>
      <text:p text:style-name="P1">remembered for what you are not for who you</text:p>
      <text:p text:style-name="P1">are..."</text:p>
      <text:p text:style-name="P1">Misty(bit startled,sobbing) : "calm.."</text:p>
      <text:p text:style-name="P1">Ash(laugh) : "well you should be the one calming</text:p>
      <text:p text:style-name="P1">down,(grave)Misty,you've vomitted t<text:span text:style-name="T294">hree</text:span> times already..stay calm..(Misty sobbs unctrolablly)</text:p>
      <text:p text:style-name="P1">if you don't do any you can't be friends,can't say</text:p>
      <text:p text:style-name="P1">they weren't destined to you but were your very</text:p>
      <text:p text:style-name="P1">own,can't say you like someone,can't show your</text:p>
      <text:p text:style-name="P1">partner that you like him or her or can't prove to</text:p>
      <text:p text:style-name="P1">your fiancee that you really are devoted to him or</text:p>
      <text:p text:style-name="P1">her.This is what it is isn't it?"</text:p>
      <text:p text:style-name="P1">Misty(sobbing) : "Ash,please stop.."</text:p>
      <text:p text:style-name="P1">Ash(scream) : "Not till i show the world what i'm</text:p>
      <text:p text:style-name="P1">and not what i'm not..you can faint Misty, happily</text:p>
      <text:p text:style-name="P1">now, faint,vomit screech do whatever you want..i'll</text:p>
      <text:p text:style-name="P1">continue talking till i die out of exhaustion exactly</text:p>
      <text:p text:style-name="P1">here..kindness,</text:p>
      <text:p text:style-name="P1"><text:soft-page-break/>sympathy,help,warmth,valour,sweetness,generosity-</text:p>
      <text:p text:style-name="P1">for what? did i get associated with all this all the</text:p>
      <text:p text:style-name="P1">time when i was the little Ash from Pallet Town to</text:p>
      <text:p text:style-name="P1">only prove that I'm not any of those at all now that</text:p>
      <text:p text:style-name="P1">i'm Ash Ketchum,Pokemon Master Hall of Fame</text:p>
      <text:p text:style-name="P1">from Pallet Town? was i cheating everyone when i</text:p>
      <text:p text:style-name="P1">was all those only to use them and then later</text:p>
      <text:p text:style-name="P1">throw them away? or is it that i portrey a characterto the closest friends,my own brothers as i</text:p>
      <text:p text:style-name="P1">imagined which had a written agreement that if</text:p>
      <text:p text:style-name="P1">i'm away and not paying them any attention and</text:p>
      <text:p text:style-name="P1">news were coming from everywhere that i'm a</text:p>
      <text:p text:style-name="P1">Playboy now,that i truely am a Playboy overnight? i</text:p>
      <text:p text:style-name="P1">don't have any of those traits but still won match</text:p>
      <text:p text:style-name="P1">after match because i feigned those to my</text:p>
      <text:p text:style-name="P1">Pokemons? or i cheated used performance</text:p>
      <text:p text:style-name="P1">enhancements and illegal moves to make my</text:p>
      <text:p text:style-name="P1">Pokemons stronger though they never could prove</text:p>
      <text:p text:style-name="P1">it despite testing all of us again and again?</text:p>
      <text:p text:style-name="P1">Misty,No, don't stop me..i will not again never save</text:p>
      <text:p text:style-name="P1">any abused Pokemon,i'll never again be kind to my</text:p>
      <text:p text:style-name="P1">friends,i'll never again help any soul in distress,i'll</text:p>
      <text:p text:style-name="P1">never again be kind enough to help them to the</text:p>
      <text:p text:style-name="P1">nearest Pokemon Centre when they're lost in</text:p>
      <text:p text:style-name="P1">some godforbidden jungle,never again could i be</text:p>
      <text:p text:style-name="P1">in my cherished oblivion that gets me away from</text:p>
      <text:p text:style-name="P1">this garbage that came upon cause i won certain</text:p>
      <text:p text:style-name="P1">things or thought I could come into a very small</text:p>
      <text:p text:style-name="P1">help,never again would i be warm to anyone likebefore if i just didn't pay attention to personal</text:p>
      <text:p text:style-name="P1">matters and didn't want to discuss mine,never</text:p>
      <text:p text:style-name="P1"><text:soft-page-break/>again would i be kind enough to give my all to help</text:p>
      <text:p text:style-name="P1">someone,never again would i be as warm as i was</text:p>
      <text:p text:style-name="P1">if i'm in a city under public eye and not at a jungle</text:p>
      <text:p text:style-name="P1">trekking alone,never again would i be sweet to</text:p>
      <text:p text:style-name="P1">anyone because now i'm famous,never again</text:p>
      <text:p text:style-name="P1">would i be generous enough to 2 persons to tried</text:p>
      <text:p text:style-name="P1">to capture my pokemons throughout most of my</text:p>
      <text:p text:style-name="P1">journey and let them go or help them,never again</text:p>
      <text:p text:style-name="P1">would i help my enemy if he was dying,never again</text:p>
      <text:p text:style-name="P1">would i be warm to anyone for it's sake and not to</text:p>
      <text:p text:style-name="P1">use them later.Thats it ain't it? no..i'm not</text:p>
      <text:p text:style-name="P1">finished,now that i'm famous means i got all these</text:p>
      <text:p text:style-name="P1">just by a fluke,and it means i'll stay egotistical</text:p>
      <text:p text:style-name="P1">forever,in the first days of fame me being from a</text:p>
      <text:p text:style-name="P1">little town can't get too excited about attention,i</text:p>
      <text:p text:style-name="P1">can't go to parties with only noble intentions,i can't</text:p>
      <text:p text:style-name="P1">talk anything else except for joining in a mutual</text:p>
      <text:p text:style-name="P1">admiration conference with the idea of bedding at</text:p>
      <text:p text:style-name="P1">any moment,no Misty,i can't be that little boy thatcharmed you to such a degree that you can't</text:p>
      <text:p text:style-name="P1">forget him at all..i just can't be those right? also i</text:p>
      <text:p text:style-name="P1">can't be be too focused,single minded on my</text:p>
      <text:p text:style-name="P1">goal,and give it most priority cause i wasn't</text:p>
      <text:p text:style-name="P1">matured enough to understand personal</text:p>
      <text:p text:style-name="P1">relationships but hey my immaturity can make you</text:p>
      <text:p text:style-name="P1">that much focused for 18 years non-stop,it can</text:p>
      <text:p text:style-name="P1">also make sure that no matter whats happening</text:p>
      <text:p text:style-name="P1">around you,you'll just be with your pokemons by</text:p>
      <text:p text:style-name="P1">simply playing with them,like to enjoy with them</text:p>
      <text:p text:style-name="P1">and that will be your first job whole day,year after</text:p>
      <text:p text:style-name="P1">year for 18 years continuously... your immature</text:p>
      <text:p text:style-name="P1"><text:soft-page-break/>cause you travelled across the whole world for 18</text:p>
      <text:p text:style-name="P1">years non stop without paying any attention to</text:p>
      <text:p text:style-name="P1">your girlfriend because you were happy that she's</text:p>
      <text:p text:style-name="P1">among you close friends,she being herself a world</text:p>
      <text:p text:style-name="P1">famous gym leader and performer,you'll be</text:p>
      <text:p text:style-name="P1">immature if you don't understand that your</text:p>
      <text:p text:style-name="P1">girlfriend is not strong enough to withstand your</text:p>
      <text:p text:style-name="P1">separation despite her never ever feeling so, your</text:p>
      <text:p text:style-name="P1">immature enough to not appease her withcompliments and flower bouquets in each of her</text:p>
      <text:p text:style-name="P1">steps as she herself becomes a Hall of Fame Gym</text:p>
      <text:p text:style-name="P1">Leader despite she herself never even in her worst</text:p>
      <text:p text:style-name="P1">dreams feeling the necessity, your immature</text:p>
      <text:p text:style-name="P1">enough to go undercover throwing away your very</text:p>
      <text:p text:style-name="P1">own single minded goal that has made a</text:p>
      <text:p text:style-name="P1">person,your girlfriend,whom you know for 13 years</text:p>
      <text:p text:style-name="P1">being devotion personified go away from you,you</text:p>
      <text:p text:style-name="P1">go undercover for just enjoyments sake,when</text:p>
      <text:p text:style-name="P1">you're 1 title away from getting your life-the tag</text:p>
      <text:p text:style-name="P1">Pokemon Master...you go Undercover just to be</text:p>
      <text:p text:style-name="P1">killed at any moment cause you're immature...</text:p>
      <text:p text:style-name="P1">that's immaturity right?.."</text:p>
      <text:p text:style-name="P1">Misty(tries again to hug Ash,sobbing) : "Ash,you.."</text:p>
      <text:p text:style-name="P1">Ash(forces her away,firmly) : "whom are you</text:p>
      <text:p text:style-name="P1">fooling around with,s..? i'm not reconciling,this is</text:p>
      <text:p text:style-name="P1">an emotional circus,just watch the show and</text:p>
      <text:p text:style-name="P1">DIE(Misty brusts into tears), don't get mingled with</text:p>
      <text:p text:style-name="P1">me..NEVER..(Misty cries out Loud and vomits</text:p>
      <text:p text:style-name="P1">again, falling down and keep lying down) Shut up</text:p>
      <text:p text:style-name="P1">unless you're a coward that throws away a matchintentionally cause the opponent is her once</text:p>
      <text:p text:style-name="P1"><text:soft-page-break/>boyfriend.(Misty sobbs uncontrollably)..you 4</text:p>
      <text:p text:style-name="P1">brats why has she vomitted <text:span text:style-name="T294">4</text:span> times,huh?Torquil,if</text:p>
      <text:p text:style-name="P1">this brat Bulbasaur fails mercilessly torture him all</text:p>
      <text:p text:style-name="P1">you want and you should join in too Heracross,and</text:p>
      <text:p text:style-name="P1">you 3 brats,you're getting sent back after all your</text:p>
      <text:p text:style-name="P1">powers getting drained,is this why your with me?</text:p>
      <text:p text:style-name="P1">cheating?..Pay Attention....anyhow Misty,as i was</text:p>
      <text:p text:style-name="P1">saying,if you don't urinate all over your girlfriend in</text:p>
      <text:p text:style-name="P1">a mutual admiration circus in the name of kissing</text:p>
      <text:p text:style-name="P1">you're immature,Simply put if you have too much</text:p>
      <text:p text:style-name="P1">faith in anything or anyone, your immature..so in</text:p>
      <text:p text:style-name="P1">the end,Ash Ketchum is the greatest Deceit</text:p>
      <text:p text:style-name="P1">Master of all time but that's the way folks,look at</text:p>
      <text:p text:style-name="P1">his name,fame,ego,trash talking,attitude,b.. look at</text:p>
      <text:p text:style-name="P1">him,this man is your Role Model.Misty,things have</text:p>
      <text:p text:style-name="P1">spun my head,ego, jealousy,all of it-but not to such</text:p>
      <text:p text:style-name="P1">an extent that i'll forget who i really am.But(laugh)</text:p>
      <text:p text:style-name="P1">you see this exact statement is the Greatest</text:p>
      <text:p text:style-name="P1">Deceit Master trick of all time(brusts into</text:p>
      <text:p text:style-name="P1">laughter)..Misty,you want to rememberAsh,remember Ash just for this- Ash's Mastery</text:p>
      <text:p text:style-name="P1">over Deceit(laughes uncontrollably)... "</text:p>
      <text:p text:style-name="P1">Misty(trying to hug Ash, sobbing) : "Ash.."</text:p>
      <text:p text:style-name="P1">Ash(throws her away,sternly) : "Stay Off,b.. it's not</text:p>
      <text:p text:style-name="P1">that easy to bed me!Stay off and keep your mouth</text:p>
      <text:p text:style-name="P1">SHUT!"</text:p>
      <text:p text:style-name="P1">Misty(sobbs unctrolablly,lies down in grass)</text:p>
      <text:p text:style-name="P1">Ash : "vine whip her down till i tell you...so you</text:p>
      <text:p text:style-name="P1">see,Misty i'm alone except my mom and my</text:p>
      <text:p text:style-name="P1">pokemons none else is actually there who has</text:p>
      <text:p text:style-name="P1">infinite faith on me,Gary says "i'm not that</text:p>
      <text:p text:style-name="P1"><text:soft-page-break/>type".Today i told him he,in front of everybody</text:p>
      <text:p text:style-name="P1">except Tracy,just casually,by the way Tracy was</text:p>
      <text:p text:style-name="P1">already told he f.. you even in orange,stop her</text:p>
      <text:p text:style-name="P1">scream,so that was already taken care off as he</text:p>
      <text:p text:style-name="P1">was told he l.. the v.. of your sketches then tasted</text:p>
      <text:p text:style-name="P1">the real,when you yourself invited your beau..so</text:p>
      <text:p text:style-name="P1">that's all..She doesn't move or scream but you</text:p>
      <text:p text:style-name="P1">know now exactly what to do,do that and be</text:p>
      <text:p text:style-name="P1">Attentive..</text:p>
      <text:p text:style-name="P1">so Misty as you see Tracy was already taken careoff,now these f..birds.. as they were too</text:p>
      <text:p text:style-name="P1">Ashtonished,i also said just like</text:p>
      <text:p text:style-name="P1">[</text:p>
      <text:p text:style-name="P1">Gary : "um..ya,i feel you still want Misty."</text:p>
      <text:p text:style-name="P1">Ash(grin) : "Gary i may but you see,some had had</text:p>
      <text:p text:style-name="P1">their chances"</text:p>
      <text:p text:style-name="P1">Gary(frown) : "Ash?"</text:p>
      <text:p text:style-name="P1">Ash(smirk) : "Gary,Gary,you're such a beautiful</text:p>
      <text:p text:style-name="P1">man,but you know you made a big mistake."</text:p>
      <text:p text:style-name="P1">Gary : "Ash,what are you saying?"</text:p>
      <text:p text:style-name="P1">Lillie (scream) : "Ash.."</text:p>
      <text:p text:style-name="P1">Ash : "Gary,as much as i adore and respect your</text:p>
      <text:p text:style-name="P1">intuition and intelligence,the virgin dreamt you,and</text:p>
      <text:p text:style-name="P1">you responded to the worst sco.. l..s..."</text:p>
      <text:p text:style-name="P1">Lillie&amp; Daisy(scream) : "Ash,you b..."</text:p>
      <text:p text:style-name="P1">Ash(smirk) : "picked the wrong flower,Gary that's</text:p>
      <text:p text:style-name="P1">all."</text:p>
      <text:p text:style-name="P1">Gary(stunned) : "Ash,this.."</text:p>
      <text:p text:style-name="P1">Professor Oak(solemn) : "Ash.."</text:p>
      <text:p text:style-name="P1">Ash(smirk) : "and Daisy,I'd highly suspect your.."</text:p>
      <text:p text:style-name="P1"><text:soft-page-break/>Daisy(shouts) : "that my pre..(breaks down)"Ash : "you forgot the necessity thay you never</text:p>
      <text:p text:style-name="P1">have for 30 years or more..(grin).."</text:p>
      <text:p text:style-name="P1">Lillie(tears&amp;scream) : "Ketchum"</text:p>
      <text:p text:style-name="P1">Gary(solemn) : "Ash, you've gone.."</text:p>
      <text:p text:style-name="P1">Ash(smirk) : "is that a shared thing Lillie,between</text:p>
      <text:p text:style-name="P1">the sisters and Gary and Trace and.."</text:p>
      <text:p text:style-name="P1">Gary(screams) : "Ash.."</text:p>
      <text:p text:style-name="P1">Ash(smirk) : "the child that Lillie has, it's shared or</text:p>
      <text:p text:style-name="P1">are you single owne.."</text:p>
      <text:p text:style-name="P1">Gary(trying to hit Ash) : "Ash.."</text:p>
      <text:p text:style-name="P1">Ash(stopping Gary,Sternly) : "don't start this,i can</text:p>
      <text:p text:style-name="P1">leagally do whatever i want,my contract here</text:p>
      <text:p text:style-name="P1">doesn't end till next month,i'm a shareholder here</text:p>
      <text:p text:style-name="P1">which was conferred by Elite 4 and can't be</text:p>
      <text:p text:style-name="P1">terminated till my general contract ends and the</text:p>
      <text:p text:style-name="P1">rules state if i don't physically harm,none can stop</text:p>
      <text:p text:style-name="P1">me legally"</text:p>
      <text:p text:style-name="P1">Ash(smirk) : "Dase,with all staffs,who wa.."</text:p>
      <text:p text:style-name="P1">All in Unison : "Get out"</text:p>
      <text:p text:style-name="P1">Ash(Firmly) : "you can't do anything about it,i can</text:p>
      <text:p text:style-name="P1">set all pokemons including your own upon youand the whole Elite 4 upon you immediately if i</text:p>
      <text:p text:style-name="P1">want,and that too legally cause i'll get out of any</text:p>
      <text:p text:style-name="P1">trouble via my Fame,and all the pokemons are on</text:p>
      <text:p text:style-name="P1">my side so is the Elite 4 and especially Lance</text:p>
      <text:p text:style-name="P1">cause they know i can start a team rocket 2</text:p>
      <text:p text:style-name="P1">anytime if they don't lick my boot as much as i</text:p>
      <text:p text:style-name="P1">want them to,So,Shut Up!"</text:p>
      <text:p text:style-name="P1">Professor Oak : "Ash.."</text:p>
      <text:p text:style-name="P1">Ash(smirk) : "i know this place for ages,i guess</text:p>
      <text:p text:style-name="P1"><text:soft-page-break/>whether the interbreeding of pokemons stems</text:p>
      <text:p text:style-name="P1">from the staffs sharing themselves..</text:p>
      <text:p text:style-name="P1">Professor Oak(firmly) : "Ash.."</text:p>
      <text:p text:style-name="P1">Ash : "and the head is involved with sweet sweet</text:p>
      <text:p text:style-name="P1">students..i smell ah!history.."</text:p>
      <text:p text:style-name="P1">Professor Oak(solemn) : "Ash,you still want to</text:p>
      <text:p text:style-name="P1">meet Misty today that too here.."</text:p>
      <text:p text:style-name="P1">Ash(scream) :"YES!and Lil, this is for my</text:p>
      <text:p text:style-name="P1">Mom,Dase,you too,that day shouldn't have</text:p>
      <text:p text:style-name="P1">happened no matter what I did to Misty,Gary you</text:p>
      <text:p text:style-name="P1">should've apologized immediately after what</text:p>
      <text:p text:style-name="P1">these two b.. did that day and you know exactlywhy - your were saved that day when my mom</text:p>
      <text:p text:style-name="P1">shielded you from you own family after the</text:p>
      <text:p text:style-name="P1">Cheerleader scandal broke by not driving you out</text:p>
      <text:p text:style-name="P1">of our home on that frosty night,which all else</text:p>
      <text:p text:style-name="P1">knew to not be true giving you the time to escape</text:p>
      <text:p text:style-name="P1">via a different rout,all you did when your real turn</text:p>
      <text:p text:style-name="P1">came was to evaporate in thin air due to your</text:p>
      <text:p text:style-name="P1">infatuation with this f.. l.. only to come after</text:p>
      <text:p text:style-name="P1">Professor Oak told you to and if somebody</text:p>
      <text:p text:style-name="P1">present today in this Lab tries to sabotage my</text:p>
      <text:p text:style-name="P1">meeting with Misty today here in full privacy just</text:p>
      <text:p text:style-name="P1">as i've demanded,this Lab will lose it's reputation</text:p>
      <text:p text:style-name="P1">and pokemons and i swear on that."</text:p>
      <text:p text:style-name="P1">Professor Oak : "you expect.."</text:p>
      <text:p text:style-name="P1">Ash(firmly) : "exactly,Professor,you more than</text:p>
      <text:p text:style-name="P1">anybody else know my power and reach,and you</text:p>
      <text:p text:style-name="P1">also know why i said about you what i did,with all</text:p>
      <text:p text:style-name="P1">due respect,you cringed the day my Mom was</text:p>
      <text:p text:style-name="P1">mobbed just outside the main entrance for My</text:p>
      <text:p text:style-name="P1"><text:soft-page-break/>Actions by reporters,my mom would've been</text:p>
      <text:p text:style-name="P1">harassed in front of what she always thought tobe her very own home only for the timely</text:p>
      <text:p text:style-name="P1">intervention from Tracy to save her that day and</text:p>
      <text:p text:style-name="P1">only because of whom no volcano has erupted</text:p>
      <text:p text:style-name="P1">here and you got the fame using my name while</text:p>
      <text:p text:style-name="P1">my mom was humiliated in front of you- Trainers</text:p>
      <text:p text:style-name="P1">are your Responsibility not Kindness,and Tracy</text:p>
      <text:p text:style-name="P1">was infact the only one having the guts to</text:p>
      <text:p text:style-name="P1">confront his wife no matter how much he</text:p>
      <text:p text:style-name="P1">cherished her over her actions.A Pokemon Battler</text:p>
      <text:p text:style-name="P1">retorts only when the opposition is weak</text:p>
      <text:p text:style-name="P1">enough.None stopping Misty from meeting me</text:p>
      <text:p text:style-name="P1">today HERE.And all of you know Misty,if you say</text:p>
      <text:p text:style-name="P1">what i told you,she'll only be too eager to meet me</text:p>
      <text:p text:style-name="P1">and if she is forces not to,I'll just abduct her today</text:p>
      <text:p text:style-name="P1">itself even from your own rooms..Gary of all</text:p>
      <text:p text:style-name="P1">knows my Pokemons well and what they can</text:p>
      <text:p text:style-name="P1">do..GOOD BYE.but still what a lovely place..the</text:p>
      <text:p text:style-name="P1">flowers..anyhow enough for a day hey Lil,Dase ?</text:p>
      <text:p text:style-name="P1">and thank Gengar that you had to listen to me</text:p>
      <text:p text:style-name="P1">without leaving,come along Boy...oh and just that</text:p>
      <text:p text:style-name="P1">your baby doll may be needing a mental asylumafter what i do to her today,sorry but as usual</text:p>
      <text:p text:style-name="P1">nothing that you can do about it cause Officially</text:p>
      <text:p text:style-name="P1">i'm getting an award for forcing the dreaded</text:p>
      <text:p text:style-name="P1">Cerulian Water Queen to submit the surrender</text:p>
      <text:p text:style-name="P1">letter by herself as i promised..(laugh) you should</text:p>
      <text:p text:style-name="P1">be thankfull Dase,Lil,really 4 years and no greenery</text:p>
      <text:p text:style-name="P1">yet i lay my first personal touch on your beloved</text:p>
      <text:p text:style-name="P1">mentor and the Unshakable Water Empress runs</text:p>
      <text:p text:style-name="P1"><text:soft-page-break/>like a h.. b.. wanting to be f.. around by me all life</text:p>
      <text:p text:style-name="P1">as if nothing ever happened..such pity..see you</text:p>
      <text:p text:style-name="P1">later though,if you can bear with this one."]</text:p>
      <text:p text:style-name="P1">Misty(tears) : "Ash..i knew what Lil and Dase</text:p>
      <text:p text:style-name="P1">did..but..what has happened to you.."</text:p>
      <text:p text:style-name="P1">Ash(firmly) : "IRONY.and as you've seen none was</text:p>
      <text:p text:style-name="P1">there apart from Professor Oak"</text:p>
      <text:p text:style-name="P1">Misty(sobbing) : "you're tearing apart one by one</text:p>
      <text:p text:style-name="P1">everything you ever had in past for a life that's</text:p>
      <text:p text:style-name="P1">just..you think they never gave you chance,what</text:p>
      <text:p text:style-name="P1">would you get Ash..?"</text:p>
      <text:p text:style-name="P1">Ash(Firmly): "THE TRUTH!you see none would</text:p>
      <text:p text:style-name="P1">remember me expect my mom and my pokemonsas ever being the same cause they don't read my</text:p>
      <text:p text:style-name="P1">soul,but i can see you do,you surely have had your</text:p>
      <text:p text:style-name="P1">chances but you didn't give up on me.But(laugh)</text:p>
      <text:p text:style-name="P1">you see Misty s..,now i've harmed your family,well</text:p>
      <text:p text:style-name="P1">that's the ultimate ain't it?(laugh) let us all battle</text:p>
      <text:p text:style-name="P1">this one to our death.."</text:p>
      <text:p text:style-name="P1">Misty(sobbs unctrolablly) : "Ash,you've become a</text:p>
      <text:p text:style-name="P1">demon.."</text:p>
      <text:p text:style-name="P1">Ash(laugh) : "exactly"</text:p>
      <text:p text:style-name="P1">Misty(sobbing) : "because you're imagining them</text:p>
      <text:p text:style-name="P1">to be the same..</text:p>
      <text:p text:style-name="P1">Ash(solemn) : "Misty,I stood up for my mom</text:p>
      <text:p text:style-name="P1">because i'm leaving for good,she won't come with</text:p>
      <text:p text:style-name="P1">me, choosing to be humiliated to death here no</text:p>
      <text:p text:style-name="P1">matter how much i've tried to force her to,and i</text:p>
      <text:p text:style-name="P1">myself being a vagabond playboy,i gave up and</text:p>
      <text:p text:style-name="P1">infact this is my last visit to Pallet,i want to start a</text:p>
      <text:p text:style-name="P1">farm so that My Mom has enough to support</text:p>
      <text:p text:style-name="P1"><text:soft-page-break/>herself and all that,i'll let her live here and run</text:p>
      <text:p text:style-name="P1">things via sources from far away till she breaths</text:p>
      <text:p text:style-name="P1">her last or me whichever comes earlier"Misty(tears) : "Ash..you're not this..no,Ash don't.."</text:p>
      <text:p text:style-name="P1">Ash(laugh) : "Misty!Misty!Misty!Misty!still ever</text:p>
      <text:p text:style-name="P1">hopefull that his Ash can fight back his mental</text:p>
      <text:p text:style-name="P1">demons to f.. her all her life..(laugh,Misty cries</text:p>
      <text:p text:style-name="P1">uncontrollably)(stern) Misty,why is it so that</text:p>
      <text:p text:style-name="P1">despite all this you think i am not an evil demon?</text:p>
      <text:p text:style-name="P1">What is it exactly?huh? no matter what i do to</text:p>
      <text:p text:style-name="P1">you?Misty, you're my biggest opponent,i just can't</text:p>
      <text:p text:style-name="P1">kill you at all(brusts into laughter) in <text:span text:style-name="T387">Trevita</text:span> Rudy</text:p>
      <text:p text:style-name="P1">said exactly this when you refused all comfort and</text:p>
      <text:p text:style-name="P1">future to suddenly stay as my b.. oh! sorry that's</text:p>
      <text:p text:style-name="P1">Trace(laughes uncontrollably)..how did i.."</text:p>
      <text:p text:style-name="P1">Misty(lying on grass,tears rolling through,sobbing)</text:p>
      <text:p text:style-name="P1">: "i've died long.."</text:p>
      <text:p text:style-name="P1">Ash(shouts and shakes Misty Vigorously) : "Show</text:p>
      <text:p text:style-name="P1">your f.. chastity now!huh?! b.. i say names and you</text:p>
      <text:p text:style-name="P1">get s.. all over?huh?.. that's your f.. chastity..(spits</text:p>
      <text:p text:style-name="P1">aside)..same as that..FIGHT!(Misty again lies</text:p>
      <text:p text:style-name="P1">down crying uncontrollably)..you see</text:p>
      <text:p text:style-name="P1">Misty,sympathy for friend is one, determination to</text:p>
      <text:p text:style-name="P1">follow him no matter what with blind devotion atthe age of 14 and half just to get back a bike(huge</text:p>
      <text:p text:style-name="P1">laughter)..no don't stop me</text:p>
      <text:p text:style-name="P1">b..,please(laugh)..Green or R<text:span text:style-name="T386">aul</text:span> would really have</text:p>
      <text:p text:style-name="P1">to struggle hard to get a better soulmate.."</text:p>
      <text:p text:style-name="P1">Misty(brusting into tears,standing Up,tries to hug</text:p>
      <text:p text:style-name="P1">Ash,Scream) : "Exactly that!But i'm YOUR Ash! I'm</text:p>
      <text:p text:style-name="P1">only your soulmate! you're my soul,Ash,you're my..</text:p>
      <text:p text:style-name="P1"><text:soft-page-break/>(tries to wipe off her tears)..i'll only want you..i'll</text:p>
      <text:p text:style-name="P1">still only want you no matter what you do to me..i'll</text:p>
      <text:p text:style-name="P1">want only,only you even if you kill me right now...I</text:p>
      <text:p text:style-name="P1">can't but to..I tried Ash,many times i just.. couldn't</text:p>
      <text:p text:style-name="P1">and i know i can't ever..you've tormented and</text:p>
      <text:p text:style-name="P1">inslulted me to death today,yet..yet see i'm still</text:p>
      <text:p text:style-name="P1">longing for you Ash..just moments apart..i know</text:p>
      <text:p text:style-name="P1">now what i saw that day in you..my,my own</text:p>
      <text:p text:style-name="P1">soul..and that moment of magic will captivate me</text:p>
      <text:p text:style-name="P1">forever,no matter what you do or become..</text:p>
      <text:p text:style-name="P1">because..because..i..know you're not what your</text:p>
      <text:p text:style-name="P1">showing to the world to be..you..(Misty again</text:p>
      <text:p text:style-name="P1">vomits on Ash's body and almost faints and Ash</text:p>
      <text:p text:style-name="P1">makes her lie down,the Pokemons treat her,Ash washes the vomit by Kingler..)"</text:p>
      <text:p text:style-name="P1">Ash(sternly) : "enough Misty,i got you.no I'm</text:p>
      <text:p text:style-name="P1">alright,vomit atleast gives you the cough as digust</text:p>
      <text:p text:style-name="P1">or just physical weakness,they don't cheat on you</text:p>
      <text:p text:style-name="P1">unlike a s.. kiss that the stool also insults you..so</text:p>
      <text:p text:style-name="P1">you see,you can't but to be like this this term of</text:p>
      <text:p text:style-name="P1">life,that i can see as well.All i want to know is that</text:p>
      <text:p text:style-name="P1">if there's someone else too..if not, i might become</text:p>
      <text:p text:style-name="P1">even more cruel to you..No(laugh)..No Misty,not</text:p>
      <text:p text:style-name="P1">for my jealousy of you or your beaus nor am i</text:p>
      <text:p text:style-name="P1">trying to reconcile,i was nowhere when you had all</text:p>
      <text:p text:style-name="P1">those guys only a smile away to f.. you to</text:p>
      <text:p text:style-name="P1">heaven(laugh)..i'm just saying that,look this i</text:p>
      <text:p text:style-name="P1">am,you'll be so much happier to cut me off.."</text:p>
      <text:p text:style-name="P1">Misty (simmering tears,trying too hug Ash,shouts)</text:p>
      <text:p text:style-name="P1">: "Ash..i told.."</text:p>
      <text:p text:style-name="P1">Ash(sternly forces her away) : "and there were 3</text:p>
      <text:p text:style-name="P1"><text:soft-page-break/>guys and Gary Oak and X and Y and who cares</text:p>
      <text:p text:style-name="P1">how many girls for me,well as for me none getting</text:p>
      <text:p text:style-name="P1">in as a fact that the door is closed for one and if</text:p>
      <text:p text:style-name="P1">not that one then permanently and the other 300i'm only happy about, they're good enough,but to</text:p>
      <text:p text:style-name="P1">me they're eternally stool and cough.but i just</text:p>
      <text:p text:style-name="P1">needed a clarification thats all.."</text:p>
      <text:p text:style-name="P1">Misty(brusting out in tears again) : "you want to</text:p>
      <text:p text:style-name="P1">know who is for me the 3rd despite me telling you</text:p>
      <text:p text:style-name="P1">just now,why are you doing this to me Ash,if i</text:p>
      <text:p text:style-name="P1">could i'll tear my chest open and show you the</text:p>
      <text:p text:style-name="P1">inside that..that there's only you..Ash you know my</text:p>
      <text:p text:style-name="P1">parents left me when i was 5 and half,i only have</text:p>
      <text:p text:style-name="P1">had my pokemons and my friends and my sisters</text:p>
      <text:p text:style-name="P1">but in that 2 it's always one,you still have two i'm</text:p>
      <text:p text:style-name="P1">on one,and..and I want my two but my two isn't yet</text:p>
      <text:p text:style-name="P1">to trust me despite saying i'm his soul,still,am</text:p>
      <text:p text:style-name="P1">i..am i then only an extra for your soul,Ash,as if</text:p>
      <text:p text:style-name="P1">you're only saying it...(brusts into tears)"</text:p>
      <text:p text:style-name="P1">Ash(sternly) : "i want to get this point clear,the first</text:p>
      <text:p text:style-name="P1">is the luck,i never saw my dad either,and in that</text:p>
      <text:p text:style-name="P1">sense it might be extra but who says one isn't.."</text:p>
      <text:p text:style-name="P1">Misty(crying) : "Ash!leave this soul business,just</text:p>
      <text:p text:style-name="P1">leave it!..and for one moment LISTEN TO ME!"</text:p>
      <text:p text:style-name="P1">Ash(frown) : "fair enough,because i said you canread my soul it means i'll f.. my soul immediately..</text:p>
      <text:p text:style-name="P1">(laughs)...soul is h..b..(laughs uncontrollably)..</text:p>
      <text:p text:style-name="P1">Misty(scream,crying) : "Ash!Shut Up!i'll have a</text:p>
      <text:p text:style-name="P1">heart attack if you.."</text:p>
      <text:p text:style-name="P1">Ash(sigh,trying to cheer up Misty) :</text:p>
      <text:p text:style-name="P1">"Ok,Ok,fine,calm down..take your time,you brats</text:p>
      <text:p text:style-name="P1"><text:soft-page-break/>you know very well what happens if she dies,pay</text:p>
      <text:p text:style-name="P1">attention..."</text:p>
      <text:p text:style-name="P1">(few Moments later)..</text:p>
      <text:p text:style-name="P1">Misty(sobbing, whispering almost) : "Ash..no..it's</text:p>
      <text:p text:style-name="P1">all right..Ash,you've to listen to me and then</text:p>
      <text:p text:style-name="P1">answer me,i just don't have the strength now to</text:p>
      <text:p text:style-name="P1">scream..and for once please don't just point to me</text:p>
      <text:p text:style-name="P1">as unchaste..i'm swearing to you that yes i never</text:p>
      <text:p text:style-name="P1">had any..any chastity (brusts into tears)..(few</text:p>
      <text:p text:style-name="P1">moments later)..but still listen to</text:p>
      <text:p text:style-name="P1">me..please,agree?"</text:p>
      <text:p text:style-name="P1">Ash(Scowl and Frown) : "with Pleasure,just carry</text:p>
      <text:p text:style-name="P1">on,i've finished my side anyhow almost.go on."</text:p>
      <text:p text:style-name="P1">Misty(tears) : "just tell me you want me or not?"</text:p>
      <text:p text:style-name="P1">Ash(laugh) : "a f.. up body so f.. up that there's noj.. left?(laugh)..when i can get j.. h.. s.. all day?</text:p>
      <text:p text:style-name="P1">(laugh)?..i know what you're taking-()-so you're</text:p>
      <text:p text:style-name="P1">hardly sane and going towards death day by</text:p>
      <text:p text:style-name="P1">day..so you're a mad,dying,all f.. up j.. s..,why</text:p>
      <text:p text:style-name="P1">would i want you?(laugh).. you're a r..f..s.. insane</text:p>
      <text:p text:style-name="P1">and slowly dying now That's all(laugh)..and then</text:p>
      <text:p text:style-name="P1">you say 'am I extra for your soul'..(scream)you're</text:p>
      <text:p text:style-name="P1">an extra s.. for all souls including yours.. that's all"</text:p>
      <text:p text:style-name="P1">Misty(lying on the ground, uncontrollably</text:p>
      <text:p text:style-name="P1">sobbing,vomits again,which is cleared by</text:p>
      <text:p text:style-name="P1">pokemons,almost has an heart attack but</text:p>
      <text:p text:style-name="P1">pokemons treat her,almost faints but again</text:p>
      <text:p text:style-name="P1">pokemons tender her,fewments later) : "Ash,i</text:p>
      <text:p text:style-name="P1">want..death is.."</text:p>
      <text:p text:style-name="P1">Ash(frown) : "your body will die,mind will die,</text:p>
      <text:p text:style-name="P1">would you die?"</text:p>
      <text:p text:style-name="P1"><text:soft-page-break/>Misty(crying,still lying down) : "just tell..(sobbing</text:p>
      <text:p text:style-name="P1">uncontrollably)</text:p>
      <text:p text:style-name="P1">Ash(frown) : "look i'm telling you..i could've given</text:p>
      <text:p text:style-name="P1">you a f.. flower and dated you then f.. you all i</text:p>
      <text:p text:style-name="P1">want...MISTY WATERFLOWER,MY FIRST TRAVELCOMPANION,NOW CERULIAN CITY GYM</text:p>
      <text:p text:style-name="P1">LEADER,HALL OF FAME is she a b.. to die like</text:p>
      <text:p text:style-name="P1">this?..are you hearing it?"</text:p>
      <text:p text:style-name="P1">Misty(sobbing) : "Ash... you're looking at my</text:p>
      <text:p text:style-name="P1">condition..i can't move out of here..Ash..you</text:p>
      <text:p text:style-name="P1">said..this..i can't.. can't talk anymore..Ash..just.."</text:p>
      <text:p text:style-name="P1">Ash(hugs Misty firmly,near her ears) : "Listen</text:p>
      <text:p text:style-name="P1">s..,what do you want,why am I here?where's your</text:p>
      <text:p text:style-name="P1">vitality now,Show it?i'm hugging you now,i can f..</text:p>
      <text:p text:style-name="P1">you here till you die out of exhaustion,which won't</text:p>
      <text:p text:style-name="P1">be long at all..i want you..huh?..what do you</text:p>
      <text:p text:style-name="P1">want?..to be f.. around all day...JUST FIGHT!</text:p>
      <text:p text:style-name="P1">(breaks hug,Misty lies down again)</text:p>
      <text:p text:style-name="P1">Misty(tears) : "A..."</text:p>
      <text:p text:style-name="P1">Ash(frown) : "Gerninja she wants to drink some</text:p>
      <text:p text:style-name="P1">water"</text:p>
      <text:p text:style-name="P1">Misty(lying down,tears) : "Ash,i'm Misty</text:p>
      <text:p text:style-name="P1">remember?i'm your.."</text:p>
      <text:p text:style-name="P1">Ash(frown) : "yeah I remember you, you're a s..</text:p>
      <text:p text:style-name="P1">(Misty cries out loud then sobbs),right but</text:p>
      <text:p text:style-name="P1">according to you all you're trying to say you wereor are my friend,what friend? there's no such thing</text:p>
      <text:p text:style-name="P1">as that..you had a reason,i had more</text:p>
      <text:p text:style-name="P1">reasons,friends finish... what's the big deal?..</text:p>
      <text:p text:style-name="P1">You're unnecessarily harming yourself..Green is a</text:p>
      <text:p text:style-name="P1">good man,why don't you just date him..i know him</text:p>
      <text:p text:style-name="P1"><text:soft-page-break/>extremely well..i can fix the date myself today</text:p>
      <text:p text:style-name="P1">itself..he'll make you his queen all life,loyal..why</text:p>
      <text:p text:style-name="P1">not Misty,come on(tries to take Misty up).."</text:p>
      <text:p text:style-name="P1">Misty(lying down, sobbing uncontrollably) : "(bit</text:p>
      <text:p text:style-name="P1">loud voice)Ash,NO!(Ash lets go of her hands)...i..i</text:p>
      <text:p text:style-name="P1">cherish only you Ash,i want you...only</text:p>
      <text:p text:style-name="P1">you..always..always have...Ash you can check</text:p>
      <text:p text:style-name="P1">my.."</text:p>
      <text:p text:style-name="P1">Ash(scream) : "shut up!i know you well enough to</text:p>
      <text:p text:style-name="P1">understand whether you're a s.. or not,i know all</text:p>
      <text:p text:style-name="P1">about your f.. chastity...show me your mind...who</text:p>
      <text:p text:style-name="P1">is there,who is.."</text:p>
      <text:p text:style-name="P1">Misty(whisper) : "you..only you.</text:p>
      <text:p text:style-name="P1">Ash,only..you..jus.."</text:p>
      <text:p text:style-name="P1">Ash(Frown) : "f.. you once more?"</text:p>
      <text:p text:style-name="P1">Misty(almost has a heart attack, pokemons tenderher,vomits.. 30 minutes later,Ash ): "..saw..saw</text:p>
      <text:p text:style-name="P1">that?..i dont have much left..i cherish only you and</text:p>
      <text:p text:style-name="P1">would and tell all...tell all..i've no grudges against</text:p>
      <text:p text:style-name="P1">you..Ash..(chokes)"</text:p>
      <text:p text:style-name="P1">Ash(scowl) : "you've got 70 more years to tell</text:p>
      <text:p text:style-name="P1">them that youself..the 2 heart attacks you thought</text:p>
      <text:p text:style-name="P1">were about to happen is your mind fooling with</text:p>
      <text:p text:style-name="P1">you and that your dosage today hasn't been</text:p>
      <text:p text:style-name="P1">taken..i know everything about you inside</text:p>
      <text:p text:style-name="P1">out...don't be a fool killing yourself cause</text:p>
      <text:p text:style-name="P1">someone is telling you your're a wh.. and you can't</text:p>
      <text:p text:style-name="P1">take it cause your're not.. that's chastity ain't it?"</text:p>
      <text:p text:style-name="P1">Misty(sobbing uncontrollably) : "Ash,all those</text:p>
      <text:p text:style-name="P1">guys,i just didn't know.."</text:p>
      <text:p text:style-name="P1">Ash(frown) : "Misty,i know first hand what comes</text:p>
      <text:p text:style-name="P1"><text:soft-page-break/>with fame and skill and additionally for girls if they</text:p>
      <text:p text:style-name="P1">are less dark..i know it..but your problem that i say</text:p>
      <text:p text:style-name="P1">you've been f.. around by all and any but that's</text:p>
      <text:p text:style-name="P1">wrong and because i'm not admitting that, it has</text:p>
      <text:p text:style-name="P1">given you a near heart attack and yet you say</text:p>
      <text:p text:style-name="P1">you're chaste...what kind of f.. b.. mindset isthis,Misty,(loud)huh?!?..how have you got into the</text:p>
      <text:p text:style-name="P1">hall of fame with this sentimental stupid b..</text:p>
      <text:p text:style-name="P1">mentality?..(laugh)..well its just hall of...(sigh)..</text:p>
      <text:p text:style-name="P1">what's your problem exactly tell me Misty,<text:span text:style-name="T250">oh..too chaste ain’t it Misty wh..?..then </text:span>it's ok</text:p>
      <text:p text:style-name="P1">s..,i'll adore you to death(hugs Misty)..you want</text:p>
      <text:p text:style-name="P1">me to kissy kissy you s..?.."</text:p>
      <text:p text:style-name="P1">Misty(sobbing,hugging Ash,whispering): "just</text:p>
      <text:p text:style-name="P1">you..."</text:p>
      <text:p text:style-name="P1">Ash(throws Misty off,scream) : "then Fight! I don't</text:p>
      <text:p text:style-name="P1">care for hall of b.."</text:p>
      <text:p text:style-name="P1">Misty(sobbing uncontrollably, scream) : "Ash...i</text:p>
      <text:p text:style-name="P1">can't.."</text:p>
      <text:p text:style-name="P1">Ash(scowl) : "yes you can take infinitely more and</text:p>
      <text:p text:style-name="P1">you WILL...see,you want JUST ME,THE BODY-</text:p>
      <text:p text:style-name="P1">COUGH AND STOOL,so,i give you a solution,why</text:p>
      <text:p text:style-name="P1">don't i abduct you,take you to Sinnoh,f.. you all i</text:p>
      <text:p text:style-name="P1">want and then throw you into the sea without your</text:p>
      <text:p text:style-name="P1">pokemons?.. that's a good beau ain't it?(laugh)..</text:p>
      <text:p text:style-name="P1">(Misty lies down,tears rolling down her eyes</text:p>
      <text:p text:style-name="P1">profusely)what's your problem exactly,Misty,huh,</text:p>
      <text:p text:style-name="P1">what's bugging you so much,that i'm calling you as.. but you're not.. just this? or that you want me to</text:p>
      <text:p text:style-name="P1">f.. you and make you a s.. if you think you aren't</text:p>
      <text:p text:style-name="P1">one already?what is it that you want?</text:p>
      <text:p text:style-name="P1"><text:soft-page-break/>Misty(few moments later..tries sitting</text:p>
      <text:p text:style-name="P1">up,sobbing,Pokemons helps her to sit up) :</text:p>
      <text:p text:style-name="P1">"Ash,i've had my dream..you don't have to abduct a</text:p>
      <text:p text:style-name="P1">dying mad s.. like me..but you can leave me</text:p>
      <text:p text:style-name="P1">now..i'll die exactly here..i've got my</text:p>
      <text:p text:style-name="P1">dream,Ash..my Ash still came back for once to</text:p>
      <text:p text:style-name="P1">me..that's it..no, that's ok.my Ash wants to leave</text:p>
      <text:p text:style-name="P1">me again.. it's ok..i left him.. didn't I..i was the one</text:p>
      <text:p text:style-name="P1">leaving him after..after Jhoto..then i shut the</text:p>
      <text:p text:style-name="P1">door..i didn't cont...(completely breaks down,lying</text:p>
      <text:p text:style-name="P1">again, crying)"</text:p>
      <text:p text:style-name="P1">Ash(solemn) : "i see too fond <text:span text:style-name="T251">of ‘my Ash’ </text:span>, alright,but the</text:p>
      <text:p text:style-name="P1">question is are you going to suicide?..."</text:p>
      <text:p text:style-name="P1">Misty(sobbing) : "an enormous dose of</text:p>
      <text:p text:style-name="P1">()..then..then i'll call all those f.. <text:span text:style-name="T252">b.. </text:span>who ever wanted</text:p>
      <text:p text:style-name="P1">to..(Misty breaks down again, vomits,etc,few</text:p>
      <text:p text:style-name="P1">moments later)..saw that right?..no you deserve</text:p>
      <text:p text:style-name="P1">more..have a happy life..Ash.. it's alright..forget me..it's..(chokes with tears)..</text:p>
      <text:p text:style-name="P1">Ash(solemn) : "the problem is that <text:span text:style-name="T253">look</text:span> i'll</text:p>
      <text:p text:style-name="P1">anyhow leave you <text:span text:style-name="T253">as soon as my things finish</text:span> but there's a bigger problem <text:span text:style-name="T254">that you have,that is </text:span>you</text:p>
      <text:p text:style-name="P1">have nobody to look after you,whereas the whole</text:p>
      <text:p text:style-name="P1">Elite4 will lick my boot all i want and provide me a</text:p>
      <text:p text:style-name="P1">s.. everyday till i die to f.. around..who do you</text:p>
      <text:p text:style-name="P1">have?your a Hall of Fame gym leader but already</text:p>
      <text:p text:style-name="P1">red listed for your recent activities, they'll</text:p>
      <text:p text:style-name="P1">humiliate you to hell may be even take away all</text:p>
      <text:p text:style-name="P1">your pokemons cause there's many whom you</text:p>
      <text:p text:style-name="P1">didn't entertain and now they'll try to take</text:p>
      <text:p text:style-name="P1">revenge...yeah there's no darth of people <text:span text:style-name="T255">only </text:span>in</text:p>
      <text:p text:style-name="P1"><text:soft-page-break/>Cerulian itself to f.. you up all day and night</text:p>
      <text:p text:style-name="P1">uncontrollably and they will <text:span text:style-name="T256">do so </text:span>revenge or</text:p>
      <text:p text:style-name="P1">not..but that's not exactly my position is it?"</text:p>
      <text:p text:style-name="P1">Misty(sobbing,scream) : "Ash,you..you can't leave</text:p>
      <text:p text:style-name="P1">me cause you still want me..still..you can't live</text:p>
      <text:p text:style-name="P1">without me but you just think i'm not chaste cause</text:p>
      <text:p text:style-name="P1">i even agreed to date in the first place...you..how</text:p>
      <text:p text:style-name="P1">can I apprise you Ash..I..(again completely breaks</text:p>
      <text:p text:style-name="P3">down)"</text:p>
      <text:p text:style-name="P3">Ash(frown) : "i can't leave you cause you've got</text:p>
      <text:p text:style-name="P1">none to look after you except this Ash</text:p>
      <text:p text:style-name="P1">Ketchum,Brock of all people wanted to hook you</text:p>
      <text:p text:style-name="P1">up with f.. b..,<text:span text:style-name="T258">Tracy was drawing pictures of you with those b.. to serve your emotional support,a few of our other good mutual friends like Brauch and Tony also wants that,then </text:span>your own family-<text:span text:style-name="T257">Daisy</text:span> wants</text:p>
      <text:p text:style-name="P1">that,Violet wants that,<text:span text:style-name="T257">Lillie</text:span> <text:span text:style-name="T259">doesn’t mingle with you due to Gary</text:span> <text:span text:style-name="T257">but will be compelled to as Gary will soon be compelled to cut relations off</text:span>,your now family Tracy,<text:span text:style-name="T260">who knows me for since i was 18,</text:span>don't have the</text:p>
      <text:p text:style-name="P1">guts to face me and scream his head of<text:span text:style-name="T260">f</text:span> to say</text:p>
      <text:p text:style-name="P1">Misty is slowly dying,her skills are too great for</text:p>
      <text:p text:style-name="P1">authority to do anything,you need to help your</text:p>
      <text:p text:style-name="P1">friend',what does he say,'come back,your doll can't</text:p>
      <text:p text:style-name="P1">live without you,'..as if i'm f.. every b.. i see,your</text:p>
      <text:p text:style-name="P1">Misty,your Misty,your Misty..Misty is Misty's,not</text:p>
      <text:p text:style-name="P1">mine..Misty is my friend first then whatever later,i</text:p>
      <text:p text:style-name="P1">would help my friend may be,but no,you f.. Misty</text:p>
      <text:p text:style-name="P1">and now f.. someone else,so Misty is a bit sad..</text:p>
      <text:p text:style-name="P1">that's all then?..Gary Oak..who has my biggest</text:p>
      <text:p text:style-name="P1">respect in the whole world,was totally flustered as</text:p>
      <text:p text:style-name="P1"><text:soft-page-break/>to what to do..he just didn't know what is what and</text:p>
      <text:p text:style-name="P1">couldn't help you no matter how much he</text:p>
      <text:p text:style-name="P1">wanted..Brock of all,been a gym leader for a few</text:p>
      <text:p text:style-name="P1">years,travelled all over the world,has waterpokemons himself,Cerulian has enough so that</text:p>
      <text:p text:style-name="P1">his studies aren't hampered and he can't take up</text:p>
      <text:p text:style-name="P1">your role for just 1 week and let you come to me in</text:p>
      <text:p text:style-name="P1">Unova Finals for youself to see how many b.. i'm</text:p>
      <text:p text:style-name="P1">f.. everyday,huh?!?Misty tell me,you were</text:p>
      <text:p text:style-name="P1">stupendous,unmatched,but you also wanted your</text:p>
      <text:p text:style-name="P1">personal life,who Misty,tell me who stopped you</text:p>
      <text:p text:style-name="P1">from coming to Unova finals at least..who?YOUR</text:p>
      <text:p text:style-name="P1">FAMILY.this is YOUR family..i have none like that...</text:p>
      <text:p text:style-name="P1">except my Mom i'll spit at anybody and throw</text:p>
      <text:p text:style-name="P1">them away except you,and No i did but i didn't spit</text:p>
      <text:p text:style-name="P1">at your face..why cause i for sure know,that this s..</text:p>
      <text:p text:style-name="P1">no matter how much she gets f.. by all at the end</text:p>
      <text:p text:style-name="P1">doesn't have absolutely anyone but me when it</text:p>
      <text:p text:style-name="P1">comes to understanding her and give her a</text:p>
      <text:p text:style-name="P1">hand..NONE..not one damn brat ever protested all</text:p>
      <text:p text:style-name="P1">those who were licking thier lips over your body to</text:p>
      <text:p text:style-name="P1">f.. you for the rest of your life since you were</text:p>
      <text:p text:style-name="P1">around 15..NONE! during our own</text:p>
      <text:p text:style-name="P1">journey,later,NONE!.. except you know who..every</text:p>
      <text:p text:style-name="P1">b.. knew my locations atleast during Kalos leaguefinals,Unova League Finals, Elite4 finals,when you</text:p>
      <text:p text:style-name="P1">were depressed and slowly dying..and Green of all</text:p>
      <text:p text:style-name="P1">people went there to challenge me during Unova</text:p>
      <text:p text:style-name="P1">Elite4,no i didn't know who he was at all..but after</text:p>
      <text:p text:style-name="P1">he left i realized..that f.. was saved as i didn't</text:p>
      <text:p text:style-name="P1"><text:soft-page-break/>know him..else he and his pokebrats wouldn't</text:p>
      <text:p text:style-name="P1">have been seen in this world again...no one tried</text:p>
      <text:p text:style-name="P1">to contact me face to face cause i insulted them</text:p>
      <text:p text:style-name="P1">to death(laugh).. it's funny you know it's funny...</text:p>
      <text:p text:style-name="P1">you're judged by words..(brusts into laughter)... it's</text:p>
      <text:p text:style-name="P1">funny (laughs).."</text:p>
      <text:p text:style-name="P1">Misty(sobbing) : "Ash,i don't have.."</text:p>
      <text:p text:style-name="P1">Ash(frown) : "any loyal customers to f.. me loyally</text:p>
      <text:p text:style-name="P1">but you?(Misty crying uncontrollably).. that's so</text:p>
      <text:p text:style-name="P1">cause you never gave Green a chance, atleast he</text:p>
      <text:p text:style-name="P1">had the guts to face me,he was a real MAN,you</text:p>
      <text:p text:style-name="P1">would've been so happy if you chose him...these</text:p>
      <text:p text:style-name="P1">m.. even didn't have what to me an unknown</text:p>
      <text:p text:style-name="P1">stranger had..why would I come back Misty,huh?</text:p>
      <text:p text:style-name="P1">why would I bother about you?..yes I made a</text:p>
      <text:p text:style-name="P1">mistake,but if only they asked me withoutdragging you in,i would've,to them I'm because i</text:p>
      <text:p text:style-name="P1">had you, that's it..nothing else..(laugh).. it's funny</text:p>
      <text:p text:style-name="P1">you know it's funny(brusts into laughter)"</text:p>
      <text:p text:style-name="P1">Misty(sobbing) : "Ash,I.."</text:p>
      <text:p text:style-name="P1">Ash(frown) : "no exactly not,you didn't have to be</text:p>
      <text:p text:style-name="P1">bothered at all either,it was between us,you and</text:p>
      <text:p text:style-name="P1">me-only,not these mup..,they evsdropped me all</text:p>
      <text:p text:style-name="P1">their lives to see our relationship..why so much</text:p>
      <text:p text:style-name="P1">interest?huh?..and if it was so interesting,then</text:p>
      <text:p text:style-name="P1">they should be the first ones to arrange the</text:p>
      <text:p text:style-name="P1">meetings..Gym..i've heard this word for 12 years</text:p>
      <text:p text:style-name="P1">now..no don't stop</text:p>
      <text:p text:style-name="P1">me..Gengar...Gym!Gym,Gym,Gym..you know what,i</text:p>
      <text:p text:style-name="P1">can f.. up all gyms in the world exactly now and i</text:p>
      <text:p text:style-name="P1">could when i did my trials at Unova and i</text:p>
      <text:p text:style-name="P1"><text:soft-page-break/>absolutely did in Kalos,not a single gym-brat in</text:p>
      <text:p text:style-name="P1">that whole area including hall of fame specials did</text:p>
      <text:p text:style-name="P1">a fig to me...and now i can destroy every authority</text:p>
      <text:p text:style-name="P1">in Pokemon world and reshape it according to my</text:p>
      <text:p text:style-name="P1">wishes,LEGALLY..Gym!..did i tell you not to come</text:p>
      <text:p text:style-name="P1">to my Unova Finals..Gym..where were those for you,where was Brock of all people <text:span text:style-name="T101">who himself had been a Gym Leader</text:span>,where were</text:p>
      <text:p text:style-name="P1">your sisters of all people,just 1 week and thats all</text:p>
      <text:p text:style-name="P1">or was it the authority..(laugh)..tell me Misty,which</text:p>
      <text:p text:style-name="P1">authority,who,which f.. brat stopped you then from</text:p>
      <text:p text:style-name="P1">being with me...who(frown)...people have talked</text:p>
      <text:p text:style-name="P1">about me not caring for personal life,where were</text:p>
      <text:p text:style-name="P1">those when you so much wanted your personal</text:p>
      <text:p text:style-name="P1">life?..hall of fame,hall of fame..great Gym</text:p>
      <text:p text:style-name="P1">leader?..Misty,i tell you i was a h..b.. which i still</text:p>
      <text:p text:style-name="P1">am now but i was a f.. i.. then too,else I would've</text:p>
      <text:p text:style-name="P1">come myself during Unova and not be a selfish b..</text:p>
      <text:p text:style-name="P1">and go for 24 f.. badges..but still,these b.. could've</text:p>
      <text:p text:style-name="P1">called me once,i would've beaten the hell out of</text:p>
      <text:p text:style-name="P1">you and taken you back whether you liked it or</text:p>
      <text:p text:style-name="P1">not..but no..come back Misty isn't happy..f..</text:p>
      <text:p text:style-name="P1">that...Misty isn't happy.. that's Misty's problem not</text:p>
      <text:p text:style-name="P1">mine..i want my problem or my friend's problem</text:p>
      <text:p text:style-name="P1">that i can help..come back she doesn't know what</text:p>
      <text:p text:style-name="P1">to do about the Gym none can beat her and she</text:p>
      <text:p text:style-name="P1">can't quite trust anyone,she doesn't really know</text:p>
      <text:p text:style-name="P1">what to do.. challenge her,beat her take her out for a week..Misty isn't happy, Misty wants to see</text:p>
      <text:p text:style-name="P1">you,Misty want you to be back,Misty is crying for</text:p>
      <text:p text:style-name="P1">you,STILL NOT THE REAL PROBLEM LIKE A MAN-</text:p>
      <text:p text:style-name="P1"><text:soft-page-break/>MISTY CAN'T BE HEALED UNLESS NONE</text:p>
      <text:p text:style-name="P1">DEFEATS HER IN A PROPER BATTLE,NONE!..what</text:p>
      <text:p text:style-name="P1">the f.. they thought you were Misty,because what</text:p>
      <text:p text:style-name="P1">those 3 did in their younger days and you</text:p>
      <text:p text:style-name="P1">mentored and babysitted them?..Brock was d.. all</text:p>
      <text:p text:style-name="P1">over your skills and looks,Trace was too happy to</text:p>
      <text:p text:style-name="P1">play the good guy,the only sane person there Gary</text:p>
      <text:p text:style-name="P1">Oak just couldn't be able to do what he</text:p>
      <text:p text:style-name="P1">desparately wanted and that is to tell me exactly</text:p>
      <text:p text:style-name="P1">those cause he just didn't want to mingle in that</text:p>
      <text:p text:style-name="P1">posion that was killing you there-the Glamour and</text:p>
      <text:p text:style-name="P1">all...Misty ever cherised Ash and he was ever a</text:p>
      <text:p text:style-name="P1">bufoon..he's gone,keep whinning a bit,find</text:p>
      <text:p text:style-name="P1">someone else..(scream)that’<text:span text:style-name="T102">s</text:span> s... business..why</text:p>
      <text:p text:style-name="P1">were they interested about us then in the first</text:p>
      <text:p text:style-name="P1">place?huh?..why?...Misty,just tell me who stopped</text:p>
      <text:p text:style-name="P1">you..please..<text:span text:style-name="T103">i beg of you..</text:span>(laugh)..they'll have some fun for the</text:p>
      <text:p text:style-name="P1">rest of their <text:span text:style-name="T104">god</text:span>forsaken lives if they survive the first bit(brusts into laughter).."</text:p>
      <text:p text:style-name="P1">Misty(sobbing) : "i made a mistake Ash.."</text:p>
      <text:p text:style-name="P1">Ash(scream) : "Shut up you b..!you made no</text:p>
      <text:p text:style-name="P1">mistake,i made it when i couldn't be less selfish!..</text:p>
      <text:p text:style-name="P1">(laugh)..but this is Decit Mastery.. trying to</text:p>
      <text:p text:style-name="P1">deceive you..(brusts into laughter)...once a</text:p>
      <text:p text:style-name="P1">playboy always a.."</text:p>
      <text:p text:style-name="P1">Misty(sobbing,scream) : "No,My Ash is only</text:p>
      <text:p text:style-name="P1"><text:span text:style-name="T105">his Misty’s</text:span> boy, that's all, nothing else..i..(trying to</text:p>
      <text:p text:style-name="P1">stand up)"</text:p>
      <text:p text:style-name="P1">Ash(frown) : "Gengar,she lies down,stays</text:p>
      <text:p text:style-name="P1">there,doesn't talk, cogitate every word i say,till you</text:p>
      <text:p text:style-name="P1"><text:soft-page-break/>know my singnals...right..i'm no s.. patented boy</text:p>
      <text:p text:style-name="P1">so that when she cant get a customer she can get</text:p>
      <text:p text:style-name="P1">me..(Misty sobbs uncontrollably,Vomits..again few</text:p>
      <text:p text:style-name="P1">moments)...<text:span text:style-name="T299">9</text:span>th time..this is why i'm here vomit</text:p>
      <text:p text:style-name="P1">Empress...none can <text:span text:style-name="T106">beat you</text:span> except</text:p>
      <text:p text:style-name="P1">me,none can look after you except me,none will</text:p>
      <text:p text:style-name="P1">understand you except me, your a angel to al<text:span text:style-name="T107">l</text:span></text:p>
      <text:p text:style-name="P1">except me, you're an Idol,a dream,an elusion,a</text:p>
      <text:p text:style-name="P1">saviour of all,(brusts into laughter)..Misty,see you were dying there in Gym, ABSOLUTY NONE</text:p>
      <text:p text:style-name="P1">HELPED! so,still me,still me..(laugh)..sweet sweet</text:p>
      <text:p text:style-name="P1">Misty s..,so sweet,(scream)NONE BUT</text:p>
      <text:p text:style-name="P1">ME!..Misty,you need me in every step..you need</text:p>
      <text:p text:style-name="P1">Ash Ketchum all your life,every moment... that's</text:p>
      <text:p text:style-name="P1">why i'm here...i want to help my little friend,little</text:p>
      <text:p text:style-name="P1">playmate Misty who simply gave her soul to me all</text:p>
      <text:p text:style-name="P1">times,a little girl of 1<text:span text:style-name="T108">5</text:span>-1<text:span text:style-name="T108">6</text:span>-18,my Ash,my Ash,my</text:p>
      <text:p text:style-name="P1">Ash..all the time..that's why i'm here today..just</text:p>
      <text:p text:style-name="P1">for that..she believed in me more than i</text:p>
      <text:p text:style-name="P1">did..Misty(laugh)..you were a future gym leader,i</text:p>
      <text:p text:style-name="P1">was a b..,still then knowing all,'no,i'll go with stupid</text:p>
      <text:p text:style-name="P1">idiot Ash rather than being with Rudy in</text:p>
      <text:p text:style-name="P1"><text:span text:style-name="T387">Trevita</text:span>..'(laugh)..'i'll not leave you till you repay</text:p>
      <text:p text:style-name="P1">my bike,you bufoon(laugh)..'get that bug off..catch</text:p>
      <text:p text:style-name="P1">it..or i'll smack you to death,you jerk'..(laugh)..'are</text:p>
      <text:p text:style-name="P1">you sure,you'll be alright without me,Ash?"</text:p>
      <text:p text:style-name="P1">(scream)...that's why i'm here...you need help and</text:p>
      <text:p text:style-name="P1">i've to be the last resort for that,STILL...Misty,i've</text:p>
      <text:p text:style-name="P1">been without you extremely well but you're the one</text:p>
      <text:p text:style-name="P1">that needs me all time...many s..,man-wh.. i've seen all for a reason hanging around me,EXCEPT</text:p>
      <text:p text:style-name="P1"><text:soft-page-break/>MISTY,always,ever...Misty has no reason</text:p>
      <text:p text:style-name="P1">whatsoever to be with me,infact you were my only</text:p>
      <text:p text:style-name="P1">travel companion who didn't have any f.. reason to</text:p>
      <text:p text:style-name="P1">be that..and only she without any reason <text:span text:style-name="T109">from the 2</text:span><text:span text:style-name="T26">nd</text:span><text:span text:style-name="T109"> day till she saw me-</text:span>my</text:p>
      <text:p text:style-name="P1">Ash.my Ash,my Ash,<text:span text:style-name="T110">my Ash</text:span>..always..<text:span text:style-name="T111">and(laugh)..and even now my Ash is only my playboy..(laughs)..</text:span>(scream) That's why</text:p>
      <text:p text:style-name="P1">i'm here..</text:p>
      <text:p text:style-name="P1">but you know(solemn),you can get what i'm doing</text:p>
      <text:p text:style-name="P1">even way more from</text:p>
      <text:p text:style-name="P1">Green,Prin,Trin,Breen,<text:span text:style-name="T112">Kirn</text:span>..but you would die but do that...(scream)that's exactly why i'm</text:p>
      <text:p text:style-name="P1">here..get this obsession for Ash Ketchum out and</text:p>
      <text:p text:style-name="P1">get someone else in,cause Ash Ketchum won't</text:p>
      <text:p text:style-name="P1">return after today..(laugh).. it's funny you know, it's</text:p>
      <text:p text:style-name="P1">funny how they evsdropped us..it was a movie,a</text:p>
      <text:p text:style-name="P1">comedy,a movie where the two protagonists</text:p>
      <text:p text:style-name="P1">wants to f.. each other off just the next moment..</text:p>
      <text:p text:style-name="P1">(laugh)..i remember them...(laugh)..it was a</text:p>
      <text:p text:style-name="P1">movie,once it finished-'nah!restart that again..so</text:p>
      <text:p text:style-name="P1">good movie..wanna see it..come back Misty isn't</text:p>
      <text:p text:style-name="P1">happy'(laugh)..and by the time the protagonists have died..(laugh).. it's funny,Misty its very very</text:p>
      <text:p text:style-name="P1">funny(laugh)...very funny(laugh).. anyway</text:p>
      <text:p text:style-name="P1">Gengar,leave it"</text:p>
      <text:p text:style-name="P1">Misty(few moments later,sobbing</text:p>
      <text:p text:style-name="P1">uncontrollably,feint smile) : "Ash,you'll again come</text:p>
      <text:p text:style-name="P1">back to me you..(chokes with tears)..."</text:p>
      <text:p text:style-name="P1">Ash(brusts into laughter) : "what a timing,Gengar</text:p>
      <text:p text:style-name="P1">work,for your f.. answer s..,and you know why</text:p>
      <text:p text:style-name="P1"><text:soft-page-break/>you're so desparate,the answer is exactly what</text:p>
      <text:p text:style-name="P1">you told me yourself 1<text:span text:style-name="T392">3</text:span> years back..</text:p>
      <text:p text:style-name="P1">(song,immitates)"What makes me Misty most of</text:p>
      <text:p text:style-name="P1">all/in our final Curtain call/is that i'll NEVER see</text:p>
      <text:p text:style-name="P1">you/again"(laughes uncontrollably,Misty</text:p>
      <text:p text:style-name="P1">uncontrollably cries).. (scream, shivering</text:p>
      <text:p text:style-name="P1">voice)exactly that..and you were humming another</text:p>
      <text:p text:style-name="P1">day, "two of a kind/who would've guessed that you</text:p>
      <text:p text:style-name="P1">and I/someday somehow will have to</text:p>
      <text:p text:style-name="P1">say/goodbye"(brusts into laughter)... exactly</text:p>
      <text:p text:style-name="P1">that...(brusts into laughter)..oh and this also is</text:p>
      <text:p text:style-name="P1">Deceit Master especiall,make her emotional kill</text:p>
      <text:p text:style-name="P1">her cause you're jealous of her success and new beau Green (brusts into laughter)...Bulbasaur</text:p>
      <text:p text:style-name="P1">care..Gengar off.."</text:p>
      <text:p text:style-name="P1">(10 Minutes later)</text:p>
      <text:p text:style-name="P1">Misty(lying down,has almost convulsions,</text:p>
      <text:p text:style-name="P1">sobbing) : "Ash,just one hand.."</text:p>
      <text:p text:style-name="P1">Ash(Choked,Agitated,hugging Misty again) : "..do I</text:p>
      <text:p text:style-name="P1">want you?do i want you?why am i doing this to</text:p>
      <text:p text:style-name="P1">you?(stern but shivering voice) Do i have to</text:p>
      <text:p text:style-name="P1">announce that i still value you as a friend on top of</text:p>
      <text:p text:style-name="P1">my voice for the world to hear?(Misty hugs</text:p>
      <text:p text:style-name="P1">Ash,this time Ash is too oblivious to realize) can't</text:p>
      <text:p text:style-name="P1">they have the remote cognition to..(but then</text:p>
      <text:p text:style-name="P1">suddenly, shivering voice,breaks the hug but</text:p>
      <text:p text:style-name="P1">straight Looking at Misty's Eyes)can't you</text:p>
      <text:p text:style-name="P1">see...can't you see i still am what i was even when</text:p>
      <text:p text:style-name="P1">i first met you,Misty?"</text:p>
      <text:p text:style-name="P1">Misty(with tears,sobbing,few moments later) :</text:p>
      <text:p text:style-name="P1">"Ash..i perfectly understand what your trying so so</text:p>
      <text:p text:style-name="P1"><text:soft-page-break/>hard to suppress and get away from,i know why</text:p>
      <text:p text:style-name="P1">you've taken up all this self inflicted pain upon</text:p>
      <text:p text:style-name="P1">yourself..no LET ME FINISH!"Ash(absent minded as if reminiscing something) :</text:p>
      <text:p text:style-name="P1">"continue"</text:p>
      <text:p text:style-name="P1">Misty(sobbing) : "Ash tell me,frankly..do you...</text:p>
      <text:p text:style-name="P1">(again hugs Ash,Ash is again too oblivious to</text:p>
      <text:p text:style-name="P1">force her away)..you want your second kiss</text:p>
      <text:p text:style-name="P1">today?"(brusts into tears)</text:p>
      <text:p text:style-name="P1">Ash(suddenly as if wakes up,breaks the</text:p>
      <text:p text:style-name="P1">hug,scowl) : "no urine"</text:p>
      <text:p text:style-name="P1">Misty(sobbing) : "or bed,or date or..but you'll then</text:p>
      <text:p text:style-name="P1">say it's..(vomits on Ash's face,and almost</text:p>
      <text:p text:style-name="P1">faints,Ash catches her, Pokemons tender her,Ash</text:p>
      <text:p text:style-name="P1">again washes off and then tender Misty)"</text:p>
      <text:p text:style-name="P1">Ash(frown) : "you still believe that i'm not</text:p>
      <text:p text:style-name="P1">deceiving you and only want to f.. you <text:span text:style-name="T113">around</text:span> and leave</text:p>
      <text:p text:style-name="P1">totally breaking your heart so that you'll die</text:p>
      <text:p text:style-name="P1">quickly?"</text:p>
      <text:p text:style-name="P1">Misty(uncontrollably sobbing,lying on the</text:p>
      <text:p text:style-name="P1">grass,scream) : "..NEVER..my Ash..is..(vomits</text:p>
      <text:p text:style-name="P1">again,all again)"</text:p>
      <text:p text:style-name="P1">Ash(hugging Misty,solemn) : "happy now?Misty,its</text:p>
      <text:p text:style-name="P1">8th..just stay calm(breaks the hug but hold Misty'shands firmly)..you surely don't want any of those</text:p>
      <text:p text:style-name="P1">do you?"</text:p>
      <text:p text:style-name="P1">Misty(sobbing,trying to hug Ash again) : "All and</text:p>
      <text:p text:style-name="P1">None of those.if there was ever a perfect thing to</text:p>
      <text:p text:style-name="P1">be able to do or describe i want that.."</text:p>
      <text:p text:style-name="P1">Ash(firmly,forces her away) : "these emotions</text:p>
      <text:p text:style-name="P1">don't suit you.."</text:p>
      <text:p text:style-name="P1"><text:soft-page-break/>Misty(trying to hug Ash,crying,scream) :</text:p>
      <text:p text:style-name="P1">"Ash!please!Don't stop me!Ash,please, atleast let</text:p>
      <text:p text:style-name="P1">me hug.."</text:p>
      <text:p text:style-name="P1">Ash (firmly,forcing her off): "No!a grown up b.. like</text:p>
      <text:p text:style-name="P1">you should know mental demons aren't a kiss and</text:p>
      <text:p text:style-name="P1">hug away to go out,its all emotion!let me</text:p>
      <text:p text:style-name="P1">finish,ok,please"</text:p>
      <text:p text:style-name="P1">Misty (crying) : "<text:span text:style-name="T114">i’m sorry Ash,i’m...(chokes)..</text:span>"</text:p>
      <text:p text:style-name="P33">Ash(frown) : “what’s your actual problem Misty s..?huh?..why since the second day till now just one word ‘my Ash’..Gengar..what is it Misty?what?..the whole world was under your feet-‘my Ash left me’,the whole world wants to marry you-’my Ash will return’(laugh)..now killing yourself slowly-’my Ash isn’t coming i don’t want to live anymore’,just this idea-’<text:span text:style-name="T115">my Ash’,this idea</text:span> you’ve had since the first sight <text:span text:style-name="T115">and still after all this even now still ‘my Ash</text:span>..what is it Misty what?..<text:span text:style-name="T115">i never said ‘my Misty’ never..so lets say i say ‘my Misty is a wh..’ would you still say ‘i’m of my Ash’s wh..’(laugh)..really Misty really,you’re a born wh.. you see may be you died while i was f.. you in previous birth and that’s why you’re alive at all here now(laugh)..what a devoted wh.. still remembers the customers and even the last one she was f.. with just before she died while f.. out of exhustion of ... so now ‘my Ash’...Gengar off..what a wh..(brusts into laughter) ”</text:span></text:p>
      <text:p text:style-name="P34">Misty(convulsions <text:span text:style-name="T116">few moments later</text:span>,sobbing uncontrollably) : “Ash,i can’t..i just can’t..”</text:p>
      <text:p text:style-name="P34">Ash(frown) : “Gengar...Bulbasaur your performance needs betterment pay attention...(laugh)..Misty,i’m telling you myself now,please leave me,i don’t want you no matter what you think i never have or will..please leave <text:soft-page-break/>me i’m someone else’s boy,i don’t want you Misty,please..i beg of you..please...<text:span text:style-name="T117">Misty i’m not your Ash at all,get this infatuation out of you,we’ve been what we’ve been we’ve broken up,i just wanted to cure you as a friend’s favour and that’s all,you want me as more than friend still,that’s not happening cause i don’t want to be associeted with a mad dying s.. like you,please..for you it should be ‘my Green’ or like previously ‘my Tracy’ but he got taken(brusts into laughter)..then ‘my Gary”(laughs)..taken(laughs)..they are no good for you as beau or friends,leave them..i’m telling you what it should be(goes near Misty’s ears,wipes off her tears)...there(laugh)..Misty’s New Motto-&gt; ”my Green’,exactly Misty Waterflower,that’s all you should think or may be anybody else cause you’re a chaste s.. but still ‘my Green’..say it ‘my Green’(laugh)</text:span>...Gengar”</text:p>
      <text:p text:style-name="P34">Misty(<text:span text:style-name="T117">few moments later,much calm,tears profusely rolling down her cheeks,lying on the grass) : “i won’t ever ..ever (sobbing)..ever have you back then right Ash..”</text:span></text:p>
      <text:p text:style-name="P35">Ash(laugh) : “Gengar..i will only have you then right Green..Gengar...(brusts into laughter)...”</text:p>
      <text:p text:style-name="P35">Misty(sobbing uncontrollably,few moments later) : “what do you want me to do,say it(scream)..i want my Ash..(crying aloud)...i just..(chokes,Bulbasaur sleep powders her)”</text:p>
      <text:p text:style-name="P35">Ash(solemn 13 minutes later,Misty woke up 10 minutes later) : “<text:span text:style-name="T118">why did you come here today and why were you telling me that you have a boyfriend and why this drama now?..Gengar..I DUMP AND REJECT YOU.may i leave or will you die exactly here and then your people later say i murdered a s.. who herself came here to be f.. around..</text:span><text:soft-page-break/><text:span text:style-name="T118">(laugh)..why don’t you leave me Misty s..? why?..Gengar off...”</text:span></text:p>
      <text:p text:style-name="P36">Misty(sobbing a few moments later) : “you’re my soul i can’t leave you..(chokes)..”</text:p>
      <text:p text:style-name="P37">Ash(frown) : “soul?(laugh)..Gengar..see this game now <text:span text:style-name="T119">s.. lets play,so we now know that</text:span> Misty is Green’s soul,Ash is Misty’s soul,someone else is Ash’s soul...but none’s soul is Green and Ash’s soul cherishes him..so basically what should happen <text:span text:style-name="T120">is that</text:span> Misty should leave Ash and go to Green,but she doesn’t..what does she do?..she is the unchaste wife of Green cause she is f.. with Ash in her mind all the time BUT claims that she’s chaste and also says ‘my Green’ but actually thinks ‘my Ash”...(brusts into laughter)..this is funny you know very very funny(laughs)..what a s.. your are Misty,what a s.. that too too chaste(brusts into laughter)..so basically you’re an unchaste wife cum chaste s..(laugh) <text:span text:style-name="T121">and the moment before your future with Green if there’s alreay hasn’t been any which i seriously doubt(laugh)..that moment too ‘my Ash”..(brusts into laughter)..so your children too..so sad a life of a chaste s.. like you..once a chaste wh..ever a chaste wh..(brusts into laughter)..amusing chaste s.. you’re Misty cum unchaste wife..chaste s..unchaste wife double hall of fame(brusts into laughter)..and you youself has just accepted it by saying ‘my Ash’ return but sorry that i was .. by Green..really amusing(laugh)</text:span>...<text:span text:style-name="T122">(sternly)</text:span>just leave me i’m sending you to your husband <text:span text:style-name="T122">Green </text:span>now,ok?..what do you say?...Gengar...”</text:p>
      <text:p text:style-name="P37">Misty(dizzy,sobbing,<text:span text:style-name="T123">few moments later</text:span>) : “Ash you can leave me but i will die exactly here..”</text:p>
      <text:p text:style-name="P37">Ash(laugh) : “bye(goes away)”</text:p>
      <text:p text:style-name="P37"><text:soft-page-break/>Misty(screams,sobbing) : “Ash..”( then almost faints but pokemons cure her)</text:p>
      <text:p text:style-name="P1">Ash(<text:span text:style-name="T124">returns and frowns</text:span>) : "<text:span text:style-name="T124">so still Green would get only a chaste s.. unchaste wife ? fine...Gengar...this is for you Green,just see how i break down this born again s.. infatuation with me..Gengar..see Misty s..,tell me when you were with Green why were you thinking about me?”</text:span></text:p>
      <text:p text:style-name="P38">Misty(sobbing,trying to scream) : “i was ever with my Ash only,those p..(chokes)..”</text:p>
      <text:p text:style-name="P38">Ash(frowns) : “so that doesn’t go?sorry then Green,this <text:span text:style-name="T125">kind of a supremely obsessive and infatuated </text:span>chaste s.. needs more emotional torture till she becomes unchast<text:span text:style-name="T125">e..Gengar...Charizard lets go to chaste Misty s.. unchaste poor husband Green,()..(trying to take Misty away)..what s..,come along,come on..Gengar..”</text:span></text:p>
      <text:p text:style-name="P39">Misty(trying to hug Ash,sobbing uncontrollably,very mild voice) : “don’t leave me Ash..please..<text:span text:style-name="T126">there’s none</text:span>..(chokes again)..”</text:p>
      <text:p text:style-name="P40">Ash(frown,lies Misty down on grass,Pokemons treat her) : “so,there’s non but me to look after a mad dying s.. been f.. up day and night for 3<text:span text:style-name="T391">3</text:span> years and now has no ... left hangs around for one more last and best and asks me to do the favour...what a luck...<text:span text:style-name="T127">Gengar..</text:span>basically even you’re in ha<text:span text:style-name="T128">ll of s..h.. and you’re proud of your s..h.. like m..h.. which is a bit discomforting ain’t it(brusts into laughter)...but you’re a chaste s.. so despite your s..h.. you expect your m..h.. fruits to be chaste..(brusts into laughter)..what a great s.. you are really Misty..what a s.. or is it none except ‘my Ash’?..which is your illusion cause sadly there’s many s.. but you’ve rather passed your prime don’t you think so Misty s...? but for a chaste s.. </text:span><text:soft-page-break/><text:span text:style-name="T128">like you chastity is more important than your husband Green,besides the pictures your former beau Trace drew,were you and Green on the spot already(brusts into laughter)..why should i care for you Misty s.. why?..answer that first..i wasn’t the one to break-up,i wasn’t the one to invite Green to take my place,i wasn’t the one to shut the door,i wasn’t the one anywhere...(solemn)..see Misty s.. this is your last moment and all i want is to kill you cause you’re too chaste a s.. to get over your d.. infatuation of being f.. around by me all life and so please die or whatever but lets go to your husband’s house that is..Gengar...come on s.. what is a trouble hum?..(brusts into laughter)...such pity..sweet sweet Misty s... that too too chaste...(brusts into laughter)...besides i’ve insulted your m..h.. too..(brusts into laughter)...what a s...”</text:span></text:p>
      <text:p text:style-name="P41">Misty(few moments later,uncontrollably sobbing,on the grass) : “no matter what you say..you..(scream,crying,<text:span text:style-name="T129">Ash going away again</text:span>)..come back...(chokes)...”</text:p>
      <text:p text:style-name="P42">Ash(returns and frowns) : “i see,you 4 be attentive...lets finish it then Misty s... <text:span text:style-name="T125">so we accidentally</text:span></text:p>
      <text:p text:style-name="P1">bumped into each other and were friends but</text:p>
      <text:p text:style-name="P1">within a month we knew it's not normal between</text:p>
      <text:p text:style-name="P1">us,i didn't get you properly then but you surely</text:p>
      <text:p text:style-name="P1">were too devoted even at that age,i was your</text:p>
      <text:p text:style-name="P1">dream you held onto me and whatever respons you got,got you through your early gym days,then i</text:p>
      <text:p text:style-name="P1">finally realized your significance to me and</text:p>
      <text:p text:style-name="P1">confessed my feelings,you were so happy despite</text:p>
      <text:p text:style-name="P1">all the attention that you got then...<text:span text:style-name="T130">Gengar..</text:span>"</text:p>
      <text:p text:style-name="P1"><text:soft-page-break/>Misty(sobbing,<text:span text:style-name="T130">a few moments later</text:span>) : "Ash!why are you doing this still?..<text:span text:style-name="T131">you..</text:span>you just told me i'm your soul,but..does your soul</text:p>
      <text:p text:style-name="P1">too changes Ash..(loudly crying).."</text:p>
      <text:p text:style-name="P1">Ash(laugh) : "of course (laughes), that's why i'm a</text:p>
      <text:p text:style-name="P1">Playboy and not Palletboy..(brusts into laughter)..<text:span text:style-name="T132">(Misty almost faints and convulsions restart)..</text:span>(sternly) Misty..(again hugs her and she vomits on</text:p>
      <text:p text:style-name="P1">his face again,and rest are all same but they talk</text:p>
      <text:p text:style-name="P1">again after 15 minutes later).."</text:p>
      <text:p text:style-name="P4">Ash(solemn) : "Misty,this was <text:span text:style-name="T295">12</text:span></text:p>
      <text:p text:style-name="P4">th in may be like 1</text:p>
      <text:p text:style-name="P1">hour <text:span text:style-name="T133">and your having convulsions</text:span>,i know perfectly well the effects of all those</text:p>
      <text:p text:style-name="P1">poisons you were taking...but you see i'll only</text:p>
      <text:p text:style-name="P1">finish..so stay calm.. Feraligator &amp; Crawdaunt..get</text:p>
      <text:p text:style-name="P1">working on Misty,NOW!..all my buddies</text:p>
      <text:p text:style-name="P1">present,tender her..."</text:p>
      <text:p text:style-name="P1">..(15 Minutes later)..</text:p>
      <text:p text:style-name="P1">Misty(sobbing) : "Ash, please come..(sobbs</text:p>
      <text:p text:style-name="P1">uncontrollably)"</text:p>
      <text:p text:style-name="P1">Ash(frown) : "where did you have lunch today?no</text:p>
      <text:p text:style-name="P1">it's a serious question cause it wasn't in my</text:p>
      <text:p text:style-name="P1">house,so if you vomiting <text:span text:style-name="T296">12</text:span> times is about that,then</text:p>
      <text:p text:style-name="P1">god..."</text:p>
      <text:p text:style-name="P1">Misty(sobbing,half shout) : "i can't stand this long</text:p>
      <text:p text:style-name="P1">enough Ash,just listen to me without</text:p>
      <text:p text:style-name="P1">disturbing..and no it was at Lil's <text:span text:style-name="T341">place</text:span>..and it's</text:p>
      <text:p text:style-name="P1">ok.. that's not what it is.. it's just that..(brusts into</text:p>
      <text:p text:style-name="P1">tears)...</text:p>
      <text:p text:style-name="P1">Ash(frown) : "() is now due cause you can't find</text:p>
      <text:p text:style-name="P1"><text:soft-page-break/>you new beau(hugs Misty but just for a moment</text:p>
      <text:p text:style-name="P1">then lets go)..FIGHT!..and you were using 4 in total</text:p>
      <text:p text:style-name="P1">for the last 3 months...anyway,speak now...</text:p>
      <text:p text:style-name="P1">Misty(cries uncontrollably) : "just a bit.."</text:p>
      <text:p text:style-name="P1">Ash(sternly) : "Stop that crying if you want me that</text:p>
      <text:p text:style-name="P1">much,NOW!(Misty again lies down on the</text:p>
      <text:p text:style-name="P1">grass,sobbing)..yeah much better,and don't</text:p>
      <text:p text:style-name="P1">bother,that thing is well healed by sleep powder..</text:p>
      <text:p text:style-name="P1">that's exactly why Bulbasaur is here as i had</text:p>
      <text:p text:style-name="P1">removed those form your room..Misty,you were</text:p>
      <text:p text:style-name="P1">living in a self created hell while i had fun by s.. f..all around,no matter what happens after today</text:p>
      <text:p text:style-name="P1">you'll be sent to () in Kanto Elite4 HQ and you'll</text:p>
      <text:p text:style-name="P1">cure yourself there till then unless your big b.. still</text:p>
      <text:p text:style-name="P1">wants to sell you to h.. f.. while they enjoy the tips</text:p>
      <text:p text:style-name="P1">like in GYM...the whole Elite4 all over will lick your</text:p>
      <text:p text:style-name="P1">boots all you want as that's been my stern order to</text:p>
      <text:p text:style-name="P1">them and be assured of it,at my current level,the</text:p>
      <text:p text:style-name="P1">hall of fame is a mere word,it makes no sense as</text:p>
      <text:p text:style-name="P1">you can see Bulbasaur of all has treated you like</text:p>
      <text:p text:style-name="P1">any professional doctor and i'm still screaming my</text:p>
      <text:p text:style-name="P1">head off to him,to which all he's saying that if it</text:p>
      <text:p text:style-name="P1">goes out of hand he'll tell me well before,</text:p>
      <text:p text:style-name="P1">Charizard,Talonflame,Noivern all are ready,</text:p>
      <text:p text:style-name="P1">nothing will happen to you today..and Lance</text:p>
      <text:p text:style-name="P1">knows us both individually well enough or if he</text:p>
      <text:p text:style-name="P1">doesn't,he'll be taught in a very harsh way and if</text:p>
      <text:p text:style-name="P1">there's one fault in treating you and curing you</text:p>
      <text:p text:style-name="P1">which has become an official necessity and thus</text:p>
      <text:p text:style-name="P1">my intervention..i'll collapse the whole system and</text:p>
      <text:p text:style-name="P1">they know it if they fail to treat those habits out of</text:p>
      <text:p text:style-name="P1"><text:soft-page-break/>you once and for all..so,just don't bother,that's myfinal word..alright Noivern(takes Misty to his</text:p>
      <text:p text:style-name="P1">private portion in the Lab,a small room)..(40</text:p>
      <text:p text:style-name="P1">minutes later,Misty comes out of wash room she</text:p>
      <text:p text:style-name="P1">had to go as the sideeffects were getting heavy on</text:p>
      <text:p text:style-name="P1">her as she didn't have the doses of ... that day)..i</text:p>
      <text:p text:style-name="P1">see, it's ok,Misty.. you'll be cured. don't</text:p>
      <text:p text:style-name="P1">worry..come</text:p>
      <text:p text:style-name="P1">now..no the outside is far better,and take</text:p>
      <text:p text:style-name="P1">these(gives medicines)..yeah that's your doeses</text:p>
      <text:p text:style-name="P1">much lessened(Misty brusts into tears,Ash</text:p>
      <text:p text:style-name="P1">himself gives her the dose and makes her rest for</text:p>
      <text:p text:style-name="P1">15 more minutes,finally Ash returns to the outside</text:p>
      <text:p text:style-name="P1">with her and 15 more minutes later she is much</text:p>
      <text:p text:style-name="P1">normal..now,Misty sobbs uncontrollably,Ash once</text:p>
      <text:p text:style-name="P1">more quickly hugs her and pats her back,then lets</text:p>
      <text:p text:style-name="P1">go of her)..so you see,as i was saying,despite our</text:p>
      <text:p text:style-name="P1">confession,i didn't quite get your devotion then to</text:p>
      <text:p text:style-name="P1">me and i thought you won't mind if i still live in</text:p>
      <text:p text:style-name="P1">oblivion and don't really ever explain my actions</text:p>
      <text:p text:style-name="P1">cause i kinda hadn't really got you, thought you</text:p>
      <text:p text:style-name="P1">yourself live a life under constant public glare,youwon't mind much and also that it's not that</text:p>
      <text:p text:style-name="P1">difficult for you as you were in a gym,rather i was</text:p>
      <text:p text:style-name="P1">traveling around,but I didn't understand i was the</text:p>
      <text:p text:style-name="P1">central figure for all the things and persona in that</text:p>
      <text:p text:style-name="P1">gym and rather than going away i should've stayed</text:p>
      <text:p text:style-name="P1">there for a month,which i easily could do,but got it</text:p>
      <text:p text:style-name="P1">opposite and thought going away is right then</text:p>
      <text:p text:style-name="P1">broke up...but i myself was pretty uncomfortable</text:p>
      <text:p text:style-name="P1">even after i broke up and then when i finally had a</text:p>
      <text:p text:style-name="P1"><text:soft-page-break/>grasp of things and realized how you actually</text:p>
      <text:p text:style-name="P1">might've felt and also with my more balanced</text:p>
      <text:p text:style-name="P1">attitude to the press,growing popularity,working</text:p>
      <text:p text:style-name="P1">undercover in team rocket,all my studies and all in</text:p>
      <text:p text:style-name="P1">Kalos and so on so on and i heard gossips in</text:p>
      <text:p text:style-name="P1">places that Cerulian Gym and its leader Misty</text:p>
      <text:p text:style-name="P1">Waterflower were a hot topic and a bit of an</text:p>
      <text:p text:style-name="P1">elusion.i still didn't bother about it saying i've</text:p>
      <text:p text:style-name="P1">broken up with you and your life doesn't matter so</text:p>
      <text:p text:style-name="P1">my uncomfortability is similar to that if during our</text:p>
      <text:p text:style-name="P1">relationship someone suddenly told me that Misty</text:p>
      <text:p text:style-name="P1">is doing this and that,i felt a bit taken aback but i just shrugged it off as i thought being a Gym</text:p>
      <text:p text:style-name="P1">leader itself is hard and people sometimes get</text:p>
      <text:p text:style-name="P1">into overdrive with young and uniquely talented</text:p>
      <text:p text:style-name="P1">women like Misty if they looked good and were in</text:p>
      <text:p text:style-name="P1">the show or performance business like she is,so</text:p>
      <text:p text:style-name="P1">just brushed them aside never realizing the actual</text:p>
      <text:p text:style-name="P1">reason which i felt same must be for you when it</text:p>
      <text:p text:style-name="P1">was found that indeed i was in all beds imaginable</text:p>
      <text:p text:style-name="P1">all the time.After i got a grip of my personal life</text:p>
      <text:p text:style-name="P1">and started to show the press what they were up</text:p>
      <text:p text:style-name="P1">against to save my back,then only i've understood</text:p>
      <text:p text:style-name="P1">fully your feelings regarding my</text:p>
      <text:p text:style-name="P1">stubbornness(again becomes absent minded,and</text:p>
      <text:p text:style-name="P1">as if naratting his thoughts only, mentally</text:p>
      <text:p text:style-name="P1">reminiscing something,bit shivering voice) but still</text:p>
      <text:p text:style-name="P1">i brushed it off saying i'm just jealous that Misty is</text:p>
      <text:p text:style-name="P1">just living her life then news started to come</text:p>
      <text:p text:style-name="P1">around that you've become a bit creepy still i just</text:p>
      <text:p text:style-name="P1">thought you must've had a rough time may be your</text:p>
      <text:p text:style-name="P1"><text:soft-page-break/>boyfriend broke up again and so on,i never</text:p>
      <text:p text:style-name="P1">bothered about what i heard cause i had my ownthings to solve and in the meantime i completed</text:p>
      <text:p text:style-name="P1">my full journey and then finally after Kanto Elite 4</text:p>
      <text:p text:style-name="P1">victory,Lance told me Cerulian has become a</text:p>
      <text:p text:style-name="P1">trouble and that you weren't behaving in a sane</text:p>
      <text:p text:style-name="P1">manner,which surprized me a bit as i ever known</text:p>
      <text:p text:style-name="P1">you to be a very tough and strong individual,so i</text:p>
      <text:p text:style-name="P1">just casually told Lance i'm sorry to hear and so</text:p>
      <text:p text:style-name="P1">on but then i suddenly saw a picture of yours and</text:p>
      <text:p text:style-name="P1">um..well...(becomes aware of his words).."</text:p>
      <text:p text:style-name="P1">Misty(tears..scream..) : "Ash! Don't stop me now i</text:p>
      <text:p text:style-name="P1">swear!"</text:p>
      <text:p text:style-name="P43">Ash(frown) : “i have a condition”</text:p>
      <text:p text:style-name="P43">Misty(breaks down totally) : “you..you..(chokes sobbig uncontrollably)”</text:p>
      <text:p text:style-name="P43">Ash(frown) : “you have to say quote ‘Ash is my friend’ that’s it..”</text:p>
      <text:p text:style-name="P43">Misty(lying down on grass,<text:span text:style-name="T134">crying) : “Ash is my soul..(scream)..no..i won’t say it..you..(chokes)..”</text:span></text:p>
      <text:p text:style-name="P44">Ash(frown) : “<text:span text:style-name="T135">Gengar..</text:span>your idea that i can’t live without you as well and that’s exactly why out of blue i’ve returned after 4 yers of absolutely no contact despite knowing what i’ve done <text:span text:style-name="T136">in these 4 years and that’s not to use () and become a mental wreck,</text:span>is a strange one Misty,<text:span text:style-name="T136">this idea of yours that my Ash can’t live without me despite being proven glaringly wrong for 4 years atleast</text:span>,that’s exactly my problem if you have something to say about it,i won’t disturb just s<text:span text:style-name="T137">pit it out!..Gengar"</text:span></text:p>
      <text:p text:style-name="P1"><text:soft-page-break/>Misty(sobbing,<text:span text:style-name="T138">6/7 later,sitting against the bench Ash is sitting on,Bulbasaur helped her to sit like that</text:span>) : "<text:span text:style-name="T139">Ash,</text:span>you had never forgotten me to</text:p>
      <text:p text:style-name="P1">begin with,you never came into terms with</text:p>
      <text:p text:style-name="P1">yourself just as me with our breakup,your self</text:p>
      <text:p text:style-name="P1">denial didn't help you and only was irresistibly</text:p>
      <text:p text:style-name="P1">trying to force you out of your oblivion that you</text:p>
      <text:p text:style-name="P1">always have lived in since you were a kid and to</text:p>
      <text:p text:style-name="P1">counter that you became more and more devoted</text:p>
      <text:p text:style-name="P1">to your training and became more and more rough</text:p>
      <text:p text:style-name="P1">outside then finally when you realized that you'vebecome a once only Pokemon Master after your</text:p>
      <text:p text:style-name="P1">busting operation finished and you just totally</text:p>
      <text:p text:style-name="P1">decimated a threat like that in an unbelievably</text:p>
      <text:p text:style-name="P1">funny and nonchalant way, then came Kalos Final</text:p>
      <text:p text:style-name="P1">that probably has become a household legend</text:p>
      <text:p text:style-name="P1">now and even made a then obsessive creep like</text:p>
      <text:p text:style-name="P1">me to have a moment of bemusement when you</text:p>
      <text:p text:style-name="P1">won the whole tournament till final only with</text:p>
      <text:p text:style-name="P1">Gengar,who never dis anything except fooling</text:p>
      <text:p text:style-name="P1">around and laughing challenger after challenger</text:p>
      <text:p text:style-name="P1">match after match as if the challenger said no i</text:p>
      <text:p text:style-name="P1">cant take it anymore it's so funny and</text:p>
      <text:p text:style-name="P1">submitted...Sabrina fostered him as papers said</text:p>
      <text:p text:style-name="P1">but he was at an entirely different level after</text:p>
      <text:p text:style-name="P1">evolving into a Gengar <text:span text:style-name="T307">from Gastly</text:span> with you..Gengar did what he did only for you to withhold him for the final</text:p>
      <text:p text:style-name="P1">and sending in Noivern who just about did nothing</text:p>
      <text:p text:style-name="P1">except looking at them and talking profusely</text:p>
      <text:p text:style-name="P1">whole match and topple 8 challengers as if they</text:p>
      <text:p text:style-name="P1">were mere novices,as if they're having a brainfade</text:p>
      <text:p text:style-name="P1"><text:soft-page-break/>and saying we're going to get insane save us.."</text:p>
      <text:p text:style-name="P1">Ash(laugh) : "why are you so concerned with my</text:p>
      <text:p text:style-name="P1">past act..</text:p>
      <text:p text:style-name="P1">Misty(tears,scream) : "Shut Up! i know who you</text:p>
      <text:p text:style-name="P1">are you f.. brat! and if now you want to disprove</text:p>
      <text:p text:style-name="P1">me then stay mumb."</text:p>
      <text:p text:style-name="P1">Ash(laugh) : "you're swearing too,what a(Misty</text:p>
      <text:p text:style-name="P1">cries out loud)..<text:span text:style-name="T140">chaste s..(laughs,Misty breaks down again in tears)...alright,</text:span>alright i'll stay shut<text:span text:style-name="T141">(Misty lies on the grass almost fainted but pokeons cure her up)</text:span>...<text:span text:style-name="T141">Misty(hugging Misty and patting her back)..Misty,it’s ok(breaks hug),say i’m not distubing you...</text:span>"</text:p>
      <text:p text:style-name="P45">Misty(few moments later,sobbing) : “Ash,please let me finish ok,i’m telling you i’ll leave..(cries)..i’m telling you,but..(chokes)..”</text:p>
      <text:p text:style-name="P45">Ash(solemn) : “move along i’m waiting..”</text:p>
      <text:p text:style-name="P1">Misty(<text:span text:style-name="T142">5 minutes later,</text:span>wipes off her tears,still sobbing) : "having won the whole league like that then you yourself</text:p>
      <text:p text:style-name="P1">realized that you've become the only ever and your</text:p>
      <text:p text:style-name="P1">intuition became a reality as none ever has won</text:p>
      <text:p text:style-name="P1">33 badges of all gyms forcing the leaders to go</text:p>
      <text:p text:style-name="P1">toe to toe with him and beating them in there own</text:p>
      <text:p text:style-name="P1">game with severe type disadvantages..using Muk</text:p>
      <text:p text:style-name="P1">in a water gym at (),beating 6 opponents..i know</text:p>
      <text:p text:style-name="P1">all too you f.. b..(sobbing)..i got it from none other</text:p>
      <text:p text:style-name="P1">than Serena..that day if you used only</text:p>
      <text:p text:style-name="P1">Feraligator,he alone would've laughed my whole</text:p>
      <text:p text:style-name="P1">gym off..and Feraligator was there to remind me</text:p>
      <text:p text:style-name="P1">our battle over him <text:span text:style-name="T308">when a Totodile</text:span> all those years ago..</text:p>
      <text:p text:style-name="P1"><text:soft-page-break/>(crying)..you f.. b.. you can't forget your Misty for one moment..(scream)NO!..let me finish now b..</text:p>
      <text:p text:style-name="P1">(sobbing)...you and your bunch probably is a fluke in history</text:p>
      <text:p text:style-name="P1">and i do realize that no matter what i'm ta<text:span text:style-name="T309">l</text:span>king.</text:p>
      <text:p text:style-name="P1">(cries)..no it's ok,that dose was alright.. it's ok..and</text:p>
      <text:p text:style-name="P1">then your travel companion in Kalos named</text:p>
      <text:p text:style-name="P1">Serena,who had a big infatuation <text:span text:style-name="T310">for</text:span> you as a</text:p>
      <text:p text:style-name="P1">childhood hero and having seen you from close</text:p>
      <text:p text:style-name="P1">quarters what you actually were and that you</text:p>
      <text:p text:style-name="P1">weren't at all what you were trying to make others</text:p>
      <text:p text:style-name="P1">to believe couldn't suppress her emotions during</text:p>
      <text:p text:style-name="P1">farewell and kissed you in a public sea port.No,</text:p>
      <text:p text:style-name="P1">don't dare to interrupt me,this infact reminded you</text:p>
      <text:p text:style-name="P1">that how someone you valued and trusted as a</text:p>
      <text:p text:style-name="P1">friend and little sister or prodigree could stun you</text:p>
      <text:p text:style-name="P1">like that,you suddenly remembered someone you</text:p>
      <text:p text:style-name="P1">were trying so hard to forget and if your previous</text:p>
      <text:p text:style-name="P1">disdain for your old friends weren't enough,this</text:p>
      <text:p text:style-name="P1">made you turn on the whole world so as to speak</text:p>
      <text:p text:style-name="P1">and you lost all faith in a good friendship that</text:p>
      <text:p text:style-name="P1">won't end up in a breach of trust or remind you of someone you just couldn't forget"</text:p>
      <text:p text:style-name="P1">Ash(laugh and clap) : "bravo,<text:span text:style-name="T143">a professor s..</text:span>"</text:p>
      <text:p text:style-name="P1">Misty(screams) : "Ash! i'll kill myself if you conti.."</text:p>
      <text:p text:style-name="P1">Ash(<text:span text:style-name="T311">brusts into laughter</text:span>) : "<text:span text:style-name="T311">what bugs you not to do so...(laughs uncontrollably)</text:span>"</text:p>
      <text:p text:style-name="P53">Misty(<text:span text:style-name="T312">shocked,tears,whisper) : “Ash..”</text:span></text:p>
      <text:p text:style-name="P54">Ash(laughs) : “anyway,say what you were saying..”</text:p>
      <text:p text:style-name="P54">Misty(lies down in the gras<text:span text:style-name="T323">s</text:span>,uncontrollably crying and sobbing) : “kill me..just..(chokes)..”</text:p>
      <text:p text:style-name="P54"><text:soft-page-break/>Ash(grave) : “this infatuation for me Misty has been your life according to you,kill it off if you want to find the reality...<text:span text:style-name="T313">(laugh)..but then again what’s there...(brusts into laughter)...recycling of mass of garbage..(laughs uncontrollably)... </text:span>”</text:p>
      <text:p text:style-name="P55">Misty(sobbing,a few minutes later) : “Ash,please <text:span text:style-name="T314">let me finish,please...i can’t stand this for long i’ll go totally lunatic..you want that Ash..(crying)...i just want...(uncontrollably crying)...Ash,please...(chokes,15 Pokemons tender her)”</text:span></text:p>
      <text:p text:style-name="P56">Ash<text:span text:style-name="T315">(few minutes later hugging Misty and patting her back just for a few moments,whisper) : “go on it’s ok,Misty,go on,your time hasn’t come yet,you won’t go mad or die..calm down..come on,continue...you were saying that i can’t forget someone...(lies Misty down in the grass,pokemons tend to her)”</text:span></text:p>
      <text:p text:style-name="P57">Misty(few minutes later,sobbing uncontrollably) : “Ash,i just can’t take it anymore,just tell me whether you want me or not,that’s all...”</text:p>
      <text:p text:style-name="P58">Ash(grave) : “mind the words and the answer carefully,the answer i<text:span text:style-name="T317">s</text:span> NO now”</text:p>
      <text:p text:style-name="P58">Misty(sobbing) : “any chance of being yes(sobbing)”</text:p>
      <text:p text:style-name="P59">Ash(sternly) : “a s.. like you should know the answer better who her customer would be who won’t unless she has forgotten her tricks..<text:span text:style-name="T318">(Misty cries uncontrollably)..</text:span>Gengar...either you finish what you were saying or i’ll kick you out of here straight to greenary,don’t act like a f.. up s.. cause of f.. () if you were so proud of your fake life and fake Ash whoose image i’m breaking now...GROW UP!FIGHT!..or die like a wh.. out of convultion <text:span text:style-name="T319">from being f.. up even while death</text:span>...<text:span text:style-name="T320">first </text:span><text:soft-page-break/><text:span text:style-name="T320">thing i hear s... whoose your girlfriend how much guts she has from where is she..GROW UP!..it’s your life not my burden!i’m trying to make you erase your little infatuation for me OFF!...(shaking Misty vigourously,Misty profusely crying but due to Gergar and else can’t do much)..</text:span>you tell me <text:span text:style-name="T320">s..</text:span> you going to finish or do i <text:span text:style-name="T321">kick you out to Green?(lies Misty down in the grass,Misty profusely crying)..Gengar..”</text:span></text:p>
      <text:p text:style-name="P60">Misty(few moments later,crying) : “i’ll die here you f.. b.. go away but i’ll..(sobbing)..i’ll only want you..you..”</text:p>
      <text:p text:style-name="P60">Ash(laughs) : “Misty,i know you’re not going to die but going to find a new Green cause your family will be <text:span text:style-name="T322">alerted and my bunch will send you to your family i can immediately leave cause i see it’s a wastage of time to try to cure a mad chaste s.. like you from an infatuation that she calls like and roams around like a h.. b.. to get and live that life...you know what s.. i’ll die may be today and you won’t what would you don then,huh?!? what?...GET A LIFE!GROW UP!FIGHT! Or just forsake everything and go to any s..h.. of your liking you’re a disgrace to pokemon world and in general as well..what value do you have to this world and can contribute to except getting a few customers for yourself to get f.. up and dream about your infatuation and think no matter how many are f.. me everyday i’m chaste,i’m chaste,i’m chaste because i’ve a dream that i’ll get f.. someday by a person whom i’m infatuated with..what sort of chaste s..h.. is it huh?...and you were talking about your former boyfriend never kissing you except once,YOU WERE UNCHASTE FROM DAY 1 YOU’VE BECOME INFATUATED WITH ME..i didn’t unchaste myself actually except for kissing but i </text:span><text:soft-page-break/><text:span text:style-name="T322">didn’t f.. you around atleast?..what’s your trouble is that ‘my Ash didn’t kiss me and s.. me for 13 years continuously’ that’s your actual problem i’m trying to cure you and i’ll give you my views as well it’s not my problem what you think about me but if you still want to give your view you will give it without being bothered about interruptions cause i’ll always call you a s.. cause that’s what you are...i’m telling you the LAST time,you were saying i can’t forget you and after a s.. spat at my face i lost all trust in personal relationships cause either i’ll get cheated or get reminded of someone or infact i can’t be happy and so on,what makes you think so s..? why do you think i was doing what i was doing..give the answer or go to Green...Gengar...”</text:span></text:p>
      <text:p text:style-name="P1">Misty(shivering voice,<text:span text:style-name="T316">tears,few minuets later</text:span>) : "this <text:span text:style-name="T324">loss of faith in friendship due to the fact that you were constantly getting reminded of me whom you wanted to forget so hard or the breach of trust,</text:span>made you turn on just</text:p>
      <text:p text:style-name="P1">about any long term personal relationships you</text:p>
      <text:p text:style-name="P1">ever had and though you didn't stop making new</text:p>
      <text:p text:style-name="P1">friends and all that,you wanted the whole world to</text:p>
      <text:p text:style-name="P1">be only professional with you and not</text:p>
      <text:p text:style-name="P1">personal,you resolved you'll only save that for your</text:p>
      <text:p text:style-name="P1">pokemons and no humans,but no matter how hard</text:p>
      <text:p text:style-name="P1">you tried to break anything and everything in your</text:p>
      <text:p text:style-name="P1">way or holding you back not sparing even your</text:p>
      <text:p text:style-name="P1">starter lab and childhood friends you just created</text:p>
      <text:p text:style-name="P1">a purgatory for yourself and only self satisfied</text:p>
      <text:p text:style-name="P1">yourself seeing that they couldn't keep any</text:p>
      <text:p text:style-name="P1">personal relationships with you,those who realized</text:p>
      <text:p text:style-name="P1"><text:soft-page-break/>your attitude like Gary and few others among old</text:p>
      <text:p text:style-name="P1">friends were spared all else were cut off or torn</text:p>
      <text:p text:style-name="P1">off yet your natural warmth never left you and</text:p>
      <text:p text:style-name="P1">those who were curious about this extremelysweet yet ferociously individualitic enigma that</text:p>
      <text:p text:style-name="P1">just toppled the Whole Elite 4 like a dust particle</text:p>
      <text:p text:style-name="P1">and who could turn any challenger's most trusted</text:p>
      <text:p text:style-name="P1">Pokemon against their master and yet all he did</text:p>
      <text:p text:style-name="P1">was to fool around and by the same way he had</text:p>
      <text:p text:style-name="P1">defeated team rocket-they just couldn't help but to</text:p>
      <text:p text:style-name="P1">adore you for your inherent simplicity, honesty and</text:p>
      <text:p text:style-name="P1">generosity,the exact terms which made you insane</text:p>
      <text:p text:style-name="P1">as you deluded yourself in thinking these were the</text:p>
      <text:p text:style-name="P1">very qualities for any kind of relationship be it</text:p>
      <text:p text:style-name="P1">even a deceitful one,and you realized since these</text:p>
      <text:p text:style-name="P1">if were replaced with the exact opposites would</text:p>
      <text:p text:style-name="P1">only end you up in the exact same position of utter</text:p>
      <text:p text:style-name="P1">disdain for just about anything and your soul was</text:p>
      <text:p text:style-name="P1">ever pure so you couldn't even think of those</text:p>
      <text:p text:style-name="P1">either,so you just became always agitated with</text:p>
      <text:p text:style-name="P1">anybody and everybody which went out of hand</text:p>
      <text:p text:style-name="P1">when people wanted to mix with you personally</text:p>
      <text:p text:style-name="P1">and then on the other hand you knew the Official</text:p>
      <text:p text:style-name="P1">Tag of Pokemon Master Hall of Fame was</text:p>
      <text:p text:style-name="P1">absolutely nothing to you nor was Team Rocket asyou had reached a level that was once only and</text:p>
      <text:p text:style-name="P1">that would make anything legal or illegal just</text:p>
      <text:p text:style-name="P1">useless so Pokemon Battling world was over for</text:p>
      <text:p text:style-name="P1">you and that level also made you disinterested in</text:p>
      <text:p text:style-name="P1">battling or even bothering about anything relating</text:p>
      <text:p text:style-name="P1">to Pokemon again as you were more than</text:p>
      <text:p text:style-name="P1"><text:soft-page-break/>satisfied and you never had the aptitude for</text:p>
      <text:p text:style-name="P1">research and all cause you just didn't have to</text:p>
      <text:p text:style-name="P1">know the intricate details as you got a holistic</text:p>
      <text:p text:style-name="P1">view of virtually all Pokemons and realizing you'll</text:p>
      <text:p text:style-name="P1">rather spend your life playing with them just like</text:p>
      <text:p text:style-name="P1">becoming a Pokemon,but then your personal life</text:p>
      <text:p text:style-name="P1">was in mess because you never could forget</text:p>
      <text:p text:style-name="P1">someone no matter what you did,just like i</text:p>
      <text:p text:style-name="P1">couldn't forget you and but your ever increasing</text:p>
      <text:p text:style-name="P1">and now permanent obsession with never</text:p>
      <text:p text:style-name="P1">rekindling any personal relationships and your</text:p>
      <text:p text:style-name="P1">frustration with the mentally inactive life that you</text:p>
      <text:p text:style-name="P1">suddenly was thrown into as you lost interest in</text:p>
      <text:p text:style-name="P1">Battling or Research or illegal things,couldn't</text:p>
      <text:p text:style-name="P1">commit to any long term personal relationshipsand most importantly as soon as you felt you</text:p>
      <text:p text:style-name="P1">never could go back to your roots again due to this</text:p>
      <text:p text:style-name="P1">self created barrier,you just turned on anything</text:p>
      <text:p text:style-name="P1">and everything that tried to hinder you from</text:p>
      <text:p text:style-name="P1">aimlessly roaming around the the whole world and</text:p>
      <text:p text:style-name="P1">your life's goal became giving everyone a piece of</text:p>
      <text:p text:style-name="P1">your mind and all the while showing them that</text:p>
      <text:p text:style-name="P1">they didn't understand your internal pain which</text:p>
      <text:p text:style-name="P1">you yourself never wanted to admit.<text:span text:style-name="T327">(sobbing uncontroolaby,profuse tears,sitting up)..</text:span>Ash,i know</text:p>
      <text:p text:style-name="P1">what happened,you saw a picture right?"</text:p>
      <text:p text:style-name="P1">Ash(<text:span text:style-name="T340">laugh</text:span>) : "Stupendous Lecture,really <text:span text:style-name="T144">s..</text:span>(Misty cries uncontrollably)...<text:span text:style-name="T340">(solemn)..</text:span>all right</text:p>
      <text:p text:style-name="P1">don't tense yourself..the picture.(laugh)..well,your</text:p>
      <text:p text:style-name="P1">right,that i saw a b.."</text:p>
      <text:p text:style-name="P1"><text:soft-page-break/>Misty(cry,scream) : "Shut Up!..<text:span text:style-name="T325">no,Ash,don’t..(cries uncontrollably)...</text:span>"</text:p>
      <text:p text:style-name="P1">Ash(solemn) : "fine <text:span text:style-name="T326">continue with this idea THAT YOU’RE A S.. and thus you WILL BE DISTURBED FOR LIFE MENTALLY..fine,if you can continue</text:span>"</text:p>
      <text:p text:style-name="P1">Misty(<text:span text:style-name="T145">a few moments later,</text:span>profuse tears) : "Ash,the b.. you saw wasn't</text:p>
      <text:p text:style-name="P1">a b.. to you at all,she was your own soul,very own</text:p>
      <text:p text:style-name="P1">self as well and that's why you suddenly couldn't</text:p>
      <text:p text:style-name="P1">control yourself when you heard everything about</text:p>
      <text:p text:style-name="P1">her and her equal plight since you broke up with her,her obsessions and her habits and all,you</text:p>
      <text:p text:style-name="P1">suddenly realized that for all your efforts to forget</text:p>
      <text:p text:style-name="P1">her you couldn't and now suddenly had to submit</text:p>
      <text:p text:style-name="P1">to the realization that your only personal</text:p>
      <text:p text:style-name="P1">happiness that you so longed for since that break</text:p>
      <text:p text:style-name="P1">up and tried to find everywhere including among</text:p>
      <text:p text:style-name="P1">the whole Pokemon species,was only being with</text:p>
      <text:p text:style-name="P1">her and nowhere else,you were just blown away</text:p>
      <text:p text:style-name="P1">with feelings after feelings and realizations after</text:p>
      <text:p text:style-name="P1">realizations in a very short time span and now that</text:p>
      <text:p text:style-name="P1">you realized her position and plight you really</text:p>
      <text:p text:style-name="P1">turned on the whole world to just have a personal</text:p>
      <text:p text:style-name="P1">talk with her,<text:span text:style-name="T328">(loudly,sobbing,tears)</text:span>THAT IS A DATE,and used all your</text:p>
      <text:p text:style-name="P1">powers to snatch her to you.."</text:p>
      <text:p text:style-name="P1">Ash(<text:span text:style-name="T339">laugh</text:span>) : "i care for no b.."</text:p>
      <text:p text:style-name="P1">Misty(crying loud) : "Coward!you didn't have the</text:p>
      <text:p text:style-name="P1">guts to straight ask the b.. whether she still longs</text:p>
      <text:p text:style-name="P1">for you every mom.."</text:p>
      <text:p text:style-name="P1"><text:soft-page-break/>Ash(<text:span text:style-name="T338">laugh</text:span>) : "<text:span text:style-name="T330">i’ve only come to know that i’ve been d.. over for 18 years by an unchaste s.. named Misty w...</text:span>"</text:p>
      <text:p text:style-name="P1">Misty(crying loud) : "Exactly! Misty! now i dare you</text:p>
      <text:p text:style-name="P1">f.. coward to stop me...IT WAS (spell)M-I-S-T-Y,Misty, that was it!it has always been Misty,when</text:p>
      <text:p text:style-name="P1">it comes to your personal life all you ever knew</text:p>
      <text:p text:style-name="P1">was only this one word and this one person and</text:p>
      <text:p text:style-name="P1">anything else was impersonal to you.."</text:p>
      <text:p text:style-name="P1">Ash(<text:span text:style-name="T329">grave</text:span>) : "<text:span text:style-name="T331">so?</text:span>"</text:p>
      <text:p text:style-name="P62">Misty(sobbing) : “so,you’ve come back to her but torturing her beyond limits to know if she has someone else in her subconscious mind..(brusts into tears)..you..”</text:p>
      <text:p text:style-name="P62">Ash(sigh,shakes his head) : “so by your logic <text:span text:style-name="T333">it’s a mandate that i’ve to be with a s.. forever?”</text:span></text:p>
      <text:p text:style-name="P63">Misty(scream,crying) : “excatly!..you(sobbing uncontrolably)..you f.. b.. you’ll always have to be with me..you idiot..your only mine and none else will ever have you..you..you’re only my Ash,my Ash!my Ash!my Ash!..you’re only..only mine..<text:span text:style-name="T334">you’re..(chokes)..</text:span>”</text:p>
      <text:p text:style-name="P64">Ash(sigh) : “so by the same logic i should f.. you around all the timeotherwise you won’t be happy?”</text:p>
      <text:p text:style-name="P64">Misty(crying uncontrollably) : “Ash,please,just marry me..i can’t live if you’re not with me and neither can you..please..i want that ring Ash,then if you want to leave me do,but i just want you,i want my Ash,i..(scream)..Ash,please just come back to me..please..come back..please..(chokes,profuse tears)..”</text:p>
      <text:p text:style-name="P65">Ash(laugh) : “<text:span text:style-name="T335">Gengar...so according to s.. mandate coming back means c.. inside a s.. v...(brusts into laughter)..Gengar...(laughs)..”</text:span></text:p>
      <text:p text:style-name="P66"><text:soft-page-break/>Misty(uncontrollably cries) : “<text:span text:style-name="T336">Ash,please,whatever i’ve done done,give me a chance just..(scream)..just come back Ash,please...(chokes)”</text:span></text:p>
      <text:p text:style-name="P67">Ash(<text:span text:style-name="T337">brusts into laughter) : “why did you shut the door sweety sweety..(brusts into laughter)...”</text:span></text:p>
      <text:p text:style-name="P68">Misty(sobbing uncontrollably) : “Ash,I’m sorry,sorry,sorry..(profusely crying)..</text:p>
      <text:p text:style-name="P65"/>
      <text:p text:style-name="P1">Misty(crying) : "Now where's your hardman</text:p>
      <text:p text:style-name="P1">devillish attitude,hum?your Misty was your soul</text:p>
      <text:p text:style-name="P1">and you knew it as well as the back of your hand</text:p>
      <text:p text:style-name="P1">but only as an intuition,so couldn't really grasp</text:p>
      <text:p text:style-name="P1">it,now I,MISTY,am questioning you,that YOU</text:p>
      <text:p text:style-name="P1">COWARD,(crying,sobbing)..why..why..did you just</text:p>
      <text:p text:style-name="P1">not grabbed your b.. and k.."</text:p>
      <text:p text:style-name="P1">Ash(scoffs,stern voice but low pitch) : "Misty, don't</text:p>
      <text:p text:style-name="P1">humiliate yourself to a f.."</text:p>
      <text:p text:style-name="P1">Misty(sobbing) : "why,hum?..Ash Ketchum,why do</text:p>
      <text:p text:style-name="P1">YOU care so much about your Misty that even</text:p>
      <text:p text:style-name="P1">after all that you subjected her to go through</text:p>
      <text:p text:style-name="P1">today,still took the utmost care of her,and you can</text:p>
      <text:p text:style-name="P1">even interpret to the level when she needs to go to</text:p>
      <text:p text:style-name="P1">washroom,<text:span text:style-name="T146">when she’s feeling dizzy when ..(sobbing)..when it’s better if she can sleep a bit and then hugging her all the time just when your pokemins can’t control my emotion..why so much care</text:span>..hum?(crying)..why is it you're</text:p>
      <text:p text:style-name="P1">just so attuned to her even after 4 years of absolutely no contact(brusts into tears)..No..i'll</text:p>
      <text:p text:style-name="P1">say..you know your Misty as much as she</text:p>
      <text:p text:style-name="P1">does,you and your Misty are same...even at</text:p>
      <text:p text:style-name="P1"><text:soft-page-break/>physical level you know everything about her</text:p>
      <text:p text:style-name="P1">which only she can know..(sobbs)...your Misty is</text:p>
      <text:p text:style-name="P1">your eternal soulmate forever,always(crying</text:p>
      <text:p text:style-name="P1">loud)..you,you f.. coward you can even interpret</text:p>
      <text:p text:style-name="P1">my every physical need just as if..(sobbs</text:p>
      <text:p text:style-name="P1">uncontrollably)..as if mine was your very own</text:p>
      <text:p text:style-name="P1">body..(sobbs uncontrollably).and even..and even</text:p>
      <text:p text:style-name="P1">after torturing your Misty to all hells,still every time</text:p>
      <text:p text:style-name="P1">you touch me..(sobbing <text:span text:style-name="T147">uncontrollably</text:span>)..so..<text:span text:style-name="T148">so</text:span></text:p>
      <text:p text:style-name="P1">gentle <text:span text:style-name="T148">and..and caring</text:span>..hum?..why,you f.. coward..you just can't be</text:p>
      <text:p text:style-name="P1">without your Misty..and after all you did to her all</text:p>
      <text:p text:style-name="P1">insults and all,still you think she's humiliating</text:p>
      <text:p text:style-name="P1">herself as she may be is just being emotional..</text:p>
      <text:p text:style-name="P1">(crying uncontrollably)"</text:p>
      <text:p text:style-name="P1">Ash(scream,forces Misty to stop by putting his</text:p>
      <text:p text:style-name="P1">hands on Misty's mouth) : "Enough!(lower</text:p>
      <text:p text:style-name="P1">voice)Just Enough! when you find a</text:p>
      <text:p text:style-name="P1">husband,Bulbasaur,Stop her hands..(Misty tryingto force Ash's hands off,but Ash indicates</text:p>
      <text:p text:style-name="P1">Bulbasaur to bind Misty by Vine-Whip,which he</text:p>
      <text:p text:style-name="P1">obliges)just listen,you HAVE to find A HUSBAND</text:p>
      <text:p text:style-name="P1">to get out of your self created obsessive mess</text:p>
      <text:p text:style-name="P1">and have a nice family and children,you should</text:p>
      <text:p text:style-name="P1">forget me for good if you want to be happy ever</text:p>
      <text:p text:style-name="P1">and so will i,but it's far easier for me than you</text:p>
      <text:p text:style-name="P1">think as i've become famous now i can spent</text:p>
      <text:p text:style-name="P1">every day with a new b.. which isn't applicable for</text:p>
      <text:p text:style-name="P1">an Utmost Perfect Lady like you and Misty,i've</text:p>
      <text:p text:style-name="P1">learnt the meaning of the chastity seeing only</text:p>
      <text:p text:style-name="P1">you..SHUT UP! it's only your friend's certificate for</text:p>
      <text:p text:style-name="P1"><text:soft-page-break/>your future husband..and so someone so pure</text:p>
      <text:p text:style-name="P1">souled like you,should never even imagine to get</text:p>
      <text:p text:style-name="P1">mingled with someone like me who intends to self</text:p>
      <text:p text:style-name="P1">destroy himself JUST because he can and i didn't</text:p>
      <text:p text:style-name="P1">try to grab you today for exactly that reason,think</text:p>
      <text:p text:style-name="P1">carefully before you do anything and make sure</text:p>
      <text:p text:style-name="P1">your children have a good life as well as your</text:p>
      <text:p text:style-name="P1">husband, that's what i'm saying,don't get yourself</text:p>
      <text:p text:style-name="P1">unchaste by trying to be physical with random people no matter who they may have been to you</text:p>
      <text:p text:style-name="P1">once or has helped you today,they are f.. b.. and</text:p>
      <text:p text:style-name="P1">that's there final identity.. your family never</text:p>
      <text:p text:style-name="P1">understood your devotion to me,nor friends</text:p>
      <text:p text:style-name="P1">ABSOLUTELY NONE!..they are great people,your</text:p>
      <text:p text:style-name="P1">sister and friends..Gengar..what they didn't do for</text:p>
      <text:p text:style-name="P1">me would've been done in case of Green,so you</text:p>
      <text:p text:style-name="P1">must understand that..why they were so</text:p>
      <text:p text:style-name="P1">interested to evsdrop us same reason..Ash</text:p>
      <text:p text:style-name="P1">Ketchum was an immature,foolish,sweet,</text:p>
      <text:p text:style-name="P1">infatuated boy,whereas you were the Water</text:p>
      <text:p text:style-name="P1">Empress once only.. that's the TRUTH.. don't</text:p>
      <text:p text:style-name="P1">mingle with this Ash Ketchum cause this one is an</text:p>
      <text:p text:style-name="P1">Once Only utter selfiah b..for both yourself and all</text:p>
      <text:p text:style-name="P1">around you-FIND SOMEONE ELSE!GET</text:p>
      <text:p text:style-name="P1">MARRIED!HAVE A FAMILY!..i'll let you go but if you</text:p>
      <text:p text:style-name="P1">try to pull any stunts out of blue or scream or do</text:p>
      <text:p text:style-name="P1">anything else i'll tell Bulbasaur to sleep powder</text:p>
      <text:p text:style-name="P1">you and you will be sent straight to Green's</text:p>
      <text:p text:style-name="P1">house,on waking up you will see Green not me,and</text:p>
      <text:p text:style-name="P1">never me again..and don't try to faint then tooyou'll not see me</text:p>
      <text:p text:style-name="P1"><text:soft-page-break/>again,Gengar,Gerninja,Noivern,help me to calm her</text:p>
      <text:p text:style-name="P1">nerves, Bulbasaur Sleep powder,just make her a</text:p>
      <text:p text:style-name="P1">bit dizzy,Pikachu buddy,none comes anywhere</text:p>
      <text:p text:style-name="P1">near us absolutely none! right get to work...(5</text:p>
      <text:p text:style-name="P1">minutes later)...right,Now you're right,i'm</text:p>
      <text:p text:style-name="P1">letting you go but remember the conditions.."</text:p>
      <text:p text:style-name="P1">Misty(tears in her eyes) : "You wanted a clarification on our breakup right?"</text:p>
      <text:p text:style-name="P1">Ash(Frown) : "yes,and that is we're done."</text:p>
      <text:p text:style-name="P1">Misty(brusts into tears,hugging Ash,this time Ash himself</text:p>
      <text:p text:style-name="P1">has tears in his eyes which he quickly wipes off but can't</text:p>
      <text:p text:style-name="P1">quite force Misty off the hug) : "NO! you're not going</text:p>
      <text:p text:style-name="P1">anywhere..you..COME BACK,Ash..just come back..i..</text:p>
      <text:p text:style-name="P1">(chokes)"</text:p>
      <text:p text:style-name="P1">Ash(breaks the hug but keeps holding Misty's hands firmly) :</text:p>
      <text:p text:style-name="P1">"so you still want the reconciliation after all that i did to</text:p>
      <text:p text:style-name="P1">you(Misty trying to hug Ash,tries to kiss him,But Ash stops</text:p>
      <text:p text:style-name="P1">her)No! it's what h.. s.. do and you've got nothing to do with</text:p>
      <text:p text:style-name="P1">them.you don't need to taste or smell my cough and</text:p>
      <text:p text:style-name="P1">spit <text:span text:style-name="T149">and mouth cavity</text:span>,and get a hold on yourself,cut this stupidity!(Ash still</text:p>
      <text:p text:style-name="P1">firms holding Misty's hands)</text:p>
      <text:p text:style-name="P1">Misty(screams,crying) : "Ash!(crying,low voice)either you'll</text:p>
      <text:p text:style-name="P1">be my Husband or i'll stay unmarried forever pestering you</text:p>
      <text:p text:style-name="P1">beyond all deaths..you.."</text:p>
      <text:p text:style-name="P61"><text:soft-page-break/>Ash(lies her down on the grass,laugh) : “so?how could i help you on this s..?i don’t want that,do i?...(laughs uncontrollably)...”</text:p>
      <text:p text:style-name="P61">Misty(sobbing) : “Ash,please,none take this torture in human body and mind,please if i die you’ll not have me atleast this term..please,atleast for once hug me and i won’t say anything else..Ash,please..just..just once..(chokes,tears)..”</text:p>
      <text:p text:style-name="P61">Ash(laugh) : “so you give up your infatuation then?”</text:p>
      <text:p text:style-name="P61">Misty(<text:span text:style-name="T332">crying,scream) : “NEVER!my Ash..my..(chokes)..”</text:span></text:p>
      <text:p text:style-name="P1">Ash(laugh) : "are you sure that i'll be f.. only <text:span text:style-name="T150">chaste </text:span>Misty <text:span text:style-name="T151">wh..</text:span> even if</text:p>
      <text:p text:style-name="P1">i do f.. around any random <text:span text:style-name="T152">chaste wh..</text:span>?(brusts into laughter)"</text:p>
      <text:p text:style-name="P1">Misty(sobbing) : "Ash Ketchum,you'll only ever f.. around your <text:span text:style-name="T153">unchaste</text:span> Misty s..,your soulmate,first and forever</text:p>
      <text:p text:style-name="P1">travelling companion and the only girl you will ever have any</text:p>
      <text:p text:style-name="P1">kind of feelings for no matter where you are with whom and</text:p>
      <text:p text:style-name="P1">what you are,you're doomed to this inevitability.you can't</text:p>
      <text:p text:style-name="P1">forget Misty and..(sobbing)..today itself you're a demon and</text:p>
      <text:p text:style-name="P1">your just..your completely destroying yourself only to see if</text:p>
      <text:p text:style-name="P1">your Misty follows suit or not...you..you're just breaking</text:p>
      <text:p text:style-name="P1">yourself up to rescue your Misty as you..you know you</text:p>
      <text:p text:style-name="P1">yourself is your Misty...and..i'm only trying to erase you off..I</text:p>
      <text:p text:style-name="P1">want to erase Ash Ketchum off...and.. there's No Ash</text:p>
      <text:p text:style-name="P1"><text:soft-page-break/>Ketchum at All, it's only Me..I'm Ash Ketchum myself...you</text:p>
      <text:p text:style-name="P1">and me...Ash!(screams)..you and me are soulmates...yes</text:p>
      <text:p text:style-name="P1">that's what you want..you wanted to show me today..only</text:p>
      <text:p text:style-name="P1">that...YOUR MY SOULMATE..you..and i...we're not different</text:p>
      <text:p text:style-name="P1">at all..Ash!(scream)...i.."(totally breaks down,almost fainted,</text:p>
      <text:p text:style-name="P1">pokemons again get her up,lying down)</text:p>
      <text:p text:style-name="P1">Ash(laugh) : "Gengar..and this is a Deceit Master</text:p>
      <text:p text:style-name="P1">trick,Gengar has fooled you,i've hypnotized you..(laugh)..and</text:p>
      <text:p text:style-name="P1">finally is it even you or those f.. doses(brusts into</text:p>
      <text:p text:style-name="P1">laughter)..all this hallucinations,<text:span text:style-name="T154">this</text:span> sudden thought- that no</text:p>
      <text:p text:style-name="P1">emotion,no body Ash and Me,Me and Ash..soulmates..</text:p>
      <text:p text:style-name="P1">(brusts into laughter)..mere wordplay...<text:span text:style-name="T155">(laugh)..soulmates..more lika a h.. b.. f.. a h.. s.. like you..(laugh)..soulmates...</text:span>(shout)..get</text:p>
      <text:p text:style-name="P1">UP!..Fight!..find your real soulamte,i'm not what you think</text:p>
      <text:p text:style-name="P1">i'm..i'm Deceit Master, that's it..<text:span text:style-name="T156">i’ve totally fooled you with my powers...GET UP!..erase your idea of Ash Ketchum off totally...</text:span>don't fool youself ,go on</text:p>
      <text:p text:style-name="P1">vacation take rest go back to the gym clear the mess get a</text:p>
      <text:p text:style-name="P1">soulmate marry settle down have a family and a good</text:p>
      <text:p text:style-name="P1">life...FINISH!..Gengar,off.."</text:p>
      <text:p text:style-name="P1">Misty(sobbing uncontrollably,<text:span text:style-name="T157">few moments later</text:span>) : "and..and..my answer is</text:p>
      <text:p text:style-name="P1">whatever you are you are..all of it...this Misty you know</text:p>
      <text:p text:style-name="P1"><text:soft-page-break/>is..also Deceit Master and the real Misty Waterflower is the real Soulmate of the real Ash Ketchum..i'll marry only you</text:p>
      <text:p text:style-name="P1">for eternity again and again..you f.. b.. you..(chokes,almost</text:p>
      <text:p text:style-name="P1">faints)"</text:p>
      <text:p text:style-name="P1">Ash(laugh,shakes Misty up Vigorously...) : "stupid b..!what</text:p>
      <text:p text:style-name="P1">are you fainting at?alright i'll admit 3 things and ask you a</text:p>
      <text:p text:style-name="P1">question.Agree?"</text:p>
      <text:p text:style-name="P1">Misty(uncontrollably sobbing,shaking, can't stand,Ash firmly</text:p>
      <text:p text:style-name="P1">holding her hands to make her stand,whisper) : "ye..y..yes"</text:p>
      <text:p text:style-name="P1">Ash(brusts into laughter) : "can i add 2 more questions</text:p>
      <text:p text:style-name="P1">first(brusts into laughter)?"</text:p>
      <text:p text:style-name="P1">Misty(tears,sobbing) : "Ash,please.."</text:p>
      <text:p text:style-name="P1">Ash(laugh) : "you thought i was about to <text:span text:style-name="T158">confess how great a chaste v.. did i enjoy of yours s..</text:span>(brusts</text:p>
      <text:p text:style-name="P1">into laughter),<text:span text:style-name="T159">what a great s.. you are and how much i’ll enjoy if i f.. you all day long here?..(laugh)..</text:span> Misty <text:span text:style-name="T158">s..</text:span>,Misty <text:span text:style-name="T158">s..</text:span>,Misty <text:span text:style-name="T158">s..</text:span>.this is why you're <text:span text:style-name="T160">such a</text:span> <text:span text:style-name="T158">sweet </text:span>sweet s.."</text:p>
      <text:p text:style-name="P1">Misty(breaks down completely,lying on the grass) : "what</text:p>
      <text:p text:style-name="P1">more?(scream)..what(sobbs uncontrollably,Ash brusts into</text:p>
      <text:p text:style-name="P1">laughter uncontrollably)..but..um..no.</text:p>
      <text:p text:style-name="P1">wait..(Ash about to go away <text:span text:style-name="T161">on Charizard</text:span>,scream)..ASH(cries)..please...<text:span text:style-name="T161">No..</text:span></text:p>
      <text:p text:style-name="P1"><text:soft-page-break/>(Ash returns and frowns,<text:span text:style-name="T162">Misty </text:span>uncontrollably crying).. don't go</text:p>
      <text:p text:style-name="P1">away,please,<text:span text:style-name="T163">Ash,i beg of you,don’t go..(sobbs)..</text:span>whatever you do,i'll...(trying to get up)..i'll..</text:p>
      <text:p text:style-name="P1">Bulbasaur help me please(Bulbasaur helps her</text:p>
      <text:p text:style-name="P1">up)..whatever you do i'll still come back infinitely many</text:p>
      <text:p text:style-name="P1">times...Ash,you..you're not going anywhere..<text:span text:style-name="T164">you can’t</text:span>...you..(sobbs</text:p>
      <text:p text:style-name="P1">uncontrollably,chokes)"</text:p>
      <text:p text:style-name="P1">Ash(laugh) : "can i call you unchaste h.. s.. f.. with <text:s/>Trac<text:span text:style-name="T389">e</text:span>y?(brusts into laughter).."</text:p>
      <text:p text:style-name="P1">Misty(tears,sobbing,loud voice) : "all you want you cheating</text:p>
      <text:p text:style-name="P1">f.. b.. f.. roads s.. i'm not</text:p>
      <text:p text:style-name="P1">..not going anywhere away from you..EVER..you f...b.."(cries)</text:p>
      <text:p text:style-name="P1">Ash(laugh) : "good you're swearing too,so lets see,can i <text:span text:style-name="T165">s</text:span>.. you <text:span text:style-name="T166">around</text:span> whole day today chaste Misty wh.. you look so so s..</text:p>
      <text:p text:style-name="P1">(brusts into laughter)"</text:p>
      <text:p text:style-name="P1">Misty(sobbing) : "you have done more than..than that...<text:span text:style-name="T167">and..and..i’ve only bedded you all time..you.(chokes)</text:span>.."</text:p>
      <text:p text:style-name="P1">Ash(laughes) : "so you're not chaste then?"(brusts into</text:p>
      <text:p text:style-name="P1">laughter)</text:p>
      <text:p text:style-name="P1">Misty(shivering voice,sobbing) : "you're my</text:p>
      <text:p text:style-name="P1">chastity...you're..you...(chokes)"</text:p>
      <text:p text:style-name="P46">Ash(smile) : “and the rest,the mind,gallantry,generosity,soul..”</text:p>
      <text:p text:style-name="P46">Misty(sobbing <text:span text:style-name="T168">and hoding onto Ash’s hand firmly</text:span>) : “all you.only you.jus<text:span text:style-name="T168">t</text:span> you.i’m you <text:span text:style-name="T168">as always i have been,i am </text:span><text:soft-page-break/><text:span text:style-name="T168">or i will be..Ash Ketchum you’re nothing but Misty Waterflower and Misty Waterflower is nothing but Ash Ketchum</text:span>”</text:p>
      <text:p text:style-name="P1">Ash(low voice,smile,holds Misty's Hands firmly,Misty</text:p>
      <text:p text:style-name="P1">sobbing but smiles shivering,Ash helps her to stand) : "First</text:p>
      <text:p text:style-name="P1">Admissions: 1.if i say your my soul i wont do justice to me.</text:p>
      <text:p text:style-name="P1">2.if i say your my self i won't do justice to you.</text:p>
      <text:p text:style-name="P1">but finally,and this (laugh) no Vulture,be it Cerulian or of any</text:p>
      <text:p text:style-name="P1">other goddamn breed,can ever disprove,decline,do anything</text:p>
      <text:p text:style-name="P1">about or stop it from being or happening whichever may be</text:p>
      <text:p text:style-name="P1">more enticing to them on any given godforsaken moment,is</text:p>
      <text:p text:style-name="P1">the Reality that</text:p>
      <text:p text:style-name="P1">3.If i say, Ash Ketchum and Misty Waterflower is in essence</text:p>
      <text:p text:style-name="P1">the one and the same existence,consciousness and reality</text:p>
      <text:p text:style-name="P1">but unfortunately appearing to each other as two different</text:p>
      <text:p text:style-name="P1">bodies,thus having to interact through a godforsaken world</text:p>
      <text:p text:style-name="P1">which is ultimately meaningless-i think i'll be closer to</text:p>
      <text:p text:style-name="P1">describing you.What the hell are you laughing at f.. h..</text:p>
      <text:p text:style-name="P1">b.. after having to go through the whole world and losing</text:p>
      <text:p text:style-name="P1">every bit of your chastity...stupid s...?(laughs</text:p>
      <text:p text:style-name="P1">uncontrollably)"</text:p>
      <text:p text:style-name="P1">Misty(smile,tears,Looking at Ash,holding his hands,still</text:p>
      <text:p text:style-name="P1">sobbing, shivering) : "the question?"</text:p>
      <text:p text:style-name="P1"><text:soft-page-break/>Ash(brusts into laughter) : "what the hell is it Misty s..</text:p>
      <text:p text:style-name="P1">huh?!?still <text:span text:style-name="T169">h.. to be f.. around and</text:span> won't understand <text:span text:style-name="T170">that these all wordplays are exact</text:span> Deceit Mastery,hum?(brusts into laughter)"</text:p>
      <text:p text:style-name="P1">Misty(smile,s<text:span text:style-name="T171">o</text:span>bbing, shivering voice) : "i'm deceiving you</text:p>
      <text:p text:style-name="P1">too,you stupid idiot,bufoon,jerk,you..(broader smile,still</text:p>
      <text:p text:style-name="P1">sobbs).."</text:p>
      <text:p text:style-name="P1">Ash(smile,holding Misty's hands firmly) : "now that the</text:p>
      <text:p text:style-name="P1">goddamn world and this appearing difference,which</text:p>
      <text:p text:style-name="P1">actually has never been,is never being,or will never be there</text:p>
      <text:p text:style-name="P1">eventually submerging into the glaring fact that Ash</text:p>
      <text:p text:style-name="P1">Ketchum and Misty Waterflower were,is and will always be</text:p>
      <text:p text:style-name="P1">ONE which simply means that there never was,is or will be</text:p>
      <text:p text:style-name="P1">anything called Ash Ketchum or Misty Waterflower but</text:p>
      <text:p text:style-name="P1">ONLY ONE REALITY that is constant.But if it is to be</text:p>
      <text:p text:style-name="P1">interpreted and grasped through this nonsense world the</text:p>
      <text:p text:style-name="P1">ONE have to appear as Ash Ketchum and Misty</text:p>
      <text:p text:style-name="P1">Waterflower,that is Ash Ketchum is Misty Waterflower and</text:p>
      <text:p text:style-name="P1">Misty Waterflower is Ash Ketchum(Misty beams still tears)</text:p>
      <text:p text:style-name="P1">but they due to goddam bodies and world and sense</text:p>
      <text:p text:style-name="P1">faculties can't get this body and mind off thus appearing as</text:p>
      <text:p text:style-name="P1">two different entities and they happen to be in a situation</text:p>
      <text:p text:style-name="P1">where their relationship and happy passage through this</text:p>
      <text:p text:style-name="P1">terrible mess is best described as a term called</text:p>
      <text:p text:style-name="P1"><text:soft-page-break/>MARRIAGE,so I,who is here appearing as Ash Ketchum is</text:p>
      <text:p text:style-name="P1">asking You,who is here appearing as Misty Waterflower,that</text:p>
      <text:p text:style-name="P1">will you be liked to be called Misty Waterflower</text:p>
      <text:p text:style-name="P1">Ketchum(Misty beams,giggles and nods and still sobs a bit)</text:p>
      <text:p text:style-name="P1">or in short I,Ash tell you,Misty that if you want to be my</text:p>
      <text:p text:style-name="P1">wife,then you can hug me as much as you want(smiles and</text:p>
      <text:p text:style-name="P1">looks into Misty's eyes)"</text:p>
      <text:p text:style-name="P1">Misty(shudder,giggle,looking at Ash's eyes, shivering voice) :</text:p>
      <text:p text:style-name="P1">"with pleasure."</text:p>
      <text:p text:style-name="P1">Ash(smile,still firmly holding Misty's hands, looking into</text:p>
      <text:p text:style-name="P1">Misty's eyes) : "and the viseversa?"</text:p>
      <text:p text:style-name="P1">Misty(smile,looking into Ash's eyes,still shivering voice) : "be my guest."</text:p>
      <text:p text:style-name="P1">Ash(brusts into laughter) : "so i'm going to marry an</text:p>
      <text:p text:style-name="P1">unchaste h.. b..?(brusts into laughter)"</text:p>
      <text:p text:style-name="P1">Misty(broad smile,still tears) : "as you've been doing for</text:p>
      <text:p text:style-name="P1">eternity.."</text:p>
      <text:p text:style-name="P47">Ash(smile) : “can i <text:span text:style-name="T172">leave you</text:span> now Misty?”</text:p>
      <text:p text:style-name="P47">Misty(smile,tears) : “all you want Misty.”</text:p>
      <text:p text:style-name="P48">Ash(smile) : “<text:span text:style-name="T173">who are you</text:span>?”</text:p>
      <text:p text:style-name="P48">Misty(smile,<text:span text:style-name="T174">tears joy</text:span>) : “<text:span text:style-name="T173">Ash Ketchum</text:span>”</text:p>
      <text:p text:style-name="P1">Ash(laughs,sigh<text:span text:style-name="T175">s</text:span> and then smile,still holding onto Misty's</text:p>
      <text:p text:style-name="P1">hand,looking into Misty's eyes,Misty looking into Ash's eyes</text:p>
      <text:p text:style-name="P1">with tears and a huge smile,still shivering) : "then here is</text:p>
      <text:p text:style-name="P1">ONE,here is TWO and once again like throughout</text:p>
      <text:p text:style-name="P1"><text:soft-page-break/>eternity,coming with the sweetest smile at Three(Misty</text:p>
      <text:p text:style-name="P1">beams)is my soulmate(lets go off Misty's hands</text:p>
      <text:p text:style-name="P1">finally)Misty!"(both firmly hugs each other,Misty brusts into</text:p>
      <text:p text:style-name="P1">tears again,both beaming)</text:p>
      <text:p text:style-name="P1">(few moments later both hugging each other)</text:p>
      <text:p text:style-name="P1">Misty(hugging Ash firmly,smile,shiver,whisper) : "Ash!we just</text:p>
      <text:p text:style-name="P1">can't be broken!"</text:p>
      <text:p text:style-name="P49">Ash(smile,hugging Misty firmly,whisper) : “<text:span text:style-name="T176">as again we’re woken</text:span>”</text:p>
      <text:p text:style-name="P1">(both keep hugging each other for another few minutes)</text:p>
      <text:p text:style-name="P1">Ash(hugging Misty,smile) : "not the body"</text:p>
      <text:p text:style-name="P1">Misty : "neither the mind"</text:p>
      <text:p text:style-name="P1">Ash : "not even the soul"</text:p>
      <text:p text:style-name="P1">Misty : "just can't be defined"</text:p>
      <text:p text:style-name="P1">Ash : "that you're just me"</text:p>
      <text:p text:style-name="P1">Misty : "there's me as thee"</text:p>
      <text:p text:style-name="P1">Ash : "we've been forever"</text:p>
      <text:p text:style-name="P1">Misty : "nothing else never"</text:p>
      <text:p text:style-name="P1">Ash : "we're what we are"</text:p>
      <text:p text:style-name="P1">Misty : "you and me together"</text:p>
      <text:p text:style-name="P1">Ash(hugging Misty,smile) : "one seeming as two."</text:p>
      <text:p text:style-name="P1">Misty(hugging Ash,smile) : "me seeing me as you".(smile</text:p>
      <text:p text:style-name="P1">and sob)Thank you Ash."</text:p>
      <text:p text:style-name="P1">Ash(smiles but then finally cries) : "ya..um..surely..still no body ok..?"</text:p>
      <text:p text:style-name="P1">Misty(sobbing,giggle) : "more than ok.but why are you</text:p>
      <text:p text:style-name="P1">crying now?</text:p>
      <text:p text:style-name="P1">Ash(trying to stop crying) : "no nothing its..um..it's</text:p>
      <text:p text:style-name="P1">like..um..i've been a monster...and you.."</text:p>
      <text:p text:style-name="P1"><text:soft-page-break/>Misty(gently caressing Ash's face,smiling,not sobbing</text:p>
      <text:p text:style-name="P1">anymore) : "sweet little baby monster,too sweet,too</text:p>
      <text:p text:style-name="P1">tender,too emotional.(hugging Ash)don't bother, remember</text:p>
      <text:p text:style-name="P1">what you've said just now?don't worry you'll always be with</text:p>
      <text:p text:style-name="P1">yourself won't you?"</text:p>
      <text:p text:style-name="P1">Ash(hugging Misty and smiling, tearfull eyes) :</text:p>
      <text:p text:style-name="P1">"exactly,thanks Mist..but <text:span text:style-name="T300">sweety </text:span>you vomitted <text:span text:style-name="T296">12</text:span> times,so much</text:p>
      <text:p text:style-name="P1">blood there and those i had to by my own hands..</text:p>
      <text:p text:style-name="P1">(tears,chokes,<text:span text:style-name="T296">hugs Misty very firmly</text:span>).."</text:p>
      <text:p text:style-name="P1">Misty(smile,<text:span text:style-name="T296">hugging Ash firmly,</text:span>whispering): "its ok Ash but..um..<text:span text:style-name="T297">(broad smile)</text:span>..after</text:p>
      <text:p text:style-name="P1">today we will always cheat on each other won't we?"</text:p>
      <text:p text:style-name="P1">Ash(tears,smiling back) : "all our lives,as usual.indeed"</text:p>
      <text:p text:style-name="P1">Misty(giggle) : "i'm LUCKY."</text:p>
      <text:p text:style-name="P1">Ash(giggle) : "perfectly mutual."</text:p>
      <text:p text:style-name="P1">(both keeps hugging each other in silence for some 7/8</text:p>
      <text:p text:style-name="P1">minutes)</text:p>
      <text:p text:style-name="P1">Misty(smiling) : "Ash,why did you steal my belongings from</text:p>
      <text:p text:style-name="P1">my room"</text:p>
      <text:p text:style-name="P1">Ash(smile) : "literally or.."</text:p>
      <text:p text:style-name="P1">Misty(laughing) : "always both"</text:p>
      <text:p text:style-name="P1">Ash(laugh, hugging Misty) : "it's mine actually(Misty beams and hugs Ash firmly)...but Mist,this is very serious,you must</text:p>
      <text:p text:style-name="P1">today itself right now come with me and we'll go to () in ()</text:p>
      <text:p text:style-name="P1">on Charizard...you need checkup...come on..(arranges)"</text:p>
      <text:p text:style-name="P1">Misty(smile) : "Ash,i'm alright.."</text:p>
      <text:p text:style-name="P50"><text:soft-page-break/>Ash(whisper in Misty’s ears) : “<text:span text:style-name="T301">so then </text:span>i’m abducting you(Misty smiles and hugs Ash)..(loud)..Bulbasaur sleep powder”</text:p>
      <text:p text:style-name="P1">(Ash takes Misty on Charizard with Noivern,Gengar and</text:p>
      <text:p text:style-name="P1">Bulbasaur)</text:p>
      <text:p text:style-name="P1">(2.<text:span text:style-name="T302">5</text:span> hours later after checkup, restaurant,private cell,only Ash</text:p>
      <text:p text:style-name="P1">and Misty)</text:p>
      <text:p text:style-name="P1">Ash(laugh) : "if i ask you now,would you date me?(brusts</text:p>
      <text:p text:style-name="P1">into laughter)"</text:p>
      <text:p text:style-name="P1">Misty(laughs) : "no you're a stranger(brusts into laughter)"</text:p>
      <text:p text:style-name="P1">Ash(laughs) : "so you date known people only then"</text:p>
      <text:p text:style-name="P1">Misty(brusts into laughter) : "what do you mean?hum? you..</text:p>
      <text:p text:style-name="P1">(both laughes uncontrollably)"</text:p>
      <text:p text:style-name="P1">Ash(laughs) : "means you'll date..."</text:p>
      <text:p text:style-name="P1">Misty(smile, holding Ash's hands firmly) : "Ash</text:p>
      <text:p text:style-name="P1">Ketchum,Pokemon Master, Hall of Fame,my soulmate....all the time as usual, eternally happening (both smile)"</text:p>
      <text:p text:style-name="P1">Ash(smile) : "and who are you Ms.."</text:p>
      <text:p text:style-name="P1">Misty(holding onto Ash's hands firmly,smile) : "not Ms.,I'm</text:p>
      <text:p text:style-name="P1">Mrs. Misty Waterflower Ketchum wife of her soulmate Ash</text:p>
      <text:p text:style-name="P1">Ketchum"</text:p>
      <text:p text:style-name="P1">Ash(smile) : "my pleasure (both hugs each other firmly for a</text:p>
      <text:p text:style-name="P1">few moments)"</text:p>
      <text:p text:style-name="P1">Misty(smile) : "you just know everyone here don't you?"</text:p>
      <text:p text:style-name="P1"><text:soft-page-break/>Ash(laugh) : "<text:span text:style-name="T177">Mist,</text:span>it's just Safforn(both laughs)..been here</text:p>
      <text:p text:style-name="P1">so many times,Gengar's from here,<text:span text:style-name="T178">my base and resting place before and for a little afterwards during undercover,just know everything including the forest and that haunterd house(both brusts into laughter)..</text:span>..<text:span text:style-name="T303">() is among top 3 in the world and all that are given and prescribed are unique but </text:span>for <text:span text:style-name="T304">ACTUAL </text:span>recovery and any</text:p>
      <text:p text:style-name="P1">other things,all you need is me(both smile)... that's all,rest</text:p>
      <text:p text:style-name="P1">falls mere wordplay.."</text:p>
      <text:p text:style-name="P1">Misty(smile) : "we're dating like 6 years later or more.."</text:p>
      <text:p text:style-name="P1">Ash(laugh) : "<text:span text:style-name="T178">in this term of life </text:span>our first date was on <text:span text:style-name="T179">the</text:span> 4th day of <text:span text:style-name="T180">our </text:span>journey,18 years back in Pewter (both brusts into</text:p>
      <text:p text:style-name="P1">laughter)...'don't go <text:span text:style-name="T181">to</text:span> the gym,you can't beat him,too</text:p>
      <text:p text:style-name="P1">strong','oh yeah,i'll show you','fine,you idiot,we'll</text:p>
      <text:p text:style-name="P1">see','yeah!fine!hey,pay your bill' "(both laughes</text:p>
      <text:p text:style-name="P1">uncontrollably)</text:p>
      <text:p text:style-name="P1">(food comes,eating)</text:p>
      <text:p text:style-name="P1">Misty(laughing) : "but Ash(laugh)..you knew my physical</text:p>
      <text:p text:style-name="P1">needs like that(both laugh).. it's <text:span text:style-name="T182">just..just </text:span>so sweet(both brusts into</text:p>
      <text:p text:style-name="P1">laughter)"</text:p>
      <text:p text:style-name="P1">Ash(laughing) : "just enjoy soulmate,no rush,<text:span text:style-name="T183">besides i haven’t gazed you for 13 years day and night for nothing(both brusts into laughter)..i know you as well as myself Mist and as you do the viseversa..(both smile)..</text:span>by the way <text:span text:style-name="T305">why don’t i abduct you?..</text:span>(both <text:span text:style-name="T183">brusts into </text:span>laugh<text:span text:style-name="T183">ter</text:span>)"</text:p>
      <text:p text:style-name="P1">Misty(laughing) : "i will,next time you don't call me</text:p>
      <text:p text:style-name="P1">names(both brusts into laughter)"</text:p>
      <text:p text:style-name="P51"><text:soft-page-break/>Ash<text:span text:style-name="T184">(laugh)</text:span> : “as i said one question then(both laugh)..added two <text:span text:style-name="T185">more</text:span>,you thought like ‘just f.. it same thing have to repeat again’(both bursts into laughter)</text:p>
      <text:p text:style-name="P51">Misty(laugh) : “i would’ve pestered Lance’s head off and found you(both brusts into laughter)..by the way,hum Ash Ketchum?..this is your date with Cerulian Gym Leader hum?..(both brusts into laughter)..”</text:p>
      <text:p text:style-name="P51">Ash(smile) : “soully”</text:p>
      <text:p text:style-name="P51">Misty(smile) : “souled”</text:p>
      <text:p text:style-name="P51">(both share a quick hug again and returns to eating)</text:p>
      <text:p text:style-name="P1">.......</text:p>
      <text:p text:style-name="P1">Ash(smile) : "hum..how was the first ride,first date,first</text:p>
      <text:p text:style-name="P1">dinner,3 in one,Dragon Type?(laugh)"</text:p>
      <text:p text:style-name="P1">Misty(smile,hugging Ash) : "Ash..i'm just.. overjoyed.."</text:p>
      <text:p text:style-name="P1">Ash(smile,hugging Misty) : "Charizard is great,so is</text:p>
      <text:p text:style-name="P1">Bulbasaur..<text:span text:style-name="T306">and </text:span>you need all the care you want but me first(both</text:p>
      <text:p text:style-name="P1">beam at each other)..and you'll get it sweety...always,AS</text:p>
      <text:p text:style-name="P1">USUAL.."</text:p>
      <text:p text:style-name="P1">Misty(hugging Ash,smile) : "Ash,just tell me all this,you've</text:p>
      <text:p text:style-name="P1">shown me what soulmate really means first hand</text:p>
      <text:p text:style-name="P1">Ash...but.."</text:p>
      <text:p text:style-name="P1">Ash(laugh) : "yeah that f.. <text:span text:style-name="T186">thing</text:span>(Misty smiles)..why no f.. can</text:p>
      <text:p text:style-name="P1">touch that..(more laughter, hugging Misty firmly)..if i've ever</text:p>
      <text:p text:style-name="P1">truely cherished anything,it has been from my soul because</text:p>
      <text:p text:style-name="P1">you're as if born to cherish that for absoluty no reason,like</text:p>
      <text:p text:style-name="P1"><text:soft-page-break/>my love for Pokemons,like my love for my mom-so by logic and studies,they are actually me and within me not</text:p>
      <text:p text:style-name="P1">outside..and I've cherished my sweet little Mist Flower so</text:p>
      <text:p text:style-name="P1">much,then my real Mist is WITHIN ME ONLY,<text:span text:style-name="T187">that is </text:span>I'm my<text:span text:style-name="T187">self my</text:span></text:p>
      <text:p text:style-name="P1">Mist..where would i go to search for her?(smile) so just</text:p>
      <text:p text:style-name="P1">destroy myself and my Mist will anyhow appear if she really</text:p>
      <text:p text:style-name="P1">is my soulmate..which is I'm my Mist myself..i am Mist..and</text:p>
      <text:p text:style-name="P1">thus she never goes away...(smile,Looking at</text:p>
      <text:p text:style-name="P1">Misty)..happy(laughs) soulmate ?"</text:p>
      <text:p text:style-name="P1">Misty(looking at Ash,smile, hugging Ash) : "Soulmate"</text:p>
      <text:p text:style-name="P1">(both again hugs for a long time)</text:p>
      <text:p text:style-name="P1">Misty(breaking the hug,with a broad smile) : "right.why don't</text:p>
      <text:p text:style-name="P1">you come back to the gym?someone has to look after it</text:p>
      <text:p text:style-name="P1">permanently you know otherwise we'll have to sell it"</text:p>
      <text:p text:style-name="P1">Ash (<text:span text:style-name="T188">solemn,</text:span>holding Misty as she holds his neck) : "<text:span text:style-name="T188">i just want to abduct my flower(Misty brusts into laughter)</text:span>"</text:p>
      <text:p text:style-name="P1">Misty<text:span text:style-name="T189">(smile)</text:span> : "you can still come here.."</text:p>
      <text:p text:style-name="P1">Ash<text:span text:style-name="T189">(irritated)</text:span> : "<text:span text:style-name="T189">whatever,</text:span>i'll give it a thought later,why don't we go home</text:p>
      <text:p text:style-name="P1">now?<text:span text:style-name="T190">(hugs Misty very firmly)..i want to adore my sweety for a long time constantly now(Misty smiles and tenders Ash’s cheeks,smile)</text:span>..<text:span text:style-name="T216">Mist,just so many years and finally i have my soulmate in physical form in this life(both smile)..anyway,you came at 2:15 now </text:span>it's <text:span text:style-name="T191">9</text:span>:<text:span text:style-name="T192">15</text:span>(both laughes)"</text:p>
      <text:p text:style-name="P1">Misty<text:span text:style-name="T193">(smile)</text:span> : "Ash, I don't know how you managed to be mine</text:p>
      <text:p text:style-name="P1"><text:soft-page-break/>despite you not doing anything at all like.."</text:p>
      <text:p text:style-name="P1">Ash(smile) : "giving an insignificant bunch of garbage called</text:p>
      <text:p text:style-name="P1">a flower bouquet to the sweetest flower of my soul?.."Never</text:p>
      <text:p text:style-name="P1">in a million years"..remember this phrase <text:span text:style-name="T217">sweety</text:span>,hum(laugh)?(Misty laughs and <text:s/>nods)..how i wished that very day i could</text:p>
      <text:p text:style-name="P1">understand myself and tell you(both hugs each other</text:p>
      <text:p text:style-name="P1">firmly)..I didn't notice anything either from you,you and me</text:p>
      <text:p text:style-name="P1">it's just that anything else is unreal absolutely like saying i'm</text:p>
      <text:p text:style-name="P1">not living this life,i'm dead right now ans so on,we don't have</text:p>
      <text:p text:style-name="P1">to get physical,mental,sentimental anything-naturally we're</text:p>
      <text:p text:style-name="P1">as we both agreed, 'same thing wanting to enjoy own self from two different bodies'"</text:p>
      <text:p text:style-name="P1">Misty(hugging Ash,<text:span text:style-name="T194">smile</text:span>) : "what if we both were boys or girls"...</text:p>
      <text:p text:style-name="P1">Ash<text:span text:style-name="T194">(smile)</text:span> : "<text:span text:style-name="T218">paternal or maternal</text:span>"</text:p>
      <text:p text:style-name="P1">Misty<text:span text:style-name="T194">(smile)</text:span> : "this actually is your real strength isn't it? abundant</text:p>
      <text:p text:style-name="P1">faith?"</text:p>
      <text:p text:style-name="P1">Ash<text:span text:style-name="T194">(smile)</text:span> : "same as yours,may be a bit more radical"</text:p>
      <text:p text:style-name="P1">Misty(laugh) : "i still want to be a Gym Leader"</text:p>
      <text:p text:style-name="P1">Ash<text:span text:style-name="T194">(smile)</text:span> : "of course you <text:span text:style-name="T220">w</text:span>ould be,<text:span text:style-name="T219">after you hand-over Gyarados(both brust into laughter)</text:span> but shouldn't we go home</text:p>
      <text:p text:style-name="P1">now?"</text:p>
      <text:p text:style-name="P1"><text:soft-page-break/>Misty(hugging <text:span text:style-name="T194">Ash,smile,looking into Ash’s eyes</text:span>) : "where's the rush Ashy-boy,hum?"</text:p>
      <text:p text:style-name="P52">Ash(laugh) : “rush cause we’re surrounded by bushes(both brust into laughter)...<text:span text:style-name="T221">and um no Mist,i don't want to face the Lab staffs</text:span></text:p>
      <text:p text:style-name="P1">today.."</text:p>
      <text:p text:style-name="P1">Misty(solemn) : "Ash,you do owe them big time but(smile)</text:p>
      <text:p text:style-name="P1">hey all will be well i'm with you now,ok.."</text:p>
      <text:p text:style-name="P1">Ash(smile) : "i would've had you then as well wouldn't i,Mist"</text:p>
      <text:p text:style-name="P1">Misty(a bit surprized) : "yeah..(then disappointed,but very</text:p>
      <text:p text:style-name="P1">firmly broad smile)..yeah you would've,i can't forget you no</text:p>
      <text:p text:style-name="P1">matter how low you stoop to or how high you reach to Ash..</text:p>
      <text:p text:style-name="P1">(smiling).. you've got me all the way"</text:p>
      <text:p text:style-name="P1">Ash : "(pressing Misty's hands) that's why I took my</text:p>
      <text:p text:style-name="P5">chance,Mist...<text:span text:style-name="T195">i knew my sweety was all mine eternally as usual..anyone else,the first drop of tear and bust..(smile)..(hugging Misty very firmly and smiling at her,Misty also smiles at Ash)..sweety,i saw your face when you thought this all was to cut you off finally cause of my new girlfriend(Misty hugs Ash very firmly),the first moment you uttered that word so much tears..Mist,i also know you by ‘my Mist’,hum?(Ash smiles at Misty,Misty smiles at Ash with little tears)...all i needed to say yes for my girlfreind stop crying and get a mirror and you would’ve hugged me to death(Misty tears Ash wipes it off,both smile at each other)...you’re my eternal boyfriend,girlfriend,best friend all friends new,old,you’re </text:span><text:soft-page-break/><text:span text:style-name="T195">my husband,wife,everything is you Mist if we’re two and of that equal age...just to show you what you are to me..so so much more than any words and ideas..that’s all...(both hugs each other very firmly for a few minutes)...</text:span>(laughing)but you still can't get over the fact</text:p>
      <text:p text:style-name="P1">that how can this be but neither could i when i first realized</text:p>
      <text:p text:style-name="P1">but i just realized it we don't have to put any effort to be</text:p>
      <text:p text:style-name="P1">together,but you know this is beyond just this body and</text:p>
      <text:p text:style-name="P1">mental stuff and then only is it real fun thats why its what it</text:p>
      <text:p text:style-name="P1">is-a matter of one soul in two separate <text:s/>bodies,not discrete</text:p>
      <text:p text:style-name="P1">at all.(hugging Misty)Mist,i can't describe soul in words,if i</text:p>
      <text:p text:style-name="P1">try as i showed i'll make it impure and i don't want to lose</text:p>
      <text:p text:style-name="P1">you again in the physical form either"(hug)</text:p>
      <text:p text:style-name="P1">Misty(hug) : "You never did Ash,you never did,one soul one body"</text:p>
      <text:p text:style-name="P1">(both hug for a long time)</text:p>
      <text:p text:style-name="P1">Ash(smile) : "ok Mist, it's <text:span text:style-name="T192">9</text:span>:2<text:span text:style-name="T196">5</text:span>(both laugh).. let's go.."</text:p>
      <text:p text:style-name="P1">Misty(smile,hugging Ash) : "as you say soulmate(both</text:p>
      <text:p text:style-name="P1">smile).. but Ash,i(<text:span text:style-name="T197">concerned,sad</text:span>)..i vomitted.."</text:p>
      <text:p text:style-name="P1">Ash(smile,hugging Misty,<text:span text:style-name="T198">tendering her cheeks</text:span>) : "soully(Misty smiles)..mere</text:p>
      <text:p text:style-name="P1">body,mere wordplay,mere<text:span text:style-name="T298">ly</text:span> my own vomit(smile,<text:span text:style-name="T199">Mist hugs Ash and smiles</text:span>)...<text:span text:style-name="T198">but i’m with my sweet sweet Mist...Misty..Misty..Misty..Misty..music,yearning,dream and soul(Misty giggles and hugs Ash firmly)...</text:span>come.."</text:p>
      <text:p text:style-name="P1">.....</text:p>
      <text:p text:style-name="P1">Misty(concerned) : "Ash,it was a bit too much.."</text:p>
      <text:p text:style-name="P1">Ash(smile) : "Mist,if they've known me,i'll be safe, don't</text:p>
      <text:p text:style-name="P1"><text:soft-page-break/>bother come along"</text:p>
      <text:p text:style-name="P1">Misty(smile) : "soully(both smile)”</text:p>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0:32:06.821379572</meta:creation-date>
    <meta:editing-cycles>517</meta:editing-cycles>
    <meta:editing-duration>PT22H</meta:editing-duration>
    <dc:date>2018-07-29T23:15:57.009290159</dc:date>
    <meta:generator>LibreOffice/5.1.6.2$Linux_X86_64 LibreOffice_project/10m0$Build-2</meta:generator>
    <meta:document-statistic meta:table-count="0" meta:image-count="0" meta:object-count="0" meta:page-count="122" meta:paragraph-count="2764" meta:word-count="27314" meta:character-count="164524" meta:non-whitespace-character-count="139970"/>
  </office:meta>
</office:document-meta>
</file>